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7DA55071CC8ED321.png" manifest:media-type="image/png"/>
  <manifest:file-entry manifest:full-path="Pictures/100002010000012C000000D6CFABF4F31457468F.png" manifest:media-type="image/png"/>
  <manifest:file-entry manifest:full-path="Pictures/100002010000012C000000D626E5765F4DDB5FD1.png" manifest:media-type="image/png"/>
  <manifest:file-entry manifest:full-path="Pictures/10000201000001360000002C997B1BBF5DE16DA1.png" manifest:media-type="image/png"/>
  <manifest:file-entry manifest:full-path="Pictures/10000201000000350000001F264C959C3C861C7C.png" manifest:media-type="image/png"/>
  <manifest:file-entry manifest:full-path="Pictures/100002010000012C000000D6A10CC910789F0E75.png" manifest:media-type="image/png"/>
  <manifest:file-entry manifest:full-path="Pictures/10000000000000350000001F7D0A8E03089A92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d8f452"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45"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7"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8"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49"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0"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1"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52"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53"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54"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55"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56"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57" style:family="paragraph" style:parent-style-name="Standard">
      <style:paragraph-properties fo:text-align="justify" style:justify-single-word="false"/>
      <style:text-properties style:font-name="Cantarell" fo:language="en" fo:country="US"/>
    </style:style>
    <style:style style:name="P58" style:family="paragraph" style:parent-style-name="Standard">
      <style:paragraph-properties fo:text-align="justify" style:justify-single-word="false"/>
      <style:text-properties style:font-name="Cantarell" fo:language="en" fo:country="US" officeooo:paragraph-rsid="0040a123"/>
    </style:style>
    <style:style style:name="P59" style:family="paragraph" style:parent-style-name="Standard">
      <style:paragraph-properties fo:text-align="justify" style:justify-single-word="false"/>
      <style:text-properties style:font-name="Cantarell" fo:language="en" fo:country="US" officeooo:paragraph-rsid="00c46b1b"/>
    </style:style>
    <style:style style:name="P60" style:family="paragraph" style:parent-style-name="Standard">
      <style:paragraph-properties fo:text-align="justify" style:justify-single-word="false"/>
      <style:text-properties style:font-name="Cantarell" fo:language="en" fo:country="US" officeooo:paragraph-rsid="00cf754b"/>
    </style:style>
    <style:style style:name="P61" style:family="paragraph" style:parent-style-name="Standard">
      <style:paragraph-properties fo:text-align="justify" style:justify-single-word="false"/>
      <style:text-properties style:font-name="Cantarell" fo:language="en" fo:country="US" officeooo:paragraph-rsid="00d5b41f"/>
    </style:style>
    <style:style style:name="P62" style:family="paragraph" style:parent-style-name="Standard">
      <style:paragraph-properties fo:text-align="justify" style:justify-single-word="false"/>
      <style:text-properties style:font-name="Cantarell" fo:language="en" fo:country="US" officeooo:paragraph-rsid="007653bb"/>
    </style:style>
    <style:style style:name="P63"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4"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6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6"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67"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68"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9"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70"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71"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72"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73" style:family="paragraph" style:parent-style-name="Standard">
      <style:paragraph-properties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7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75" style:family="paragraph" style:parent-style-name="Standard">
      <style:paragraph-properties fo:text-align="justify" style:justify-single-word="false"/>
      <style:text-properties style:font-name="Cantarell" fo:font-size="12pt" fo:language="en" fo:country="US" officeooo:paragraph-rsid="00297359" style:font-size-asian="12pt" style:font-name-complex="Cantarell1" style:font-size-complex="12pt"/>
    </style:style>
    <style:style style:name="P76" style:family="paragraph" style:parent-style-name="Standard">
      <style:paragraph-properties fo:text-align="justify" style:justify-single-word="false"/>
      <style:text-properties style:font-name="Cantarell" fo:font-size="12pt" fo:language="en" fo:country="US" officeooo:rsid="00297359" officeooo:paragraph-rsid="00297359" style:font-size-asian="12pt" style:font-name-complex="Cantarell1" style:font-size-complex="12pt"/>
    </style:style>
    <style:style style:name="P77" style:family="paragraph" style:parent-style-name="Standard">
      <style:paragraph-properties fo:text-align="justify" style:justify-single-word="false"/>
      <style:text-properties style:font-name="Cantarell" fo:font-size="12pt" fo:language="en" fo:country="US" officeooo:paragraph-rsid="00f3584c" fo:background-color="transparent" style:font-size-asian="12pt" style:font-name-complex="Cantarell1" style:font-size-complex="12pt"/>
    </style:style>
    <style:style style:name="P78" style:family="paragraph" style:parent-style-name="Standard">
      <style:paragraph-properties fo:text-align="justify" style:justify-single-word="false"/>
      <style:text-properties style:font-name="Cantarell" fo:font-size="12pt" fo:language="en" fo:country="US" fo:font-weight="normal" officeooo:rsid="00297359" officeooo:paragraph-rsid="00aee621" fo:background-color="transparent" style:font-size-asian="12pt" style:font-weight-asian="normal" style:font-name-complex="Cantarell1" style:font-size-complex="12pt" style:font-weight-complex="normal"/>
    </style:style>
    <style:style style:name="P79" style:family="paragraph" style:parent-style-name="Standard">
      <style:paragraph-properties fo:text-align="justify" style:justify-single-word="false"/>
      <style:text-properties style:font-name="Cantarell" fo:font-size="12pt" style:font-size-asian="12pt" style:font-size-complex="12pt"/>
    </style:style>
    <style:style style:name="P80" style:family="paragraph" style:parent-style-name="Standard">
      <style:paragraph-properties fo:text-align="justify" style:justify-single-word="false"/>
      <style:text-properties style:font-name="Cantarell" fo:font-size="12pt" officeooo:paragraph-rsid="00aee621" style:font-size-asian="12pt" style:font-size-complex="12pt"/>
    </style:style>
    <style:style style:name="P81" style:family="paragraph" style:parent-style-name="Standard">
      <style:paragraph-properties fo:text-align="justify" style:justify-single-word="false"/>
      <style:text-properties style:font-name="Cantarell" fo:font-size="12pt" officeooo:rsid="00a70ad2" officeooo:paragraph-rsid="01059773" style:font-size-asian="12pt" style:font-size-complex="12pt"/>
    </style:style>
    <style:style style:name="P82"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83"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84" style:family="paragraph" style:parent-style-name="Standard">
      <style:paragraph-properties fo:line-height="100%"/>
      <style:text-properties style:font-name="Cantarell"/>
    </style:style>
    <style:style style:name="P85" style:family="paragraph" style:parent-style-name="Standard">
      <style:paragraph-properties fo:text-align="justify" style:justify-single-word="false"/>
      <style:text-properties style:font-name="Cantarell" officeooo:paragraph-rsid="00283631"/>
    </style:style>
    <style:style style:name="P86" style:family="paragraph" style:parent-style-name="Standard">
      <style:paragraph-properties fo:text-align="justify" style:justify-single-word="false"/>
      <style:text-properties style:font-name="Cantarell" officeooo:paragraph-rsid="00d7f7e5"/>
    </style:style>
    <style:style style:name="P87" style:family="paragraph" style:parent-style-name="Standard">
      <style:paragraph-properties fo:text-align="justify" style:justify-single-word="false"/>
      <style:text-properties style:font-name="Cantarell" officeooo:paragraph-rsid="0030dd0f"/>
    </style:style>
    <style:style style:name="P88" style:family="paragraph" style:parent-style-name="Standard">
      <style:paragraph-properties fo:text-align="justify" style:justify-single-word="false"/>
      <style:text-properties style:font-name="Cantarell" officeooo:paragraph-rsid="004a5c87"/>
    </style:style>
    <style:style style:name="P89"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90" style:family="paragraph" style:parent-style-name="Standard">
      <style:paragraph-properties fo:text-align="justify" style:justify-single-word="false"/>
      <style:text-properties officeooo:paragraph-rsid="0009de60"/>
    </style:style>
    <style:style style:name="P91" style:family="paragraph" style:parent-style-name="Standard">
      <style:paragraph-properties fo:text-align="justify" style:justify-single-word="false"/>
      <style:text-properties officeooo:paragraph-rsid="0015204e"/>
    </style:style>
    <style:style style:name="P92" style:family="paragraph" style:parent-style-name="Standard">
      <style:paragraph-properties fo:text-align="justify" style:justify-single-word="false"/>
      <style:text-properties officeooo:paragraph-rsid="00245011"/>
    </style:style>
    <style:style style:name="P93" style:family="paragraph" style:parent-style-name="Standard">
      <style:paragraph-properties fo:text-align="justify" style:justify-single-word="false"/>
      <style:text-properties officeooo:paragraph-rsid="0040a123"/>
    </style:style>
    <style:style style:name="P94" style:family="paragraph" style:parent-style-name="Standard">
      <style:paragraph-properties fo:text-align="justify" style:justify-single-word="false"/>
      <style:text-properties officeooo:paragraph-rsid="004c62f4"/>
    </style:style>
    <style:style style:name="P95" style:family="paragraph" style:parent-style-name="Standard">
      <style:paragraph-properties fo:text-align="justify" style:justify-single-word="false"/>
      <style:text-properties officeooo:paragraph-rsid="008a2084"/>
    </style:style>
    <style:style style:name="P96" style:family="paragraph" style:parent-style-name="Standard">
      <style:paragraph-properties fo:text-align="justify" style:justify-single-word="false"/>
      <style:text-properties officeooo:paragraph-rsid="0096d794"/>
    </style:style>
    <style:style style:name="P97" style:family="paragraph" style:parent-style-name="Standard">
      <style:paragraph-properties fo:text-align="justify" style:justify-single-word="false"/>
      <style:text-properties officeooo:paragraph-rsid="00a37f6e"/>
    </style:style>
    <style:style style:name="P98" style:family="paragraph" style:parent-style-name="Standard">
      <style:paragraph-properties fo:text-align="justify" style:justify-single-word="false"/>
      <style:text-properties officeooo:paragraph-rsid="00b4f3a1"/>
    </style:style>
    <style:style style:name="P99" style:family="paragraph" style:parent-style-name="Standard">
      <style:paragraph-properties fo:text-align="justify" style:justify-single-word="false"/>
      <style:text-properties officeooo:paragraph-rsid="002e38aa"/>
    </style:style>
    <style:style style:name="P100" style:family="paragraph" style:parent-style-name="Standard">
      <style:paragraph-properties fo:text-align="justify" style:justify-single-word="false"/>
      <style:text-properties officeooo:paragraph-rsid="00c8b46f"/>
    </style:style>
    <style:style style:name="P101" style:family="paragraph" style:parent-style-name="Standard">
      <style:paragraph-properties fo:text-align="justify" style:justify-single-word="false"/>
      <style:text-properties officeooo:paragraph-rsid="00d8f452"/>
    </style:style>
    <style:style style:name="P102" style:family="paragraph" style:parent-style-name="Standard">
      <style:paragraph-properties fo:text-align="justify" style:justify-single-word="false"/>
      <style:text-properties officeooo:paragraph-rsid="00eda109"/>
    </style:style>
    <style:style style:name="P103" style:family="paragraph" style:parent-style-name="Standard">
      <style:paragraph-properties fo:text-align="justify" style:justify-single-word="false"/>
      <style:text-properties fo:language="en" fo:country="US"/>
    </style:style>
    <style:style style:name="P104" style:family="paragraph" style:parent-style-name="Standard">
      <style:paragraph-properties fo:text-align="justify" style:justify-single-word="false"/>
      <style:text-properties fo:language="en" fo:country="US" officeooo:paragraph-rsid="0009de60"/>
    </style:style>
    <style:style style:name="P105" style:family="paragraph" style:parent-style-name="Standard">
      <style:paragraph-properties fo:text-align="justify" style:justify-single-word="false"/>
      <style:text-properties fo:language="en" fo:country="US" officeooo:paragraph-rsid="001a6fd2"/>
    </style:style>
    <style:style style:name="P106" style:family="paragraph" style:parent-style-name="Standard">
      <style:paragraph-properties fo:text-align="justify" style:justify-single-word="false"/>
      <style:text-properties fo:language="en" fo:country="US" officeooo:paragraph-rsid="001c5a8c"/>
    </style:style>
    <style:style style:name="P107" style:family="paragraph" style:parent-style-name="Standard">
      <style:paragraph-properties fo:text-align="justify" style:justify-single-word="false"/>
      <style:text-properties fo:language="en" fo:country="US" officeooo:paragraph-rsid="000e1e54"/>
    </style:style>
    <style:style style:name="P108" style:family="paragraph" style:parent-style-name="Standard">
      <style:paragraph-properties fo:text-align="justify" style:justify-single-word="false"/>
      <style:text-properties fo:language="en" fo:country="US" officeooo:paragraph-rsid="000f4cd3"/>
    </style:style>
    <style:style style:name="P109" style:family="paragraph" style:parent-style-name="Standard">
      <style:paragraph-properties fo:text-align="justify" style:justify-single-word="false"/>
      <style:text-properties fo:language="en" fo:country="US" officeooo:paragraph-rsid="0013093f"/>
    </style:style>
    <style:style style:name="P110" style:family="paragraph" style:parent-style-name="Standard">
      <style:paragraph-properties fo:text-align="justify" style:justify-single-word="false"/>
      <style:text-properties fo:language="en" fo:country="US" officeooo:paragraph-rsid="0018921b"/>
    </style:style>
    <style:style style:name="P111" style:family="paragraph" style:parent-style-name="Standard">
      <style:paragraph-properties fo:text-align="justify" style:justify-single-word="false"/>
      <style:text-properties fo:language="en" fo:country="US" officeooo:paragraph-rsid="001931fd"/>
    </style:style>
    <style:style style:name="P112" style:family="paragraph" style:parent-style-name="Standard">
      <style:paragraph-properties fo:text-align="justify" style:justify-single-word="false"/>
      <style:text-properties fo:language="en" fo:country="US" officeooo:paragraph-rsid="001a0d38"/>
    </style:style>
    <style:style style:name="P113" style:family="paragraph" style:parent-style-name="Standard">
      <style:paragraph-properties fo:text-align="justify" style:justify-single-word="false"/>
      <style:text-properties fo:language="en" fo:country="US" officeooo:paragraph-rsid="001c00d0"/>
    </style:style>
    <style:style style:name="P114" style:family="paragraph" style:parent-style-name="Standard">
      <style:paragraph-properties fo:text-align="justify" style:justify-single-word="false"/>
      <style:text-properties fo:language="en" fo:country="US" officeooo:paragraph-rsid="001d5b6d"/>
    </style:style>
    <style:style style:name="P115" style:family="paragraph" style:parent-style-name="Standard">
      <style:paragraph-properties fo:text-align="justify" style:justify-single-word="false"/>
      <style:text-properties fo:language="en" fo:country="US" officeooo:paragraph-rsid="001f19a6"/>
    </style:style>
    <style:style style:name="P116" style:family="paragraph" style:parent-style-name="Standard">
      <style:paragraph-properties fo:text-align="justify" style:justify-single-word="false"/>
      <style:text-properties fo:language="en" fo:country="US" officeooo:paragraph-rsid="0048cce5"/>
    </style:style>
    <style:style style:name="P117" style:family="paragraph" style:parent-style-name="Standard">
      <style:paragraph-properties fo:text-align="justify" style:justify-single-word="false"/>
      <style:text-properties fo:language="en" fo:country="US" officeooo:paragraph-rsid="00ccff77"/>
    </style:style>
    <style:style style:name="P118" style:family="paragraph" style:parent-style-name="Standard">
      <style:paragraph-properties fo:text-align="justify" style:justify-single-word="false"/>
      <style:text-properties fo:language="en" fo:country="US" officeooo:paragraph-rsid="001e2f01"/>
    </style:style>
    <style:style style:name="P119" style:family="paragraph" style:parent-style-name="Standard">
      <style:paragraph-properties fo:text-align="justify" style:justify-single-word="false"/>
      <style:text-properties fo:language="en" fo:country="US" officeooo:paragraph-rsid="00f8cebd"/>
    </style:style>
    <style:style style:name="P120" style:family="paragraph" style:parent-style-name="Standard">
      <style:paragraph-properties fo:text-align="justify" style:justify-single-word="false"/>
      <style:text-properties fo:language="en" fo:country="US" officeooo:paragraph-rsid="00fb31b2"/>
    </style:style>
    <style:style style:name="P121" style:family="paragraph" style:parent-style-name="Standard">
      <style:paragraph-properties fo:text-align="justify" style:justify-single-word="false"/>
      <style:text-properties fo:language="en" fo:country="US" officeooo:rsid="001931fd" officeooo:paragraph-rsid="001931fd"/>
    </style:style>
    <style:style style:name="P122" style:family="paragraph" style:parent-style-name="Standard">
      <style:paragraph-properties fo:text-align="justify" style:justify-single-word="false"/>
      <style:text-properties fo:language="en" fo:country="US" officeooo:rsid="001e2f01" officeooo:paragraph-rsid="001e2f01"/>
    </style:style>
    <style:style style:name="P123" style:family="paragraph" style:parent-style-name="Standard">
      <style:paragraph-properties fo:text-align="justify" style:justify-single-word="false"/>
      <style:text-properties fo:language="en" fo:country="US" officeooo:rsid="001f19a6" officeooo:paragraph-rsid="001f19a6"/>
    </style:style>
    <style:style style:name="P124" style:family="paragraph" style:parent-style-name="Standard">
      <style:paragraph-properties fo:text-align="justify" style:justify-single-word="false"/>
      <style:text-properties fo:language="en" fo:country="US" officeooo:rsid="00228f90" officeooo:paragraph-rsid="00245011"/>
    </style:style>
    <style:style style:name="P125" style:family="paragraph" style:parent-style-name="Standard">
      <style:paragraph-properties fo:text-align="justify" style:justify-single-word="false"/>
      <style:text-properties fo:language="en" fo:country="US" officeooo:rsid="00245011" officeooo:paragraph-rsid="00245011"/>
    </style:style>
    <style:style style:name="P126" style:family="paragraph" style:parent-style-name="Standard">
      <style:paragraph-properties fo:text-align="justify" style:justify-single-word="false"/>
      <style:text-properties fo:language="en" fo:country="US" officeooo:rsid="00245011" officeooo:paragraph-rsid="00261c65"/>
    </style:style>
    <style:style style:name="P127" style:family="paragraph" style:parent-style-name="Standard">
      <style:paragraph-properties fo:text-align="justify" style:justify-single-word="false"/>
      <style:text-properties fo:language="en" fo:country="US" officeooo:rsid="00245011" officeooo:paragraph-rsid="0030d5ef"/>
    </style:style>
    <style:style style:name="P128" style:family="paragraph" style:parent-style-name="Standard">
      <style:paragraph-properties fo:text-align="justify" style:justify-single-word="false"/>
      <style:text-properties fo:language="en" fo:country="US" officeooo:rsid="00245011" officeooo:paragraph-rsid="004a5c87"/>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33"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3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3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3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39"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d65097" style:letter-kerning="true" style:font-name-asian="Droid Sans Fallback1" style:font-size-asian="12pt" style:language-asian="zh" style:country-asian="CN" style:font-weight-asian="bold" style:font-name-complex="Cantarell" style:font-size-complex="12pt" style:language-complex="hi" style:country-complex="IN" style:font-weight-complex="bold"/>
    </style:style>
    <style:style style:name="P14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41"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42"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43" style:family="paragraph" style:parent-style-name="Standard">
      <style:paragraph-properties fo:line-height="100%" fo:text-align="justify" style:justify-single-word="false"/>
      <style:text-properties style:use-window-font-color="true" style:font-name="Cantarell" fo:font-size="15pt" fo:language="en" fo:country="US" fo:font-weight="bold" officeooo:paragraph-rsid="00ea7a61" style:font-size-asian="15pt" style:font-weight-asian="bold" style:font-size-complex="15pt" style:font-weight-complex="bold"/>
    </style:style>
    <style:style style:name="P144"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45" style:family="paragraph" style:parent-style-name="Standard">
      <style:paragraph-properties fo:text-align="justify" style:justify-single-word="false"/>
      <style:text-properties fo:font-size="15pt" style:font-size-asian="15pt" style:font-size-complex="15pt"/>
    </style:style>
    <style:style style:name="P146" style:family="paragraph" style:parent-style-name="Standard">
      <style:paragraph-properties fo:text-align="justify" style:justify-single-word="false"/>
      <style:text-properties fo:font-size="13pt" style:font-size-asian="13pt" style:font-size-complex="13pt"/>
    </style:style>
    <style:style style:name="P147" style:family="paragraph" style:parent-style-name="Standard">
      <style:paragraph-properties fo:text-align="justify" style:justify-single-word="false"/>
      <style:text-properties fo:color="#000000" officeooo:paragraph-rsid="00b6673c"/>
    </style:style>
    <style:style style:name="P148" style:family="paragraph" style:parent-style-name="Standard">
      <style:paragraph-properties fo:line-height="100%" fo:text-align="justify" style:justify-single-word="false"/>
      <style:text-properties officeooo:paragraph-rsid="00d8f452"/>
    </style:style>
    <style:style style:name="P149" style:family="paragraph" style:parent-style-name="Preformatted_20_Text">
      <style:paragraph-properties fo:text-align="justify" style:justify-single-word="false"/>
      <style:text-properties officeooo:paragraph-rsid="004d10ef"/>
    </style:style>
    <style:style style:name="P150"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51"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52"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53"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54"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55" style:family="paragraph" style:parent-style-name="Preformatted_20_Text">
      <style:paragraph-properties fo:text-align="justify" style:justify-single-word="false"/>
      <style:text-properties style:font-name="Cantarell" fo:language="en" fo:country="US" style:font-name-complex="Cantarell"/>
    </style:style>
    <style:style style:name="P156"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57"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158"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159"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160"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161"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62"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63"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64"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65"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6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67"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68"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69"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7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7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72"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73" style:family="paragraph" style:parent-style-name="Standard">
      <style:paragraph-properties fo:margin-top="0cm" fo:margin-bottom="0cm" loext:contextual-spacing="false" fo:text-align="justify" style:justify-single-word="false"/>
      <style:text-properties officeooo:paragraph-rsid="00988115"/>
    </style:style>
    <style:style style:name="P174"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75"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6"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7"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7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8f45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8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style:font-size-asian="15pt" style:font-weight-asian="bold" style:font-size-complex="15pt" style:font-weight-complex="bold"/>
    </style:style>
    <style:style style:name="P18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86" style:family="paragraph" style:parent-style-name="Standard">
      <style:paragraph-properties fo:margin-top="0cm" fo:margin-bottom="0cm" loext:contextual-spacing="false" fo:line-height="100%" fo:text-align="justify" style:justify-single-word="false"/>
      <style:text-properties fo:language="en" fo:country="US" officeooo:paragraph-rsid="00f3584c"/>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9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9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9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20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203"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20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6"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07"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08"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09"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210" style:family="paragraph" style:parent-style-name="Standard">
      <style:paragraph-properties fo:line-height="100%"/>
      <style:text-properties style:font-name="Cantarell"/>
    </style:style>
    <style:style style:name="P211"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21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21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21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21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216" style:family="paragraph" style:parent-style-name="Standard">
      <style:paragraph-properties fo:text-align="justify" style:justify-single-word="false"/>
      <style:text-properties style:font-name="Cantarell" fo:language="en" fo:country="US" style:font-name-complex="Cantarell"/>
    </style:style>
    <style:style style:name="P21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21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219"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220"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2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2" style:family="paragraph" style:parent-style-name="Standard">
      <style:paragraph-properties fo:text-align="justify" style:justify-single-word="false"/>
      <style:text-properties style:font-name="Cantarell" fo:language="en" fo:country="US" officeooo:paragraph-rsid="007653bb"/>
    </style:style>
    <style:style style:name="P223"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24"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225" style:family="paragraph" style:parent-style-name="Standard">
      <style:paragraph-properties fo:text-align="justify" style:justify-single-word="false"/>
      <style:text-properties officeooo:paragraph-rsid="01138159"/>
    </style:style>
    <style:style style:name="P226" style:family="paragraph" style:parent-style-name="Standard">
      <style:paragraph-properties fo:margin-top="0cm" fo:margin-bottom="0cm" loext:contextual-spacing="false" fo:line-height="100%"/>
      <style:text-properties style:font-name="Cantarell"/>
    </style:style>
    <style:style style:name="P22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228" style:family="paragraph" style:parent-style-name="Text_20_body">
      <style:text-properties fo:font-size="13pt" style:font-size-asian="13pt" style:font-size-complex="13pt"/>
    </style:style>
    <style:style style:name="P229" style:family="paragraph" style:parent-style-name="Text_20_body">
      <style:paragraph-properties fo:margin-top="0cm" fo:margin-bottom="0cm" loext:contextual-spacing="false" fo:line-height="100%" fo:text-align="justify" style:justify-single-word="false"/>
    </style:style>
    <style:style style:name="P230" style:family="paragraph" style:parent-style-name="Heading_20_2">
      <style:text-properties fo:font-size="15pt" style:font-size-asian="15pt" style:font-size-complex="15pt"/>
    </style:style>
    <style:style style:name="P231" style:family="paragraph" style:parent-style-name="Heading_20_2">
      <style:paragraph-properties fo:line-height="100%"/>
    </style:style>
    <style:style style:name="P232" style:family="paragraph" style:parent-style-name="Heading_20_2">
      <style:text-properties fo:font-size="13pt" style:font-size-asian="13pt" style:font-size-complex="13pt"/>
    </style:style>
    <style:style style:name="P233" style:family="paragraph" style:parent-style-name="Heading_20_2">
      <style:text-properties fo:font-size="13pt" officeooo:rsid="00a8c07e" officeooo:paragraph-rsid="00a8c07e" style:font-size-asian="13pt" style:font-size-complex="13pt"/>
    </style:style>
    <style:style style:name="P234"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35" style:family="paragraph" style:parent-style-name="Heading_20_2">
      <style:paragraph-properties fo:text-align="justify" style:justify-single-word="false"/>
      <style:text-properties officeooo:paragraph-rsid="00988115"/>
    </style:style>
    <style:style style:name="P236" style:family="paragraph" style:parent-style-name="Heading_20_2">
      <style:text-properties officeooo:paragraph-rsid="00c46b1b"/>
    </style:style>
    <style:style style:name="P237" style:family="paragraph" style:parent-style-name="Heading_20_2">
      <style:text-properties officeooo:paragraph-rsid="00caa3ee"/>
    </style:style>
    <style:style style:name="P238" style:family="paragraph" style:parent-style-name="Heading_20_2">
      <style:text-properties style:font-name="Cantarell" fo:font-size="15pt" officeooo:paragraph-rsid="00f7e4ac" style:font-size-asian="15pt" style:font-size-complex="15pt"/>
    </style:style>
    <style:style style:name="P239" style:family="paragraph" style:parent-style-name="Heading_20_2">
      <style:paragraph-properties fo:text-align="justify" style:justify-single-word="false"/>
      <style:text-properties style:font-name="Cantarell" fo:language="en" fo:country="US" officeooo:paragraph-rsid="00fdd697" style:font-name-complex="Cantarell"/>
    </style:style>
    <style:style style:name="P240"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241" style:family="paragraph" style:parent-style-name="Heading_20_2">
      <style:paragraph-properties fo:margin-top="0cm" fo:margin-bottom="0cm" loext:contextual-spacing="false" fo:line-height="100%"/>
      <style:text-properties officeooo:paragraph-rsid="0084ece9"/>
    </style:style>
    <style:style style:name="P242" style:family="paragraph" style:parent-style-name="Heading_20_2">
      <style:paragraph-properties fo:margin-top="0cm" fo:margin-bottom="0cm" loext:contextual-spacing="false" fo:line-height="100%"/>
      <style:text-properties fo:font-size="13pt" officeooo:rsid="00297359" officeooo:paragraph-rsid="010cf027" style:font-size-asian="13pt" style:font-size-complex="13pt"/>
    </style:style>
    <style:style style:name="P243" style:family="paragraph" style:parent-style-name="Heading_20_2">
      <style:paragraph-properties fo:margin-top="0cm" fo:margin-bottom="0cm" loext:contextual-spacing="false"/>
      <style:text-properties fo:font-size="15pt" style:font-size-asian="15pt" style:font-size-complex="15pt"/>
    </style:style>
    <style:style style:name="P244"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style:font-name-complex="Cantarell"/>
    </style:style>
    <style:style style:name="T9" style:family="text">
      <style:text-properties style:font-name="Cantarell" fo:language="en" fo:country="US" officeooo:rsid="0009de60" style:font-name-complex="Cantarell"/>
    </style:style>
    <style:style style:name="T10" style:family="text">
      <style:text-properties style:font-name="Cantarell" fo:language="en" fo:country="US" officeooo:rsid="0046ea59" style:font-name-complex="Cantarell"/>
    </style:style>
    <style:style style:name="T11" style:family="text">
      <style:text-properties style:font-name="Cantarell" fo:language="en" fo:country="US" officeooo:rsid="0040a123" style:font-name-complex="Cantarell"/>
    </style:style>
    <style:style style:name="T12" style:family="text">
      <style:text-properties style:font-name="Cantarell" fo:language="en" fo:country="US" officeooo:rsid="000f4cd3" style:font-name-complex="Cantarell"/>
    </style:style>
    <style:style style:name="T13" style:family="text">
      <style:text-properties style:font-name="Cantarell" fo:language="en" fo:country="US" officeooo:rsid="00228f90" style:font-name-complex="Cantarell"/>
    </style:style>
    <style:style style:name="T14" style:family="text">
      <style:text-properties style:font-name="Cantarell" fo:language="en" fo:country="US" officeooo:rsid="00a37f6e" style:font-name-complex="Cantarell"/>
    </style:style>
    <style:style style:name="T15" style:family="text">
      <style:text-properties style:font-name="Cantarell" fo:language="en" fo:country="US" officeooo:rsid="00245011" style:font-name-complex="Cantarell"/>
    </style:style>
    <style:style style:name="T16" style:family="text">
      <style:text-properties style:font-name="Cantarell" fo:language="en" fo:country="US" officeooo:rsid="00b6673c" style:font-name-complex="Cantarell"/>
    </style:style>
    <style:style style:name="T17" style:family="text">
      <style:text-properties style:font-name="Cantarell" fo:language="en" fo:country="US" style:font-name-asian="Cantarell1" style:font-name-complex="Cantarell"/>
    </style:style>
    <style:style style:name="T18" style:family="text">
      <style:text-properties style:font-name="Cantarell" fo:language="en" fo:country="US" style:font-name-asian="Cantarell" style:font-name-complex="Cantarell"/>
    </style:style>
    <style:style style:name="T19" style:family="text">
      <style:text-properties style:font-name="Cantarell" fo:language="en" fo:country="US" officeooo:rsid="00111df4"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officeooo:rsid="009577cb" style:font-name-asian="Cantarell" style:font-name-complex="Cantarell"/>
    </style:style>
    <style:style style:name="T25" style:family="text">
      <style:text-properties style:font-name="Cantarell" fo:language="en" fo:country="US" officeooo:rsid="00b4f3a1" style:font-name-asian="Cantarell" style:font-name-complex="Cantarell"/>
    </style:style>
    <style:style style:name="T26" style:family="text">
      <style:text-properties style:font-name="Cantarell" fo:language="en" fo:country="US" officeooo:rsid="00283631" style:font-name-asian="Cantarell" style:font-name-complex="Cantarell"/>
    </style:style>
    <style:style style:name="T27" style:family="text">
      <style:text-properties style:font-name="Cantarell" fo:language="en" fo:country="US" officeooo:rsid="00228f90" style:font-name-asian="Cantarell" style:font-name-complex="Cantarell"/>
    </style:style>
    <style:style style:name="T28" style:family="text">
      <style:text-properties style:font-name="Cantarell" fo:language="en" fo:country="US" officeooo:rsid="005ae272" style:font-name-asian="Cantarell" style:font-name-complex="Cantarell"/>
    </style:style>
    <style:style style:name="T29" style:family="text">
      <style:text-properties style:font-name="Cantarell" fo:language="en" fo:country="US" officeooo:rsid="002e38aa" style:font-name-asian="Cantarell" style:font-name-complex="Cantarell"/>
    </style:style>
    <style:style style:name="T30" style:family="text">
      <style:text-properties style:font-name="Cantarell" fo:language="en" fo:country="US" officeooo:rsid="00f1ce04" style:font-name-asian="Cantarell" style:font-name-complex="Cantarell"/>
    </style:style>
    <style:style style:name="T31"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2" style:family="text">
      <style:text-properties style:font-name="Cantarell" fo:language="en" fo:country="US" officeooo:rsid="00245011" fo:background-color="transparent" loext:char-shading-value="0" style:font-name-asian="Cantarell" style:font-name-complex="Cantarell"/>
    </style:style>
    <style:style style:name="T33" style:family="text">
      <style:text-properties style:font-name="Cantarell" fo:language="en" fo:country="US" officeooo:rsid="00c8b46f" fo:background-color="transparent" loext:char-shading-value="0" style:font-name-asian="Cantarell" style:font-name-complex="Cantarell"/>
    </style:style>
    <style:style style:name="T3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5" style:family="text">
      <style:text-properties style:font-name="Cantarell" style:font-name-complex="Cantarell"/>
    </style:style>
    <style:style style:name="T36" style:family="text">
      <style:text-properties style:font-name="Cantarell" officeooo:rsid="0018921b" style:font-name-complex="Cantarell"/>
    </style:style>
    <style:style style:name="T37" style:family="text">
      <style:text-properties style:font-name="Cantarell" officeooo:rsid="0009de60" style:font-name-complex="Cantarell"/>
    </style:style>
    <style:style style:name="T38" style:family="text">
      <style:text-properties style:font-name="Cantarell" officeooo:rsid="001fbb7e" style:font-name-complex="Cantarell"/>
    </style:style>
    <style:style style:name="T39" style:family="text">
      <style:text-properties style:font-name="Cantarell" officeooo:rsid="0012c32d" style:font-name-complex="Cantarell"/>
    </style:style>
    <style:style style:name="T40" style:family="text">
      <style:text-properties style:font-name="Cantarell" officeooo:rsid="00283631" style:font-name-complex="Cantarell"/>
    </style:style>
    <style:style style:name="T41" style:family="text">
      <style:text-properties style:font-name="Cantarell" officeooo:rsid="000bb634" style:font-name-complex="Cantarell"/>
    </style:style>
    <style:style style:name="T42" style:family="text">
      <style:text-properties style:font-name="Cantarell" officeooo:rsid="000e1e54" style:font-name-complex="Cantarell"/>
    </style:style>
    <style:style style:name="T43" style:family="text">
      <style:text-properties style:font-name="Cantarell" officeooo:rsid="000f4cd3" style:font-name-complex="Cantarell"/>
    </style:style>
    <style:style style:name="T44" style:family="text">
      <style:text-properties style:font-name="Cantarell" officeooo:rsid="00111df4" style:font-name-complex="Cantarell"/>
    </style:style>
    <style:style style:name="T45" style:family="text">
      <style:text-properties style:font-name="Cantarell" officeooo:rsid="0013093f" style:font-name-complex="Cantarell"/>
    </style:style>
    <style:style style:name="T46" style:family="text">
      <style:text-properties style:font-name="Cantarell" officeooo:rsid="001931fd" style:font-name-complex="Cantarell"/>
    </style:style>
    <style:style style:name="T47" style:family="text">
      <style:text-properties style:font-name="Cantarell" officeooo:rsid="001a6fd2" style:font-name-complex="Cantarell"/>
    </style:style>
    <style:style style:name="T48" style:family="text">
      <style:text-properties style:font-name="Cantarell" officeooo:rsid="001c5a8c" style:font-name-complex="Cantarell"/>
    </style:style>
    <style:style style:name="T49" style:family="text">
      <style:text-properties style:font-name="Cantarell" officeooo:rsid="00228f90" style:font-name-complex="Cantarell"/>
    </style:style>
    <style:style style:name="T50" style:family="text">
      <style:text-properties style:font-name="Cantarell" officeooo:rsid="00245011" style:font-name-complex="Cantarell"/>
    </style:style>
    <style:style style:name="T51" style:family="text">
      <style:text-properties style:font-name="Cantarell" officeooo:rsid="00261c65" style:font-name-complex="Cantarell"/>
    </style:style>
    <style:style style:name="T52" style:family="text">
      <style:text-properties style:font-name="Cantarell" officeooo:rsid="0040e77d" style:font-name-complex="Cantarell"/>
    </style:style>
    <style:style style:name="T53" style:family="text">
      <style:text-properties style:font-name="Cantarell" officeooo:rsid="00410543" style:font-name-complex="Cantarell"/>
    </style:style>
    <style:style style:name="T54" style:family="text">
      <style:text-properties style:font-name="Cantarell" officeooo:rsid="0046ea59" style:font-name-complex="Cantarell"/>
    </style:style>
    <style:style style:name="T55" style:family="text">
      <style:text-properties style:font-name="Cantarell" officeooo:rsid="004a5c87" style:font-name-complex="Cantarell"/>
    </style:style>
    <style:style style:name="T56" style:family="text">
      <style:text-properties style:font-name="Cantarell" officeooo:rsid="004ad624" style:font-name-complex="Cantarell"/>
    </style:style>
    <style:style style:name="T57" style:family="text">
      <style:text-properties style:font-name="Cantarell" officeooo:rsid="00f41b96" style:font-name-complex="Cantarell"/>
    </style:style>
    <style:style style:name="T58" style:family="text">
      <style:text-properties style:font-name="Cantarell" style:font-name-asian="Cantarell"/>
    </style:style>
    <style:style style:name="T59" style:family="text">
      <style:text-properties style:font-name="Cantarell" style:font-name-asian="Cantarell" style:font-name-complex="Cantarell"/>
    </style:style>
    <style:style style:name="T60" style:family="text">
      <style:text-properties style:font-name="Cantarell" officeooo:rsid="001a6fd2" style:font-name-asian="Cantarell" style:font-name-complex="Cantarell"/>
    </style:style>
    <style:style style:name="T61" style:family="text">
      <style:text-properties style:font-name="Cantarell" officeooo:rsid="000e1e54" style:font-name-asian="Cantarell" style:font-name-complex="Cantarell"/>
    </style:style>
    <style:style style:name="T62" style:family="text">
      <style:text-properties style:font-name="Cantarell" officeooo:rsid="000f4cd3" style:font-name-asian="Cantarell" style:font-name-complex="Cantarell"/>
    </style:style>
    <style:style style:name="T63" style:family="text">
      <style:text-properties style:font-name="Cantarell" officeooo:rsid="000bb634" style:font-name-asian="Cantarell" style:font-name-complex="Cantarell"/>
    </style:style>
    <style:style style:name="T64" style:family="text">
      <style:text-properties style:font-name="Cantarell" officeooo:rsid="001c00d0" style:font-name-asian="Cantarell" style:font-name-complex="Cantarell"/>
    </style:style>
    <style:style style:name="T65" style:family="text">
      <style:text-properties style:font-name="Cantarell" officeooo:rsid="0009de60" style:font-name-asian="Cantarell" style:font-name-complex="Cantarell"/>
    </style:style>
    <style:style style:name="T66" style:family="text">
      <style:text-properties style:font-name="Cantarell" officeooo:rsid="001931fd" style:font-name-asian="Cantarell" style:font-name-complex="Cantarell"/>
    </style:style>
    <style:style style:name="T67" style:family="text">
      <style:text-properties style:font-name="Cantarell" officeooo:rsid="001a0d38" style:font-name-asian="Cantarell" style:font-name-complex="Cantarell"/>
    </style:style>
    <style:style style:name="T68" style:family="text">
      <style:text-properties style:font-name="Cantarell" officeooo:rsid="001d5b6d" style:font-name-asian="Cantarell" style:font-name-complex="Cantarell"/>
    </style:style>
    <style:style style:name="T69" style:family="text">
      <style:text-properties style:font-name="Cantarell" officeooo:rsid="001fbb7e" style:font-name-asian="Cantarell" style:font-name-complex="Cantarell"/>
    </style:style>
    <style:style style:name="T70" style:family="text">
      <style:text-properties style:font-name="Cantarell" officeooo:rsid="0021238d" style:font-name-asian="Cantarell" style:font-name-complex="Cantarell"/>
    </style:style>
    <style:style style:name="T71" style:family="text">
      <style:text-properties style:font-name="Cantarell" officeooo:rsid="00228f90" style:font-name-asian="Cantarell" style:font-name-complex="Cantarell"/>
    </style:style>
    <style:style style:name="T72" style:family="text">
      <style:text-properties style:font-name="Cantarell" officeooo:rsid="00245011" style:font-name-asian="Cantarell" style:font-name-complex="Cantarell"/>
    </style:style>
    <style:style style:name="T73" style:family="text">
      <style:text-properties style:font-name="Cantarell" officeooo:rsid="00261c65" style:font-name-asian="Cantarell" style:font-name-complex="Cantarell"/>
    </style:style>
    <style:style style:name="T74" style:family="text">
      <style:text-properties style:font-name="Cantarell" officeooo:rsid="00283631" style:font-name-asian="Cantarell" style:font-name-complex="Cantarell"/>
    </style:style>
    <style:style style:name="T75" style:family="text">
      <style:text-properties style:font-name="Cantarell" officeooo:rsid="0030d5ef" style:font-name-asian="Cantarell" style:font-name-complex="Cantarell"/>
    </style:style>
    <style:style style:name="T76" style:family="text">
      <style:text-properties style:font-name="Cantarell" officeooo:rsid="003458a5" style:font-name-asian="Cantarell" style:font-name-complex="Cantarell"/>
    </style:style>
    <style:style style:name="T77" style:family="text">
      <style:text-properties style:font-name="Cantarell" officeooo:rsid="003ccd3b" style:font-name-asian="Cantarell" style:font-name-complex="Cantarell"/>
    </style:style>
    <style:style style:name="T78" style:family="text">
      <style:text-properties style:font-name="Cantarell" officeooo:rsid="0046ea59" style:font-name-asian="Cantarell" style:font-name-complex="Cantarell"/>
    </style:style>
    <style:style style:name="T79" style:family="text">
      <style:text-properties style:font-name="Cantarell" officeooo:rsid="001e2f01" style:font-name-asian="Cantarell" style:font-name-complex="Cantarell"/>
    </style:style>
    <style:style style:name="T80" style:family="text">
      <style:text-properties style:font-name="Cantarell" officeooo:rsid="00ba5a03" style:font-name-asian="Cantarell" style:font-name-complex="Cantarell"/>
    </style:style>
    <style:style style:name="T81" style:family="text">
      <style:text-properties style:font-name="Cantarell" officeooo:rsid="00c9c91b" style:font-name-asian="Cantarell" style:font-name-complex="Cantarell"/>
    </style:style>
    <style:style style:name="T82" style:family="text">
      <style:text-properties style:font-name="Cantarell" officeooo:rsid="00f1ce04" style:font-name-asian="Cantarell" style:font-name-complex="Cantarell"/>
    </style:style>
    <style:style style:name="T83" style:family="text">
      <style:text-properties style:font-name="Cantarell" officeooo:rsid="00f3584c" style:font-name-asian="Cantarell" style:font-name-complex="Cantarell"/>
    </style:style>
    <style:style style:name="T84" style:family="text">
      <style:text-properties style:font-name="Cantarell" officeooo:rsid="000e1e54" style:font-name-asian="Cantarell"/>
    </style:style>
    <style:style style:name="T85" style:family="text">
      <style:text-properties style:font-name="Cantarell" style:font-name-asian="Cantarell1" style:font-name-complex="Cantarell"/>
    </style:style>
    <style:style style:name="T86" style:family="text">
      <style:text-properties style:font-name="Cantarell" officeooo:rsid="000e1e54" style:font-name-asian="Cantarell1" style:font-name-complex="Cantarell"/>
    </style:style>
    <style:style style:name="T87" style:family="text">
      <style:text-properties style:font-name="Cantarell" officeooo:rsid="000c5ae4" style:font-name-asian="Cantarell1" style:font-name-complex="Cantarell"/>
    </style:style>
    <style:style style:name="T88" style:family="text">
      <style:text-properties style:font-name="Cantarell" officeooo:rsid="0009de60" style:font-name-asian="Cantarell1" style:font-name-complex="Cantarell"/>
    </style:style>
    <style:style style:name="T89" style:family="text">
      <style:text-properties style:font-name="Cantarell" officeooo:rsid="001c5a8c" style:font-name-asian="Cantarell1" style:font-name-complex="Cantarell"/>
    </style:style>
    <style:style style:name="T90" style:family="text">
      <style:text-properties style:font-name="Cantarell" officeooo:rsid="005822c4" style:font-name-asian="Cantarell1" style:font-name-complex="Cantarell"/>
    </style:style>
    <style:style style:name="T91" style:family="text">
      <style:text-properties style:font-name="Cantarell" officeooo:rsid="00ba5a03" style:font-name-asian="Cantarell1" style:font-name-complex="Cantarell"/>
    </style:style>
    <style:style style:name="T92" style:family="text">
      <style:text-properties style:font-name="Cantarell" officeooo:rsid="00f1ce04" style:font-name-asian="Cantarell1" style:font-name-complex="Cantarell"/>
    </style:style>
    <style:style style:name="T93" style:family="text">
      <style:text-properties style:font-name="Cantarell" fo:background-color="transparent" loext:char-shading-value="0" style:font-name-asian="Cantarell" style:font-name-complex="Cantarell"/>
    </style:style>
    <style:style style:name="T94" style:family="text">
      <style:text-properties style:font-name="Cantarell" officeooo:rsid="000bb634" fo:background-color="transparent" loext:char-shading-value="0" style:font-name-asian="Cantarell" style:font-name-complex="Cantarell"/>
    </style:style>
    <style:style style:name="T95" style:family="text">
      <style:text-properties style:font-name="Cantarell" officeooo:rsid="001c00d0" fo:background-color="transparent" loext:char-shading-value="0" style:font-name-asian="Cantarell" style:font-name-complex="Cantarell"/>
    </style:style>
    <style:style style:name="T96" style:family="text">
      <style:text-properties style:font-name="Cantarell" fo:background-color="transparent" loext:char-shading-value="0" style:font-name-complex="Cantarell"/>
    </style:style>
    <style:style style:name="T97" style:family="text">
      <style:text-properties style:font-name="Cantarell" officeooo:rsid="000c5ae4" fo:background-color="transparent" loext:char-shading-value="0" style:font-name-complex="Cantarell"/>
    </style:style>
    <style:style style:name="T98" style:family="text">
      <style:text-properties style:font-name="Cantarell" officeooo:rsid="001a6fd2" fo:background-color="transparent" loext:char-shading-value="0" style:font-name-complex="Cantarell"/>
    </style:style>
    <style:style style:name="T99" style:family="text">
      <style:text-properties style:font-name="Cantarell" fo:font-weight="normal" fo:background-color="transparent" loext:char-shading-value="0" style:font-name-asian="Cantarell" style:font-weight-asian="normal" style:font-name-complex="Cantarell" style:font-weight-complex="normal"/>
    </style:style>
    <style:style style:name="T100"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01" style:family="text">
      <style:text-properties style:font-name="Cantarell" fo:font-weight="normal" fo:background-color="transparent" loext:char-shading-value="0" style:font-weight-asian="normal" style:font-name-complex="Cantarell" style:font-weight-complex="normal"/>
    </style:style>
    <style:style style:name="T102" style:family="text">
      <style:text-properties style:font-name="Cantarell" fo:font-weight="normal" officeooo:rsid="000e1e54" fo:background-color="transparent" loext:char-shading-value="0" style:font-weight-asian="normal" style:font-name-complex="Cantarell" style:font-weight-complex="normal"/>
    </style:style>
    <style:style style:name="T103"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5"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6"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7" style:family="text">
      <style:text-properties style:font-name="Cantarell" fo:font-weight="normal" officeooo:rsid="000c5ae4" fo:background-color="transparent" loext:char-shading-value="0" style:font-name-asian="Cantarell1" style:font-weight-asian="normal" style:font-name-complex="Cantarell" style:font-weight-complex="normal"/>
    </style:style>
    <style:style style:name="T108" style:family="text">
      <style:text-properties style:font-name="Cantarell" fo:font-weight="normal" officeooo:rsid="000e1e54" fo:background-color="transparent" loext:char-shading-value="0" style:font-name-asian="Cantarell1" style:font-weight-asian="normal" style:font-name-complex="Cantarell" style:font-weight-complex="normal"/>
    </style:style>
    <style:style style:name="T109" style:family="text">
      <style:text-properties style:font-name="Cantarell" fo:font-weight="normal" style:font-name-asian="Cantarell" style:font-weight-asian="normal" style:font-name-complex="Cantarell" style:font-weight-complex="normal"/>
    </style:style>
    <style:style style:name="T110" style:family="text">
      <style:text-properties style:font-name="Cantarell" fo:font-weight="normal" officeooo:rsid="000e1e54" style:font-name-asian="Cantarell" style:font-weight-asian="normal" style:font-name-complex="Cantarell" style:font-weight-complex="normal"/>
    </style:style>
    <style:style style:name="T111" style:family="text">
      <style:text-properties style:font-name="Cantarell" fo:font-weight="normal" officeooo:rsid="000bb634" style:font-name-asian="Cantarell" style:font-weight-asian="normal" style:font-name-complex="Cantarell" style:font-weight-complex="normal"/>
    </style:style>
    <style:style style:name="T112" style:family="text">
      <style:text-properties style:font-name="Cantarell" fo:font-weight="normal" style:font-name-asian="Cantarell1" style:font-weight-asian="normal" style:font-name-complex="Cantarell" style:font-weight-complex="normal"/>
    </style:style>
    <style:style style:name="T113" style:family="text">
      <style:text-properties style:font-name="Cantarell" fo:font-weight="normal" officeooo:rsid="000c5ae4" style:font-name-asian="Cantarell1" style:font-weight-asian="normal" style:font-name-complex="Cantarell" style:font-weight-complex="normal"/>
    </style:style>
    <style:style style:name="T114" style:family="text">
      <style:text-properties style:font-name="Cantarell" fo:font-weight="normal" officeooo:rsid="000e1e54" style:font-name-asian="Cantarell1" style:font-weight-asian="normal" style:font-name-complex="Cantarell" style:font-weight-complex="normal"/>
    </style:style>
    <style:style style:name="T115" style:family="text">
      <style:text-properties style:font-name="Cantarell" fo:font-weight="normal" style:font-weight-asian="normal" style:font-name-complex="Cantarell" style:font-weight-complex="normal"/>
    </style:style>
    <style:style style:name="T116" style:family="text">
      <style:text-properties style:font-name="Cantarell" fo:font-size="12pt" fo:language="en" fo:country="US" style:font-size-asian="12pt" style:font-name-complex="Cantarell" style:font-size-complex="12pt"/>
    </style:style>
    <style:style style:name="T117" style:family="text">
      <style:text-properties style:font-name="Cantarell" fo:font-size="12pt" fo:language="en" fo:country="US" officeooo:rsid="001349eb" style:font-size-asian="12pt" style:font-name-complex="Cantarell" style:font-size-complex="12pt"/>
    </style:style>
    <style:style style:name="T118" style:family="text">
      <style:text-properties style:font-name="Cantarell" fo:font-size="12pt" fo:language="en" fo:country="US" officeooo:rsid="002b4c3e" style:font-size-asian="12pt" style:font-name-complex="Cantarell" style:font-size-complex="12pt"/>
    </style:style>
    <style:style style:name="T119" style:family="text">
      <style:text-properties style:font-name="Cantarell" fo:font-size="12pt" fo:language="en" fo:country="US" officeooo:rsid="0040a123" style:font-size-asian="12pt" style:font-name-complex="Cantarell" style:font-size-complex="12pt"/>
    </style:style>
    <style:style style:name="T120" style:family="text">
      <style:text-properties style:font-name="Cantarell" fo:font-size="12pt" fo:language="en" fo:country="US" officeooo:rsid="0040e77d" style:font-size-asian="12pt" style:font-name-complex="Cantarell" style:font-size-complex="12pt"/>
    </style:style>
    <style:style style:name="T121" style:family="text">
      <style:text-properties style:font-name="Cantarell" fo:font-size="12pt" fo:language="en" fo:country="US" officeooo:rsid="004d10ef" style:font-size-asian="12pt" style:font-name-complex="Cantarell" style:font-size-complex="12pt"/>
    </style:style>
    <style:style style:name="T122" style:family="text">
      <style:text-properties style:font-name="Cantarell" fo:font-size="12pt" fo:language="en" fo:country="US" style:font-size-asian="12pt" style:font-size-complex="12pt"/>
    </style:style>
    <style:style style:name="T123" style:family="text">
      <style:text-properties style:font-name="Cantarell" fo:font-size="12pt" fo:language="en" fo:country="US" officeooo:rsid="00297359" style:font-size-asian="12pt" style:font-size-complex="12pt"/>
    </style:style>
    <style:style style:name="T124" style:family="text">
      <style:text-properties style:font-name="Cantarell" fo:font-size="12pt" fo:language="en" fo:country="US" officeooo:rsid="00988115" style:font-size-asian="12pt" style:font-size-complex="12pt"/>
    </style:style>
    <style:style style:name="T125" style:family="text">
      <style:text-properties style:font-name="Cantarell" fo:font-size="12pt" fo:language="en" fo:country="US" officeooo:rsid="009b78ec" style:font-size-asian="12pt" style:font-size-complex="12pt"/>
    </style:style>
    <style:style style:name="T126" style:family="text">
      <style:text-properties style:font-name="Cantarell" fo:font-size="12pt" fo:language="en" fo:country="US" officeooo:rsid="0112cd9d" style:font-size-asian="12pt" style:font-size-complex="12pt"/>
    </style:style>
    <style:style style:name="T127" style:family="text">
      <style:text-properties style:font-name="Cantarell" fo:font-size="12pt" fo:language="en" fo:country="US" officeooo:rsid="010eccb2" style:font-size-asian="12pt" style:font-size-complex="12pt"/>
    </style:style>
    <style:style style:name="T12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3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3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3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3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7" style:family="text">
      <style:text-properties style:font-name="Cantarell" fo:font-size="12pt" fo:language="en" fo:country="US" officeooo:rsid="001349eb" style:font-name-asian="Cantarell" style:font-size-asian="12pt" style:font-name-complex="Cantarell" style:font-size-complex="12pt"/>
    </style:style>
    <style:style style:name="T138" style:family="text">
      <style:text-properties style:font-name="Cantarell" fo:font-size="12pt" fo:language="en" fo:country="US" officeooo:rsid="0046ea59" style:font-name-asian="Cantarell" style:font-size-asian="12pt" style:font-name-complex="Cantarell" style:font-size-complex="12pt"/>
    </style:style>
    <style:style style:name="T139" style:family="text">
      <style:text-properties style:font-name="Cantarell" fo:font-size="12pt" fo:language="en" fo:country="US" officeooo:rsid="004c62f4" style:font-name-asian="Cantarell" style:font-size-asian="12pt" style:font-name-complex="Cantarell" style:font-size-complex="12pt"/>
    </style:style>
    <style:style style:name="T140" style:family="text">
      <style:text-properties style:font-name="Cantarell" fo:font-size="12pt" fo:language="en" fo:country="US" officeooo:rsid="0012c32d" style:font-name-asian="Cantarell" style:font-size-asian="12pt" style:font-name-complex="Cantarell" style:font-size-complex="12pt"/>
    </style:style>
    <style:style style:name="T141" style:family="text">
      <style:text-properties style:font-name="Cantarell" fo:font-size="12pt" fo:language="en" fo:country="US" officeooo:rsid="001e2f01" style:font-name-asian="Cantarell" style:font-size-asian="12pt" style:font-name-complex="Cantarell" style:font-size-complex="12pt"/>
    </style:style>
    <style:style style:name="T142" style:family="text">
      <style:text-properties style:font-name="Cantarell" fo:font-size="12pt" fo:language="en" fo:country="US" officeooo:rsid="001c00d0" style:font-name-asian="Cantarell" style:font-size-asian="12pt" style:font-name-complex="Cantarell" style:font-size-complex="12pt"/>
    </style:style>
    <style:style style:name="T14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4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47" style:family="text">
      <style:text-properties style:font-name="Cantarell" fo:font-size="12pt" fo:language="en" fo:country="US" fo:font-style="normal" officeooo:rsid="00297359" style:font-size-asian="12pt" style:font-style-asian="normal" style:font-size-complex="12pt" style:font-style-complex="normal"/>
    </style:style>
    <style:style style:name="T148" style:family="text">
      <style:text-properties style:font-name="Cantarell" fo:font-size="12pt" fo:language="en" fo:country="US" fo:font-style="normal" officeooo:rsid="009ebfbb" style:font-size-asian="12pt" style:font-style-asian="normal" style:font-size-complex="12pt" style:font-style-complex="normal"/>
    </style:style>
    <style:style style:name="T149" style:family="text">
      <style:text-properties style:font-name="Cantarell" fo:font-size="12pt" fo:language="en" fo:country="US" fo:background-color="transparent" loext:char-shading-value="0" style:font-size-asian="12pt" style:font-name-complex="Cantarell" style:font-size-complex="12pt"/>
    </style:style>
    <style:style style:name="T150" style:family="text">
      <style:text-properties style:font-name="Cantarell" fo:font-size="12pt" style:font-size-asian="12pt" style:font-size-complex="12pt"/>
    </style:style>
    <style:style style:name="T151" style:family="text">
      <style:text-properties style:font-name="Cantarell" fo:font-size="12pt" officeooo:rsid="00297359" style:font-size-asian="12pt" style:font-size-complex="12pt"/>
    </style:style>
    <style:style style:name="T152" style:family="text">
      <style:text-properties style:font-name="Cantarell" fo:font-size="12pt" officeooo:rsid="008cfc14" style:font-size-asian="12pt" style:font-size-complex="12pt"/>
    </style:style>
    <style:style style:name="T153" style:family="text">
      <style:text-properties style:font-name="Cantarell" fo:font-size="12pt" officeooo:rsid="00f0b7bf" style:font-size-asian="12pt" style:font-size-complex="12pt"/>
    </style:style>
    <style:style style:name="T154" style:family="text">
      <style:text-properties style:font-name="Cantarell" fo:font-size="12pt" officeooo:rsid="00f3584c" style:font-size-asian="12pt" style:font-size-complex="12pt"/>
    </style:style>
    <style:style style:name="T155" style:family="text">
      <style:text-properties style:font-name="Cantarell" fo:font-size="12pt" officeooo:rsid="00f8cebd" style:font-size-asian="12pt" style:font-size-complex="12pt"/>
    </style:style>
    <style:style style:name="T156" style:family="text">
      <style:text-properties style:font-name="Cantarell" fo:font-size="12pt" style:font-size-asian="12pt" style:font-name-complex="Cantarell" style:font-size-complex="12pt"/>
    </style:style>
    <style:style style:name="T157" style:family="text">
      <style:text-properties style:font-name="Cantarell" fo:font-size="12pt" officeooo:rsid="00f8cebd" style:font-size-asian="12pt" style:font-name-complex="Cantarell" style:font-size-complex="12pt"/>
    </style:style>
    <style:style style:name="T158" style:family="text">
      <style:text-properties style:font-name="Cantarell" fo:font-size="12pt" officeooo:rsid="000f4cd3" style:font-name-asian="Cantarell" style:font-size-asian="12pt" style:font-size-complex="12pt"/>
    </style:style>
    <style:style style:name="T159" style:family="text">
      <style:text-properties style:font-name="Cantarell" fo:font-size="12pt" officeooo:rsid="00fb31b2" style:font-name-asian="Cantarell" style:font-size-asian="12pt" style:font-size-complex="12pt"/>
    </style:style>
    <style:style style:name="T160" style:family="text">
      <style:text-properties style:font-name="Cantarell" fo:font-size="12pt" officeooo:rsid="000f4cd3" style:font-name-asian="Cantarell" style:font-size-asian="12pt" style:font-name-complex="Cantarell" style:font-size-complex="12pt"/>
    </style:style>
    <style:style style:name="T161" style:family="text">
      <style:text-properties style:font-name="Cantarell" fo:font-size="12pt" officeooo:rsid="00fb31b2" style:font-name-asian="Cantarell" style:font-size-asian="12pt" style:font-name-complex="Cantarell" style:font-size-complex="12pt"/>
    </style:style>
    <style:style style:name="T162"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163"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164" style:family="text">
      <style:text-properties style:font-name="Cantarell" fo:font-size="12pt" fo:font-weight="normal" officeooo:rsid="00f8cebd" style:font-size-asian="12pt" style:font-weight-asian="normal" style:font-size-complex="12pt" style:font-weight-complex="normal"/>
    </style:style>
    <style:style style:name="T165" style:family="text">
      <style:text-properties style:font-name="Cantarell" fo:font-size="12pt" fo:font-weight="normal" officeooo:rsid="00fdd697" style:font-size-asian="12pt" style:font-weight-asian="normal" style:font-size-complex="12pt" style:font-weight-complex="normal"/>
    </style:style>
    <style:style style:name="T166" style:family="text">
      <style:text-properties style:font-name="Cantarell" fo:font-weight="bold" officeooo:rsid="00297359" style:font-weight-asian="bold" style:font-weight-complex="bold"/>
    </style:style>
    <style:style style:name="T167" style:family="text">
      <style:text-properties style:font-name="Cantarell" fo:font-weight="bold" officeooo:rsid="00f3584c" style:font-weight-asian="bold" style:font-weight-complex="bold"/>
    </style:style>
    <style:style style:name="T168" style:family="text">
      <style:text-properties style:font-name="Cantarell" fo:font-weight="bold" officeooo:rsid="001a0d38" style:font-name-asian="Liberation Serif1" style:font-weight-asian="bold" style:font-weight-complex="bold"/>
    </style:style>
    <style:style style:name="T169" style:family="text">
      <style:text-properties style:font-name="Cantarell" fo:font-weight="bold" officeooo:rsid="00297359" style:font-name-asian="Liberation Serif1" style:font-weight-asian="bold" style:font-weight-complex="bold"/>
    </style:style>
    <style:style style:name="T170" style:family="text">
      <style:text-properties style:font-name="Cantarell" fo:font-weight="bold" officeooo:rsid="002b4c3e" style:font-name-asian="Liberation Serif1" style:font-weight-asian="bold" style:font-weight-complex="bold"/>
    </style:style>
    <style:style style:name="T171" style:family="text">
      <style:text-properties style:font-name="Cantarell" fo:font-weight="bold" officeooo:rsid="0046ea59" style:font-name-asian="Liberation Serif1" style:font-weight-asian="bold" style:font-weight-complex="bold"/>
    </style:style>
    <style:style style:name="T172" style:family="text">
      <style:text-properties style:font-name="Cantarell" fo:font-weight="bold" officeooo:rsid="00ba5a03" style:font-name-asian="Liberation Serif1" style:font-weight-asian="bold" style:font-weight-complex="bold"/>
    </style:style>
    <style:style style:name="T173" style:family="text">
      <style:text-properties style:font-name="Cantarell" fo:font-style="italic" style:font-style-asian="italic" style:font-name-complex="Cantarell" style:font-style-complex="italic"/>
    </style:style>
    <style:style style:name="T174" style:family="text">
      <style:text-properties style:font-name="Cantarell" fo:font-style="italic" style:font-name-asian="Cantarell" style:font-style-asian="italic" style:font-name-complex="Cantarell" style:font-style-complex="italic"/>
    </style:style>
    <style:style style:name="T175" style:family="text">
      <style:text-properties style:font-name="Cantarell" style:text-underline-style="solid" style:text-underline-width="auto" style:text-underline-color="font-color" style:font-name-complex="Cantarell"/>
    </style:style>
    <style:style style:name="T176" style:family="text">
      <style:text-properties style:font-name="Cantarell" style:text-underline-style="solid" style:text-underline-width="auto" style:text-underline-color="font-color" style:font-name-asian="Cantarell1" style:font-name-complex="Cantarell"/>
    </style:style>
    <style:style style:name="T177"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8"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9"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80" style:family="text">
      <style:text-properties style:font-name="Cantarell" fo:font-size="15pt" fo:language="en" fo:country="US" fo:font-weight="bold" officeooo:rsid="00ea7a61" style:font-name-asian="Cantarell1" style:font-size-asian="15pt" style:font-weight-asian="bold" style:font-name-complex="Cantarell" style:font-size-complex="15pt" style:font-weight-complex="bold"/>
    </style:style>
    <style:style style:name="T181" style:family="text">
      <style:text-properties style:font-name="Cantarell" fo:font-size="15pt" fo:language="en" fo:country="US" fo:font-weight="bold" officeooo:rsid="00f3584c" style:font-name-asian="Cantarell1" style:font-size-asian="15pt" style:font-weight-asian="bold" style:font-name-complex="Cantarell" style:font-size-complex="15pt" style:font-weight-complex="bold"/>
    </style:style>
    <style:style style:name="T182" style:family="text">
      <style:text-properties style:font-name="Cantarell" fo:font-size="15pt" fo:language="en" fo:country="US" style:font-size-asian="15pt" style:font-name-complex="Cantarell" style:font-size-complex="15pt"/>
    </style:style>
    <style:style style:name="T183" style:family="text">
      <style:text-properties style:font-name="Cantarell" fo:font-size="15pt" fo:language="en" fo:country="US" officeooo:rsid="0016d319" style:font-size-asian="15pt" style:font-name-complex="Cantarell" style:font-size-complex="15pt"/>
    </style:style>
    <style:style style:name="T184" style:family="text">
      <style:text-properties style:font-name="Cantarell" fo:font-size="15pt" fo:language="en" fo:country="US" officeooo:rsid="00888243" style:font-size-asian="15pt" style:font-name-complex="Cantarell" style:font-size-complex="15pt"/>
    </style:style>
    <style:style style:name="T185" style:family="text">
      <style:text-properties style:font-name="Cantarell" fo:font-size="15pt" fo:language="en" fo:country="US" officeooo:rsid="00f3584c" style:font-size-asian="15pt" style:font-name-complex="Cantarell" style:font-size-complex="15pt"/>
    </style:style>
    <style:style style:name="T186" style:family="text">
      <style:text-properties style:font-name="Cantarell" fo:font-size="15pt" fo:font-weight="bold" style:font-size-asian="15pt" style:font-weight-asian="bold" style:font-size-complex="15pt" style:font-weight-complex="bold"/>
    </style:style>
    <style:style style:name="T187" style:family="text">
      <style:text-properties style:font-name="Cantarell" fo:font-size="15pt" fo:font-weight="bold" officeooo:rsid="00888243" style:font-size-asian="15pt" style:font-weight-asian="bold" style:font-size-complex="15pt" style:font-weight-complex="bold"/>
    </style:style>
    <style:style style:name="T188" style:family="text">
      <style:text-properties style:font-name="Cantarell" fo:font-size="15pt" fo:font-weight="bold" officeooo:rsid="002b4c3e" style:font-size-asian="15pt" style:font-weight-asian="bold" style:font-size-complex="15pt" style:font-weight-complex="bold"/>
    </style:style>
    <style:style style:name="T189" style:family="text">
      <style:text-properties style:font-name="Cantarell" fo:font-size="15pt" fo:font-weight="bold" officeooo:rsid="00f3584c" style:font-size-asian="15pt" style:font-weight-asian="bold" style:font-size-complex="15pt" style:font-weight-complex="bold"/>
    </style:style>
    <style:style style:name="T190"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91" style:family="text">
      <style:text-properties style:font-name="Cantarell" fo:font-size="11pt" style:font-size-asian="11pt" style:font-name-complex="Cantarell" style:font-size-complex="11pt"/>
    </style:style>
    <style:style style:name="T192" style:family="text">
      <style:text-properties style:font-name="Cantarell" fo:font-size="11pt" fo:background-color="transparent" loext:char-shading-value="0" style:font-size-asian="11pt" style:font-name-complex="Cantarell" style:font-size-complex="11pt"/>
    </style:style>
    <style:style style:name="T193" style:family="text">
      <style:text-properties style:font-name="Cantarell" fo:font-size="11pt" officeooo:rsid="00dd883e" fo:background-color="transparent" loext:char-shading-value="0" style:font-size-asian="11pt" style:font-name-complex="Cantarell" style:font-size-complex="11pt"/>
    </style:style>
    <style:style style:name="T194" style:family="text">
      <style:text-properties style:font-name="Cantarell" fo:font-size="13pt" style:font-size-asian="13pt" style:font-size-complex="13pt"/>
    </style:style>
    <style:style style:name="T195" style:family="text">
      <style:text-properties style:font-name="Cantarell" fo:font-size="13pt" officeooo:rsid="00988115" style:font-size-asian="13pt" style:font-size-complex="13pt"/>
    </style:style>
    <style:style style:name="T196" style:family="text">
      <style:text-properties style:font-name="Cantarell" fo:font-size="13pt" officeooo:rsid="00f3584c" style:font-size-asian="13pt" style:font-size-complex="13pt"/>
    </style:style>
    <style:style style:name="T197" style:family="text">
      <style:text-properties style:font-name="Cantarell" fo:font-size="13pt" fo:language="en" fo:country="US" style:font-size-asian="13pt" style:font-size-complex="13pt"/>
    </style:style>
    <style:style style:name="T198" style:family="text">
      <style:text-properties style:font-name="Cantarell" fo:font-size="13pt" fo:language="en" fo:country="US" officeooo:rsid="00988115" style:font-size-asian="13pt" style:font-size-complex="13pt"/>
    </style:style>
    <style:style style:name="T199" style:family="text">
      <style:text-properties style:font-name="Cantarell" fo:font-size="13pt" fo:language="en" fo:country="US" officeooo:rsid="0099b190" style:font-size-asian="13pt" style:font-size-complex="13pt"/>
    </style:style>
    <style:style style:name="T200" style:family="text">
      <style:text-properties officeooo:rsid="0018921b"/>
    </style:style>
    <style:style style:name="T201" style:family="text">
      <style:text-properties style:font-name-asian="Cantarell"/>
    </style:style>
    <style:style style:name="T202" style:family="text">
      <style:text-properties officeooo:rsid="000e1e54" style:font-name-asian="Cantarell"/>
    </style:style>
    <style:style style:name="T203" style:family="text">
      <style:text-properties officeooo:rsid="001931fd" style:font-name-asian="Cantarell"/>
    </style:style>
    <style:style style:name="T204" style:family="text">
      <style:text-properties officeooo:rsid="00261c65" style:font-name-asian="Cantarell"/>
    </style:style>
    <style:style style:name="T205" style:family="text">
      <style:text-properties officeooo:rsid="00268703" style:font-name-asian="Cantarell"/>
    </style:style>
    <style:style style:name="T206" style:family="text">
      <style:text-properties officeooo:rsid="0012c32d" style:font-name-asian="Cantarell"/>
    </style:style>
    <style:style style:name="T207" style:family="text">
      <style:text-properties officeooo:rsid="0026bc16" style:font-name-asian="Cantarell"/>
    </style:style>
    <style:style style:name="T208" style:family="text">
      <style:text-properties officeooo:rsid="00283631" style:font-name-asian="Cantarell"/>
    </style:style>
    <style:style style:name="T209" style:family="text">
      <style:text-properties officeooo:rsid="003458a5" style:font-name-asian="Cantarell"/>
    </style:style>
    <style:style style:name="T210" style:family="text">
      <style:text-properties officeooo:rsid="004a5c87" style:font-name-asian="Cantarell"/>
    </style:style>
    <style:style style:name="T211" style:family="text">
      <style:text-properties officeooo:rsid="005822c4" style:font-name-asian="Cantarell"/>
    </style:style>
    <style:style style:name="T212" style:family="text">
      <style:text-properties officeooo:rsid="0059af8a" style:font-name-asian="Cantarell"/>
    </style:style>
    <style:style style:name="T213" style:family="text">
      <style:text-properties officeooo:rsid="00a8c07e" style:font-name-asian="Cantarell"/>
    </style:style>
    <style:style style:name="T214" style:family="text">
      <style:text-properties officeooo:rsid="00d7f7e5" style:font-name-asian="Cantarell"/>
    </style:style>
    <style:style style:name="T215" style:family="text">
      <style:text-properties style:font-name-asian="Cantarell" style:font-name-complex="Cantarell"/>
    </style:style>
    <style:style style:name="T216" style:family="text">
      <style:text-properties officeooo:rsid="0030dd0f" style:font-name-asian="Cantarell" style:font-name-complex="Cantarell"/>
    </style:style>
    <style:style style:name="T217" style:family="text">
      <style:text-properties officeooo:rsid="00283631" style:font-name-asian="Cantarell" style:font-name-complex="Cantarell"/>
    </style:style>
    <style:style style:name="T218" style:family="text">
      <style:text-properties officeooo:rsid="0012c32d" style:font-name-asian="Cantarell" style:font-name-complex="Cantarell"/>
    </style:style>
    <style:style style:name="T219" style:family="text">
      <style:text-properties officeooo:rsid="003df749" style:font-name-asian="Cantarell" style:font-name-complex="Cantarell"/>
    </style:style>
    <style:style style:name="T220" style:family="text">
      <style:text-properties officeooo:rsid="000f4cd3" style:font-name-asian="Cantarell"/>
    </style:style>
    <style:style style:name="T221" style:family="text">
      <style:text-properties officeooo:rsid="000e1e54"/>
    </style:style>
    <style:style style:name="T222" style:family="text">
      <style:text-properties officeooo:rsid="00297359"/>
    </style:style>
    <style:style style:name="T223" style:family="text">
      <style:text-properties officeooo:rsid="001c00d0"/>
    </style:style>
    <style:style style:name="T224" style:family="text">
      <style:text-properties officeooo:rsid="0012c32d"/>
    </style:style>
    <style:style style:name="T225" style:family="text">
      <style:text-properties officeooo:rsid="002b4c3e"/>
    </style:style>
    <style:style style:name="T226" style:family="text">
      <style:text-properties officeooo:rsid="00149984"/>
    </style:style>
    <style:style style:name="T227" style:family="text">
      <style:text-properties officeooo:rsid="0015204e"/>
    </style:style>
    <style:style style:name="T228" style:family="text">
      <style:text-properties officeooo:rsid="00369449"/>
    </style:style>
    <style:style style:name="T229" style:family="text">
      <style:text-properties officeooo:rsid="00294909"/>
    </style:style>
    <style:style style:name="T230" style:family="text">
      <style:text-properties officeooo:rsid="00283631"/>
    </style:style>
    <style:style style:name="T231" style:family="text">
      <style:text-properties fo:font-weight="normal" style:font-name-asian="Cantarell" style:font-weight-asian="normal" style:font-weight-complex="normal"/>
    </style:style>
    <style:style style:name="T232" style:family="text">
      <style:text-properties fo:font-weight="normal" officeooo:rsid="000f4cd3" style:font-name-asian="Cantarell" style:font-weight-asian="normal" style:font-weight-complex="normal"/>
    </style:style>
    <style:style style:name="T233" style:family="text">
      <style:text-properties fo:font-weight="normal" officeooo:rsid="00261c65" style:font-name-asian="Cantarell" style:font-weight-asian="normal" style:font-weight-complex="normal"/>
    </style:style>
    <style:style style:name="T234" style:family="text">
      <style:text-properties fo:font-weight="normal" officeooo:rsid="003df749" style:font-name-asian="Cantarell" style:font-weight-asian="normal" style:font-weight-complex="normal"/>
    </style:style>
    <style:style style:name="T235" style:family="text">
      <style:text-properties fo:font-weight="normal" officeooo:rsid="00245011" style:font-name-asian="Cantarell" style:font-weight-asian="normal" style:font-weight-complex="normal"/>
    </style:style>
    <style:style style:name="T236" style:family="text">
      <style:text-properties fo:font-weight="normal" officeooo:rsid="00283631" style:font-name-asian="Cantarell" style:font-weight-asian="normal" style:font-weight-complex="normal"/>
    </style:style>
    <style:style style:name="T237" style:family="text">
      <style:text-properties fo:font-weight="normal" officeooo:rsid="00294909" style:font-name-asian="Cantarell" style:font-weight-asian="normal" style:font-weight-complex="normal"/>
    </style:style>
    <style:style style:name="T238" style:family="text">
      <style:text-properties fo:font-weight="normal" style:font-name-asian="Cantarell1" style:font-weight-asian="normal" style:font-weight-complex="normal"/>
    </style:style>
    <style:style style:name="T239" style:family="text">
      <style:text-properties fo:font-weight="normal" officeooo:rsid="00149984" style:font-name-asian="Cantarell1" style:font-weight-asian="normal" style:font-weight-complex="normal"/>
    </style:style>
    <style:style style:name="T240" style:family="text">
      <style:text-properties fo:font-weight="normal" officeooo:rsid="0015204e" style:font-name-asian="Cantarell1" style:font-weight-asian="normal" style:font-weight-complex="normal"/>
    </style:style>
    <style:style style:name="T241" style:family="text">
      <style:text-properties fo:font-weight="normal" officeooo:rsid="003fd2b6" style:font-name-asian="Cantarell1" style:font-weight-asian="normal" style:font-weight-complex="normal"/>
    </style:style>
    <style:style style:name="T242" style:family="text">
      <style:text-properties fo:font-weight="normal" officeooo:rsid="0040a123" style:font-name-asian="Cantarell1" style:font-weight-asian="normal" style:font-weight-complex="normal"/>
    </style:style>
    <style:style style:name="T243" style:family="text">
      <style:text-properties fo:font-weight="normal" officeooo:rsid="0046ea59" style:font-name-asian="Cantarell1" style:font-weight-asian="normal" style:font-weight-complex="normal"/>
    </style:style>
    <style:style style:name="T244" style:family="text">
      <style:text-properties fo:font-weight="normal" officeooo:rsid="004d1472" style:font-name-asian="Cantarell1" style:font-weight-asian="normal" style:font-weight-complex="normal"/>
    </style:style>
    <style:style style:name="T245" style:family="text">
      <style:text-properties fo:font-weight="normal" style:font-weight-asian="normal" style:font-weight-complex="normal"/>
    </style:style>
    <style:style style:name="T246" style:family="text">
      <style:text-properties fo:font-weight="normal" officeooo:rsid="00aee621" style:font-weight-asian="normal" style:font-weight-complex="normal"/>
    </style:style>
    <style:style style:name="T247" style:family="text">
      <style:text-properties fo:font-weight="normal" officeooo:rsid="00f3584c" style:font-weight-asian="normal" style:font-weight-complex="normal"/>
    </style:style>
    <style:style style:name="T248" style:family="text">
      <style:text-properties fo:font-weight="normal" officeooo:rsid="00297359" style:font-weight-asian="normal" style:font-weight-complex="normal"/>
    </style:style>
    <style:style style:name="T249" style:family="text">
      <style:text-properties fo:font-weight="normal" officeooo:rsid="00297359" style:font-weight-asian="normal" style:font-name-complex="Cantarell1" style:font-weight-complex="normal"/>
    </style:style>
    <style:style style:name="T250"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51"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252"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253"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254"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55"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56"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57"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58"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59"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60"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61" style:family="text">
      <style:text-properties style:use-window-font-color="true" style:font-name="Cantarell"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62" style:family="text">
      <style:text-properties style:use-window-font-color="true" style:font-name="Cantarell"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63" style:family="text">
      <style:text-properties style:use-window-font-color="true" style:font-name="Cantarell"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64" style:family="text">
      <style:text-properties style:use-window-font-color="true" style:font-name="Cantarell"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65" style:family="text">
      <style:text-properties style:use-window-font-color="true" style:font-name="Cantarell" fo:font-size="12pt" fo:language="en" fo:country="US" fo:font-weight="normal" officeooo:rsid="010f6fc5" fo:background-color="transparent" loext:char-shading-value="0" style:font-name-asian="Cantarell1" style:font-size-asian="12pt" style:font-weight-asian="normal" style:font-name-complex="Cantarell" style:font-size-complex="12pt" style:font-weight-complex="normal"/>
    </style:style>
    <style:style style:name="T266" style:family="text">
      <style:text-properties style:use-window-font-color="true" style:font-name="Cantarell" fo:font-size="12pt" fo:language="en" fo:country="US" fo:font-weight="normal" officeooo:rsid="0112cd9d" fo:background-color="transparent" loext:char-shading-value="0" style:font-name-asian="Cantarell1" style:font-size-asian="12pt" style:font-weight-asian="normal" style:font-name-complex="Cantarell" style:font-size-complex="12pt" style:font-weight-complex="normal"/>
    </style:style>
    <style:style style:name="T267" style:family="text">
      <style:text-properties style:use-window-font-color="true" style:font-name="Cantarell" fo:font-size="12pt" fo:language="en" fo:country="US" fo:font-weight="normal" officeooo:rsid="0110cb6c" fo:background-color="transparent" loext:char-shading-value="0" style:font-name-asian="Cantarell1" style:font-size-asian="12pt" style:font-weight-asian="normal" style:font-name-complex="Cantarell" style:font-size-complex="12pt" style:font-weight-complex="normal"/>
    </style:style>
    <style:style style:name="T268" style:family="text">
      <style:text-properties style:use-window-font-color="true" style:font-name="Cantarell" fo:font-size="12pt" fo:language="en" fo:country="US" officeooo:rsid="0112cd9d" fo:background-color="transparent" loext:char-shading-value="0" style:font-name-asian="Cantarell1" style:font-size-asian="12pt" style:font-name-complex="Cantarell" style:font-size-complex="12pt"/>
    </style:style>
    <style:style style:name="T269" style:family="text">
      <style:text-properties style:use-window-font-color="true" style:font-name="Cantarell" fo:font-size="12pt" fo:language="en" fo:country="US" officeooo:rsid="010f6fc5" fo:background-color="transparent" loext:char-shading-value="0" style:font-name-asian="Cantarell1" style:font-size-asian="12pt" style:font-name-complex="Cantarell" style:font-size-complex="12pt"/>
    </style:style>
    <style:style style:name="T27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7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72" style:family="text">
      <style:text-properties style:use-window-font-color="true" style:font-name="Cantarell" officeooo:rsid="00283631" style:letter-kerning="true" style:font-name-asian="Cantarell" style:language-asian="zh" style:country-asian="CN" style:font-name-complex="Cantarell" style:language-complex="hi" style:country-complex="IN"/>
    </style:style>
    <style:style style:name="T273" style:family="text">
      <style:text-properties style:use-window-font-color="true" style:font-name="Cantarell" officeooo:rsid="00f5661f" style:letter-kerning="true" style:font-name-asian="Cantarell" style:language-asian="zh" style:country-asian="CN" style:font-name-complex="Cantarell" style:language-complex="hi" style:country-complex="IN"/>
    </style:style>
    <style:style style:name="T274"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75"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76"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77"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78"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7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8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81"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8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83"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84"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85"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86"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87"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88" style:family="text">
      <style:text-properties style:use-window-font-color="true" officeooo:rsid="0040e77d" style:letter-kerning="true" style:font-name-asian="Droid Sans Fallback1" style:language-asian="zh" style:country-asian="CN" style:language-complex="hi" style:country-complex="IN"/>
    </style:style>
    <style:style style:name="T289" style:family="text">
      <style:text-properties style:use-window-font-color="true" officeooo:rsid="00410543" style:letter-kerning="true" style:font-name-asian="Droid Sans Fallback1" style:language-asian="zh" style:country-asian="CN" style:language-complex="hi" style:country-complex="IN"/>
    </style:style>
    <style:style style:name="T290" style:family="text">
      <style:text-properties style:use-window-font-color="true" officeooo:rsid="00297359" style:letter-kerning="true" style:font-name-asian="Droid Sans Fallback1" style:language-asian="zh" style:country-asian="CN" style:language-complex="hi" style:country-complex="IN"/>
    </style:style>
    <style:style style:name="T291" style:family="text">
      <style:text-properties style:use-window-font-color="true" officeooo:rsid="00caa3ee" style:letter-kerning="true" style:font-name-asian="Droid Sans Fallback1" style:language-asian="zh" style:country-asian="CN" style:language-complex="hi" style:country-complex="IN"/>
    </style:style>
    <style:style style:name="T292" style:family="text">
      <style:text-properties style:use-window-font-color="true" officeooo:rsid="00ce35f0" style:letter-kerning="true" style:font-name-asian="Droid Sans Fallback1" style:language-asian="zh" style:country-asian="CN" style:language-complex="hi" style:country-complex="IN"/>
    </style:style>
    <style:style style:name="T293" style:family="text">
      <style:text-properties style:use-window-font-color="true" officeooo:rsid="00297359" style:letter-kerning="true" style:font-name-asian="Cantarell1" style:language-asian="zh" style:country-asian="CN" style:language-complex="hi" style:country-complex="IN"/>
    </style:style>
    <style:style style:name="T294" style:family="text">
      <style:text-properties style:use-window-font-color="true" officeooo:rsid="00caa3ee" style:letter-kerning="true" style:font-name-asian="Cantarell1" style:language-asian="zh" style:country-asian="CN" style:language-complex="hi" style:country-complex="IN"/>
    </style:style>
    <style:style style:name="T295"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96" style:family="text">
      <style:text-properties style:use-window-font-color="true" fo:font-size="15pt" style:font-size-asian="15pt" style:font-size-complex="15pt"/>
    </style:style>
    <style:style style:name="T297" style:family="text">
      <style:text-properties style:use-window-font-color="true" fo:font-size="15pt" officeooo:rsid="0086c6fd" style:font-size-asian="15pt" style:font-size-complex="15pt"/>
    </style:style>
    <style:style style:name="T298" style:family="text">
      <style:text-properties style:use-window-font-color="true" fo:font-size="15pt" officeooo:rsid="008b8afe" style:font-size-asian="15pt" style:font-size-complex="15pt"/>
    </style:style>
    <style:style style:name="T299" style:family="text">
      <style:text-properties style:use-window-font-color="true" fo:font-size="15pt" officeooo:rsid="00ea7a61" style:font-size-asian="15pt" style:font-size-complex="15pt"/>
    </style:style>
    <style:style style:name="T300" style:family="text">
      <style:text-properties officeooo:rsid="001a0d38"/>
    </style:style>
    <style:style style:name="T301" style:family="text">
      <style:text-properties officeooo:rsid="00261c65"/>
    </style:style>
    <style:style style:name="T302" style:family="text">
      <style:text-properties officeooo:rsid="00268703"/>
    </style:style>
    <style:style style:name="T303" style:family="text">
      <style:text-properties officeooo:rsid="00297359" style:font-name-asian="Liberation Serif1"/>
    </style:style>
    <style:style style:name="T304" style:family="text">
      <style:text-properties officeooo:rsid="00283631" style:font-name-asian="Liberation Serif1"/>
    </style:style>
    <style:style style:name="T305" style:family="text">
      <style:text-properties officeooo:rsid="003ccd3b"/>
    </style:style>
    <style:style style:name="T306" style:family="text">
      <style:text-properties officeooo:rsid="003df749"/>
    </style:style>
    <style:style style:name="T307" style:family="text">
      <style:text-properties officeooo:rsid="00410543"/>
    </style:style>
    <style:style style:name="T308" style:family="text">
      <style:text-properties officeooo:rsid="0048cce5"/>
    </style:style>
    <style:style style:name="T309" style:family="text">
      <style:text-properties officeooo:rsid="0051338e"/>
    </style:style>
    <style:style style:name="T310" style:family="text">
      <style:text-properties fo:font-style="italic" style:font-style-asian="italic" style:font-style-complex="italic"/>
    </style:style>
    <style:style style:name="T311" style:family="text">
      <style:text-properties fo:font-style="italic" style:font-name-asian="Cantarell" style:font-style-asian="italic" style:font-style-complex="italic"/>
    </style:style>
    <style:style style:name="T312" style:family="text">
      <style:text-properties fo:font-size="12pt" style:font-size-asian="12pt" style:font-name-complex="Cantarell" style:font-size-complex="12pt"/>
    </style:style>
    <style:style style:name="T313" style:family="text">
      <style:text-properties fo:font-size="12pt" officeooo:rsid="0040a123" style:font-size-asian="12pt" style:font-name-complex="Cantarell" style:font-size-complex="12pt"/>
    </style:style>
    <style:style style:name="T314" style:family="text">
      <style:text-properties fo:font-size="12pt" officeooo:rsid="004f06a7" style:font-size-asian="12pt" style:font-name-complex="Cantarell" style:font-size-complex="12pt"/>
    </style:style>
    <style:style style:name="T315" style:family="text">
      <style:text-properties fo:font-size="12pt" officeooo:rsid="009f3d82" style:font-size-asian="12pt" style:font-name-complex="Cantarell" style:font-size-complex="12pt"/>
    </style:style>
    <style:style style:name="T316" style:family="text">
      <style:text-properties fo:font-size="12pt" officeooo:rsid="0009c0be" style:font-size-asian="12pt" style:font-name-complex="Cantarell" style:font-size-complex="12pt"/>
    </style:style>
    <style:style style:name="T317" style:family="text">
      <style:text-properties fo:font-size="12pt" officeooo:rsid="00ea7a61" style:font-size-asian="12pt" style:font-name-complex="Cantarell" style:font-size-complex="12pt"/>
    </style:style>
    <style:style style:name="T318" style:family="text">
      <style:text-properties fo:font-size="12pt" officeooo:rsid="00297359" style:font-size-asian="12pt" style:font-name-complex="Cantarell" style:font-size-complex="12pt"/>
    </style:style>
    <style:style style:name="T319" style:family="text">
      <style:text-properties fo:font-size="12pt" officeooo:rsid="00ec4374" style:font-size-asian="12pt" style:font-name-complex="Cantarell" style:font-size-complex="12pt"/>
    </style:style>
    <style:style style:name="T320" style:family="text">
      <style:text-properties fo:font-size="12pt" style:font-size-asian="12pt" style:font-size-complex="12pt"/>
    </style:style>
    <style:style style:name="T321"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22"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323"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324"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25"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26"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27"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28" style:family="text">
      <style:text-properties fo:font-size="12pt" fo:font-style="normal" style:font-name-asian="Cantarell" style:font-size-asian="12pt" style:font-style-asian="normal" style:font-size-complex="12pt" style:font-style-complex="normal"/>
    </style:style>
    <style:style style:name="T329" style:family="text">
      <style:text-properties fo:font-size="12pt" fo:font-style="normal" officeooo:rsid="000f4cd3" style:font-name-asian="Cantarell" style:font-size-asian="12pt" style:font-style-asian="normal" style:font-size-complex="12pt" style:font-style-complex="normal"/>
    </style:style>
    <style:style style:name="T330" style:family="text">
      <style:text-properties fo:font-size="12pt" fo:font-style="normal" officeooo:rsid="0101a876" style:font-name-asian="Cantarell" style:font-size-asian="12pt" style:font-style-asian="normal" style:font-size-complex="12pt" style:font-style-complex="normal"/>
    </style:style>
    <style:style style:name="T331" style:family="text">
      <style:text-properties fo:font-size="12pt" fo:font-style="normal" style:font-size-asian="12pt" style:font-style-asian="normal" style:font-size-complex="12pt" style:font-style-complex="normal"/>
    </style:style>
    <style:style style:name="T332" style:family="text">
      <style:text-properties fo:font-size="12pt" fo:background-color="transparent" loext:char-shading-value="0" style:font-name-asian="Cantarell1" style:font-size-asian="12pt" style:font-size-complex="12pt"/>
    </style:style>
    <style:style style:name="T333" style:family="text">
      <style:text-properties fo:font-size="12pt" officeooo:rsid="00dc951a" fo:background-color="transparent" loext:char-shading-value="0" style:font-name-asian="Cantarell1" style:font-size-asian="12pt" style:font-size-complex="12pt"/>
    </style:style>
    <style:style style:name="T334"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335"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336"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337"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338"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339" style:family="text">
      <style:text-properties fo:font-size="12pt" fo:font-weight="normal" officeooo:rsid="000f4cd3" style:font-name-asian="Cantarell" style:font-size-asian="12pt" style:font-weight-asian="normal" style:font-size-complex="12pt" style:font-weight-complex="normal"/>
    </style:style>
    <style:style style:name="T340" style:family="text">
      <style:text-properties fo:font-size="12pt" fo:font-weight="normal" style:font-size-asian="12pt" style:font-weight-asian="normal" style:font-size-complex="12pt" style:font-weight-complex="normal"/>
    </style:style>
    <style:style style:name="T341" style:family="text">
      <style:text-properties fo:font-size="12pt" fo:font-weight="normal" officeooo:rsid="00f8cebd" style:font-size-asian="12pt" style:font-weight-asian="normal" style:font-size-complex="12pt" style:font-weight-complex="normal"/>
    </style:style>
    <style:style style:name="T342" style:family="text">
      <style:text-properties fo:font-size="12pt" officeooo:rsid="0009c0be" style:font-name-asian="Cantarell" style:font-size-asian="12pt" style:font-name-complex="Cantarell" style:font-size-complex="12pt"/>
    </style:style>
    <style:style style:name="T343" style:family="text">
      <style:text-properties fo:font-size="12pt" officeooo:rsid="000f4cd3" style:font-name-asian="Cantarell" style:font-size-asian="12pt" style:font-size-complex="12pt"/>
    </style:style>
    <style:style style:name="T344" style:family="text">
      <style:text-properties fo:font-size="12pt" officeooo:rsid="00fb31b2" style:font-name-asian="Cantarell" style:font-size-asian="12pt" style:font-size-complex="12pt"/>
    </style:style>
    <style:style style:name="T345" style:family="text">
      <style:text-properties fo:font-size="12pt" officeooo:rsid="01078c25" style:font-name-asian="Cantarell" style:font-size-asian="12pt" style:font-size-complex="12pt"/>
    </style:style>
    <style:style style:name="T346" style:family="text">
      <style:text-properties fo:font-size="12pt" fo:language="en" fo:country="US" officeooo:rsid="000f4cd3" style:font-name-asian="Cantarell" style:font-size-asian="12pt" style:font-name-complex="Cantarell" style:font-size-complex="12pt"/>
    </style:style>
    <style:style style:name="T347" style:family="text">
      <style:text-properties fo:font-size="12pt" fo:language="en" fo:country="US" officeooo:rsid="00fdd697" style:font-name-asian="Cantarell" style:font-size-asian="12pt" style:font-name-complex="Cantarell" style:font-size-complex="12pt"/>
    </style:style>
    <style:style style:name="T348"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349"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350"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51" style:family="text">
      <style:text-properties fo:color="#800000" style:font-name="Cantarell" fo:font-style="italic" fo:font-weight="bold" style:font-style-asian="italic" style:font-weight-asian="bold" style:font-name-complex="Cantarell" style:font-style-complex="italic" style:font-weight-complex="bold"/>
    </style:style>
    <style:style style:name="T352"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353" style:family="text">
      <style:text-properties fo:color="#800000" fo:font-weight="bold" officeooo:rsid="00afae35" style:font-weight-asian="bold" style:font-weight-complex="bold"/>
    </style:style>
    <style:style style:name="T354" style:family="text">
      <style:text-properties fo:color="#800000" fo:font-weight="bold" style:font-weight-asian="bold" style:font-name-complex="Cantarell" style:font-weight-complex="bold"/>
    </style:style>
    <style:style style:name="T355"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56" style:family="text">
      <style:text-properties fo:color="#800000" fo:font-style="normal" fo:font-weight="bold" officeooo:rsid="00afae35" style:font-style-asian="normal" style:font-weight-asian="bold" style:font-name-complex="Cantarell" style:font-style-complex="normal" style:font-weight-complex="bold"/>
    </style:style>
    <style:style style:name="T357" style:family="text">
      <style:text-properties fo:language="en" fo:country="US"/>
    </style:style>
    <style:style style:name="T358" style:family="text">
      <style:text-properties fo:language="en" fo:country="US" officeooo:rsid="006fdda8"/>
    </style:style>
    <style:style style:name="T359" style:family="text">
      <style:text-properties fo:language="en" fo:country="US" officeooo:rsid="0071868b"/>
    </style:style>
    <style:style style:name="T360" style:family="text">
      <style:text-properties fo:language="en" fo:country="US" officeooo:rsid="007d1043"/>
    </style:style>
    <style:style style:name="T361" style:family="text">
      <style:text-properties fo:language="en" fo:country="US" style:font-name-asian="Cantarell" style:font-name-complex="Cantarell"/>
    </style:style>
    <style:style style:name="T362" style:family="text">
      <style:text-properties fo:language="en" fo:country="US" officeooo:rsid="0030dd0f" style:font-name-asian="Cantarell" style:font-name-complex="Cantarell"/>
    </style:style>
    <style:style style:name="T363" style:family="text">
      <style:text-properties fo:language="en" fo:country="US" officeooo:rsid="0012c32d" style:font-name-asian="Cantarell" style:font-name-complex="Cantarell"/>
    </style:style>
    <style:style style:name="T364" style:family="text">
      <style:text-properties fo:language="en" fo:country="US" officeooo:rsid="00d7f7e5" style:font-name-asian="Cantarell" style:font-name-complex="Cantarell"/>
    </style:style>
    <style:style style:name="T365" style:family="text">
      <style:text-properties fo:language="en" fo:country="US" officeooo:rsid="00a60668" style:font-name-asian="Cantarell" style:font-name-complex="Cantarell"/>
    </style:style>
    <style:style style:name="T366" style:family="text">
      <style:text-properties fo:language="en" fo:country="US" style:font-name-asian="Cantarell1" style:font-name-complex="Cantarell"/>
    </style:style>
    <style:style style:name="T367" style:family="text">
      <style:text-properties fo:language="en" fo:country="US" officeooo:rsid="00d7f7e5" style:font-name-asian="Cantarell1" style:font-name-complex="Cantarell"/>
    </style:style>
    <style:style style:name="T368" style:family="text">
      <style:text-properties fo:language="en" fo:country="US" officeooo:rsid="0012c32d" style:font-name-asian="Cantarell1" style:font-name-complex="Cantarell"/>
    </style:style>
    <style:style style:name="T369" style:family="text">
      <style:text-properties fo:language="en" fo:country="US" style:font-name-complex="Cantarell"/>
    </style:style>
    <style:style style:name="T370" style:family="text">
      <style:text-properties fo:language="en" fo:country="US" officeooo:rsid="0012c32d" style:font-name-complex="Cantarell"/>
    </style:style>
    <style:style style:name="T371" style:family="text">
      <style:text-properties fo:language="en" fo:country="US" officeooo:rsid="00a60668" style:font-name-complex="Cantarell"/>
    </style:style>
    <style:style style:name="T372" style:family="text">
      <style:text-properties fo:language="en" fo:country="US" officeooo:rsid="0040e77d" style:font-name-complex="Cantarell"/>
    </style:style>
    <style:style style:name="T373" style:family="text">
      <style:text-properties fo:language="en" fo:country="US" officeooo:rsid="00410543" style:font-name-complex="Cantarell"/>
    </style:style>
    <style:style style:name="T374" style:family="text">
      <style:text-properties fo:language="en" fo:country="US" fo:font-weight="normal" officeooo:rsid="00245011" style:font-name-asian="Cantarell" style:font-weight-asian="normal" style:font-name-complex="Cantarell" style:font-weight-complex="normal"/>
    </style:style>
    <style:style style:name="T375" style:family="text">
      <style:text-properties fo:language="en" fo:country="US" fo:font-weight="normal" officeooo:rsid="0026bc16" style:font-name-asian="Cantarell" style:font-weight-asian="normal" style:font-name-complex="Cantarell" style:font-weight-complex="normal"/>
    </style:style>
    <style:style style:name="T376" style:family="text">
      <style:text-properties fo:language="en" fo:country="US" fo:font-weight="normal" officeooo:rsid="00268703" style:font-name-asian="Cantarell" style:font-weight-asian="normal" style:font-name-complex="Cantarell" style:font-weight-complex="normal"/>
    </style:style>
    <style:style style:name="T377" style:family="text">
      <style:text-properties fo:language="en" fo:country="US" fo:font-weight="normal" officeooo:rsid="0030dd0f" style:font-name-asian="Cantarell" style:font-weight-asian="normal" style:font-name-complex="Cantarell" style:font-weight-complex="normal"/>
    </style:style>
    <style:style style:name="T378" style:family="text">
      <style:text-properties fo:language="en" fo:country="US" fo:font-weight="normal" officeooo:rsid="00297359" fo:background-color="transparent" loext:char-shading-value="0" style:font-weight-asian="normal" style:font-name-complex="Cantarell1" style:font-weight-complex="normal"/>
    </style:style>
    <style:style style:name="T379" style:family="text">
      <style:text-properties fo:language="en" fo:country="US" fo:font-weight="normal" officeooo:rsid="005c6694" fo:background-color="transparent" loext:char-shading-value="0" style:font-weight-asian="normal" style:font-name-complex="Cantarell1" style:font-weight-complex="normal"/>
    </style:style>
    <style:style style:name="T380" style:family="text">
      <style:text-properties fo:language="en" fo:country="US" fo:font-weight="normal" officeooo:rsid="00aee621" fo:background-color="transparent" loext:char-shading-value="0" style:font-weight-asian="normal" style:font-name-complex="Cantarell1" style:font-weight-complex="normal"/>
    </style:style>
    <style:style style:name="T381" style:family="text">
      <style:text-properties fo:language="en" fo:country="US" fo:font-weight="normal" officeooo:rsid="00a8c07e" fo:background-color="transparent" loext:char-shading-value="0" style:font-weight-asian="normal" style:font-name-complex="Cantarell1" style:font-weight-complex="normal"/>
    </style:style>
    <style:style style:name="T382" style:family="text">
      <style:text-properties fo:language="en" fo:country="US" officeooo:rsid="00297359" fo:background-color="transparent" loext:char-shading-value="0" style:font-name-complex="Cantarell1"/>
    </style:style>
    <style:style style:name="T383" style:family="text">
      <style:text-properties fo:language="en" fo:country="US" officeooo:rsid="00a70ad2" fo:background-color="transparent" loext:char-shading-value="0" style:font-name-complex="Cantarell1"/>
    </style:style>
    <style:style style:name="T384" style:family="text">
      <style:text-properties fo:language="en" fo:country="US" officeooo:rsid="005c6694" fo:background-color="transparent" loext:char-shading-value="0" style:font-name-complex="Cantarell1"/>
    </style:style>
    <style:style style:name="T385" style:family="text">
      <style:text-properties fo:language="en" fo:country="US" officeooo:rsid="00aee621" fo:background-color="transparent" loext:char-shading-value="0" style:font-name-complex="Cantarell1"/>
    </style:style>
    <style:style style:name="T386" style:family="text">
      <style:text-properties fo:language="en" fo:country="US" style:text-underline-style="solid" style:text-underline-width="auto" style:text-underline-color="font-color" style:font-name-asian="Cantarell1" style:font-name-complex="Cantarell"/>
    </style:style>
    <style:style style:name="T387" style:family="text">
      <style:text-properties fo:font-size="15pt" style:font-size-asian="15pt" style:font-size-complex="15pt"/>
    </style:style>
    <style:style style:name="T388" style:family="text">
      <style:text-properties fo:font-size="15pt" officeooo:rsid="00297359" style:font-size-asian="15pt" style:font-size-complex="15pt"/>
    </style:style>
    <style:style style:name="T389" style:family="text">
      <style:text-properties fo:font-size="15pt" officeooo:rsid="0084ece9" style:font-size-asian="15pt" style:font-size-complex="15pt"/>
    </style:style>
    <style:style style:name="T390" style:family="text">
      <style:text-properties fo:font-size="15pt" officeooo:rsid="00888243" style:font-size-asian="15pt" style:font-size-complex="15pt"/>
    </style:style>
    <style:style style:name="T391" style:family="text">
      <style:text-properties fo:font-size="15pt" officeooo:rsid="00369449" style:font-size-asian="15pt" style:font-size-complex="15pt"/>
    </style:style>
    <style:style style:name="T392" style:family="text">
      <style:text-properties fo:font-size="15pt" officeooo:rsid="00caa3ee" style:font-size-asian="15pt" style:font-size-complex="15pt"/>
    </style:style>
    <style:style style:name="T393" style:family="text">
      <style:text-properties fo:font-size="15pt" officeooo:rsid="00d65097" style:font-size-asian="15pt" style:font-size-complex="15pt"/>
    </style:style>
    <style:style style:name="T394" style:family="text">
      <style:text-properties fo:font-size="15pt" officeooo:rsid="00ea7a61" style:font-size-asian="15pt" style:font-size-complex="15pt"/>
    </style:style>
    <style:style style:name="T395" style:family="text">
      <style:text-properties fo:font-size="15pt" officeooo:rsid="00f3584c" style:font-size-asian="15pt" style:font-size-complex="15pt"/>
    </style:style>
    <style:style style:name="T396" style:family="text">
      <style:text-properties fo:font-size="15pt" officeooo:rsid="00fdd697" style:font-size-asian="15pt" style:font-size-complex="15pt"/>
    </style:style>
    <style:style style:name="T397" style:family="text">
      <style:text-properties fo:font-size="15pt" officeooo:rsid="001349eb" style:font-name-asian="Liberation Serif1" style:font-size-asian="15pt" style:font-size-complex="15pt"/>
    </style:style>
    <style:style style:name="T398" style:family="text">
      <style:text-properties fo:font-size="15pt" fo:language="en" fo:country="US" officeooo:rsid="00caa3ee" style:font-size-asian="15pt" style:font-size-complex="15pt"/>
    </style:style>
    <style:style style:name="T399" style:family="text">
      <style:text-properties fo:font-size="13pt" style:font-size-asian="13pt" style:font-size-complex="13pt"/>
    </style:style>
    <style:style style:name="T400" style:family="text">
      <style:text-properties fo:font-size="13pt" officeooo:rsid="0018921b" style:font-size-asian="13pt" style:font-size-complex="13pt"/>
    </style:style>
    <style:style style:name="T401" style:family="text">
      <style:text-properties fo:font-size="13pt" officeooo:rsid="000e1e54" style:font-size-asian="13pt" style:font-size-complex="13pt"/>
    </style:style>
    <style:style style:name="T402" style:family="text">
      <style:text-properties fo:font-size="13pt" officeooo:rsid="00f3584c" style:font-size-asian="13pt" style:font-size-complex="13pt"/>
    </style:style>
    <style:style style:name="T403" style:family="text">
      <style:text-properties fo:font-size="13pt" officeooo:rsid="001c00d0" style:font-size-asian="13pt" style:font-size-complex="13pt"/>
    </style:style>
    <style:style style:name="T40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405"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406"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407" style:family="text">
      <style:text-properties fo:font-size="11pt" fo:font-style="italic" officeooo:rsid="0013093f" style:font-size-asian="11pt" style:font-style-asian="italic" style:font-size-complex="11pt" style:font-style-complex="italic"/>
    </style:style>
    <style:style style:name="T408" style:family="text">
      <style:text-properties fo:font-size="11pt" fo:font-style="italic" officeooo:rsid="00f41b96" style:font-size-asian="11pt" style:font-style-asian="italic" style:font-size-complex="11pt" style:font-style-complex="italic"/>
    </style:style>
    <style:style style:name="T409" style:family="text">
      <style:text-properties officeooo:rsid="00a70ad2"/>
    </style:style>
    <style:style style:name="T410" style:family="text">
      <style:text-properties officeooo:rsid="00acd12b"/>
    </style:style>
    <style:style style:name="T411" style:family="text">
      <style:text-properties style:text-underline-style="solid" style:text-underline-width="auto" style:text-underline-color="font-color" style:font-name-asian="Cantarell1"/>
    </style:style>
    <style:style style:name="T412" style:family="text">
      <style:text-properties style:font-name-asian="Cantarell1"/>
    </style:style>
    <style:style style:name="T413" style:family="text">
      <style:text-properties officeooo:rsid="00d65097" style:font-name-asian="Cantarell1"/>
    </style:style>
    <style:style style:name="T414" style:family="text">
      <style:text-properties officeooo:rsid="0040e77d"/>
    </style:style>
    <style:style style:name="T415" style:family="text">
      <style:text-properties officeooo:rsid="00369449" fo:background-color="transparent" loext:char-shading-value="0"/>
    </style:style>
    <style:style style:name="T416" style:family="text">
      <style:text-properties officeooo:rsid="00ea7a61" fo:background-color="transparent" loext:char-shading-value="0" style:font-name-asian="Cantarell1" style:font-name-complex="Cantarell"/>
    </style:style>
    <style:style style:name="T417" style:family="text">
      <style:text-properties officeooo:rsid="000e1e54" fo:background-color="transparent" loext:char-shading-value="0" style:font-name-asian="Cantarell1" style:font-name-complex="Cantarell"/>
    </style:style>
    <style:style style:name="T418" style:family="text">
      <style:text-properties officeooo:rsid="0009c0be" fo:background-color="transparent" loext:char-shading-value="0" style:font-name-asian="Cantarell1" style:font-name-complex="Cantarell"/>
    </style:style>
    <style:style style:name="T419" style:family="text">
      <style:text-properties officeooo:rsid="000c5ae4" fo:background-color="transparent" loext:char-shading-value="0" style:font-name-asian="Cantarell1" style:font-name-complex="Cantarell"/>
    </style:style>
    <style:style style:name="T420" style:family="text">
      <style:text-properties officeooo:rsid="00297359" fo:background-color="transparent" loext:char-shading-value="0" style:font-name-asian="Cantarell1" style:font-name-complex="Cantarell"/>
    </style:style>
    <style:style style:name="T421" style:family="text">
      <style:text-properties officeooo:rsid="00f0b7bf" fo:background-color="transparent" loext:char-shading-value="0" style:font-name-asian="Cantarell1" style:font-name-complex="Cantarell"/>
    </style:style>
    <style:style style:name="T422" style:family="text">
      <style:text-properties officeooo:rsid="00f3584c" fo:background-color="transparent" loext:char-shading-value="0" style:font-name-asian="Cantarell1" style:font-name-complex="Cantarell"/>
    </style:style>
    <style:style style:name="T423" style:family="text">
      <style:text-properties officeooo:rsid="00f41b96" fo:background-color="transparent" loext:char-shading-value="0" style:font-name-asian="Cantarell1" style:font-name-complex="Cantarell"/>
    </style:style>
    <style:style style:name="T424"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425" style:family="text">
      <style:text-properties officeooo:rsid="00ba5a03"/>
    </style:style>
    <style:style style:name="T426" style:family="text">
      <style:text-properties officeooo:rsid="00d5b41f"/>
    </style:style>
    <style:style style:name="T427" style:family="text">
      <style:text-properties officeooo:rsid="00d65097"/>
    </style:style>
    <style:style style:name="T428" style:family="text">
      <style:text-properties style:font-name-complex="Cantarell"/>
    </style:style>
    <style:style style:name="T429" style:family="text">
      <style:text-properties officeooo:rsid="0030dd0f" style:font-name-complex="Cantarell"/>
    </style:style>
    <style:style style:name="T430" style:family="text">
      <style:text-properties officeooo:rsid="0012c32d" style:font-name-complex="Cantarell"/>
    </style:style>
    <style:style style:name="T431" style:family="text">
      <style:text-properties officeooo:rsid="00f3584c"/>
    </style:style>
    <style:style style:name="T432" style:family="text">
      <style:text-properties officeooo:rsid="00f41b96"/>
    </style:style>
    <style:style style:name="T433" style:family="text">
      <style:text-properties officeooo:rsid="00f7e4ac"/>
    </style:style>
    <style:style style:name="T434" style:family="text">
      <style:text-properties officeooo:rsid="00ea7a61"/>
    </style:style>
    <style:style style:name="T435" style:family="text">
      <style:text-properties officeooo:rsid="00fdd697"/>
    </style:style>
    <style:style style:name="T436" style:family="text">
      <style:text-properties officeooo:rsid="0110cb6c"/>
    </style:style>
    <style:style style:name="T437" style:family="text">
      <style:text-properties style:font-name="Cantarell" fo:font-size="12pt" fo:language="en" fo:country="US" officeooo:rsid="0112cd9d" style:font-size-asian="12pt" style:font-size-complex="12pt"/>
    </style:style>
    <style:style style:name="T438" style:family="text">
      <style:text-properties style:font-name="Cantarell" officeooo:rsid="00ea7a61" fo:background-color="transparent" loext:char-shading-value="0" style:font-name-asian="Cantarell1" style:font-name-complex="Cantarell"/>
    </style:style>
    <style:style style:name="T439" style:family="text">
      <style:text-properties style:font-name="Cantarell" officeooo:rsid="00f0b7bf" fo:background-color="transparent" loext:char-shading-value="0" style:font-name-asian="Cantarell1" style:font-name-complex="Cantarel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0" text:outline-level="2">1. Overview</text:h>
      <text:p text:style-name="P9"/>
      <text:p text:style-name="P90"><text:span text:style-name="T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38"/>
      <text:p text:style-name="P90"><text:span text:style-name="T8">JWM (Joe's Window Manager), </text:span><text:span text:style-name="T9">the default Manjaro JWM </text:span><text:span text:style-name="T10">Community </text:span><text:span text:style-name="T9">Edition window manager (WM),</text:span><text:span text:style-name="T8"> is a featherweight </text:span><text:span text:style-name="T9">WM</text:span><text:span text:style-name="T8"> for Xorg written in C. It is under active development and maintained by Joe Wingbermuehle. It is </text:span><text:span text:style-name="T9">also </text:span><text:span text:style-name="T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9">another WM, but tilling style,</text:span><text:span text:style-name="T8"> at under 17 KB) and under 171 KB installed (compare to dwm at 68 KB). A minimally compiled version consumes approximately 136 KB of disk space and occupies under 1500 KB of resident memory </text:span><text:span text:style-name="T9">(RAM)</text:span><text:span text:style-name="T8">.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90"><text:span text:style-name="Strong_20_Emphasis"><text:span text:style-name="T3"/></text:span></text:p>
      <text:p text:style-name="P6"/>
      <text:h text:style-name="P230" text:outline-level="2"><text:span text:style-name="T200">2. General </text:span>Observations</text:h>
      <text:p text:style-name="P38"/>
      <text:p text:style-name="P103"><text:span text:style-name="T59">• </text:span><text:span text:style-name="T35">The </text:span><text:span text:style-name="T36">default</text:span><text:span text:style-name="T35"> mod-key, </text:span><text:span text:style-name="T37">that is commonly used in shortcuts,</text:span><text:span text:style-name="T35"> is &lt;Mod4&gt; (</text:span><text:span text:style-name="T37">Super-key, aka., </text:span><text:span text:style-name="T115">Windows-key</text:span><text:span text:style-name="T35">). </text:span><text:span text:style-name="T41">Example: if you press ' Super + t ' it opens Sakura terminal.</text:span></text:p>
      <text:p text:style-name="P103"><text:span text:style-name="T59">• </text:span><text:span text:style-name="T37">Another </text:span><text:span text:style-name="T35">mod-key is &lt;Mod1&gt; (</text:span><text:span text:style-name="T115">Alt-key</text:span><text:span text:style-name="T35">). </text:span><text:span text:style-name="T41">Example: if</text:span><text:span text:style-name="T35"> </text:span><text:span text:style-name="T41">you press '</text:span><text:span text:style-name="T47"> </text:span><text:span text:style-name="T41">Alt + F2 ' it opens the focused window JWM</text:span><text:span text:style-name="T36">'s window</text:span><text:span text:style-name="T41"> menu.</text:span></text:p>
      <text:p text:style-name="P104"><text:bookmark text:name="result_box9"/><text:span text:style-name="T59">• </text:span><text:span text:style-name="T85">To comment on some parameter </text:span><text:span text:style-name="T88">in JWM </text:span><text:span text:style-name="T85">files use </text:span><text:span text:style-name="T88">the following syntax (that is XML)</text:span><text:span text:style-name="T85">: &lt;!-- input parameter --&gt;. </text:span><text:bookmark text:name="result_box10"/><text:span text:style-name="T85">To uncomment, remove &lt;!-- <text:s text:c="2"/>--&gt;. <text:s/></text:span></text:p>
      <text:p text:style-name="P105"><text:span text:style-name="T59">•</text:span><text:bookmark text:name="result_box41"/><text:span text:style-name="T59"> To </text:span><text:span text:style-name="T60">run any command and/or </text:span><text:span text:style-name="T59">open </text:span><text:span text:style-name="T60">an application with Gmrun, </text:span><text:span text:style-name="T65">you can </text:span><text:span text:style-name="T63">go to</text:span><text:span text:style-name="T65"> </text:span><text:span text:style-name="T60">Execute </text:span><text:span text:style-name="T59">(in Menu).</text:span></text:p>
      <text:p text:style-name="P113"><text:span text:style-name="T59">•</text:span><text:bookmark text:name="result_box42"/><text:span text:style-name="T59"> To open </text:span><text:span text:style-name="T60">the default </text:span><text:span text:style-name="T64">terminal</text:span><text:span text:style-name="T60">, </text:span><text:span text:style-name="T64">Sakura</text:span><text:span text:style-name="T59">, </text:span><text:span text:style-name="T65">you can </text:span><text:span text:style-name="T63">go to</text:span><text:span text:style-name="T65"> </text:span><text:span text:style-name="T64">Terminal </text:span><text:span text:style-name="T59">(in Menu).</text:span></text:p>
      <text:p text:style-name="P113"><text:span text:style-name="T59">• </text:span><text:span text:style-name="T61">To open </text:span><text:span text:style-name="T85">Pacli, </text:span><text:span text:style-name="T87">the default P</text:span><text:span text:style-name="T85">ackage </text:span><text:span text:style-name="T87">Manager in Manjaro JWM</text:span><text:span text:style-name="T91"> </text:span><text:span text:style-name="T90">Community </text:span><text:span text:style-name="T87">Edition</text:span><text:span text:style-name="T85">, </text:span><text:span text:style-name="T87">you can </text:span><text:span text:style-name="T86">go to </text:span><text:span text:style-name="T85">Pacli (in Menu).</text:span></text:p>
      <text:p text:style-name="P113"><text:span text:style-name="T109">• </text:span><text:span text:style-name="T110">To open </text:span><text:span text:style-name="T112">JWMConf, </text:span><text:span text:style-name="T113">the default</text:span><text:span text:style-name="T107"> </text:span><text:span text:style-name="T108">C</text:span><text:span text:style-name="T103">onfigur</text:span><text:span text:style-name="T108">ation Tool for </text:span><text:span text:style-name="T107">JWM, you ca</text:span><text:span text:style-name="T113">n </text:span><text:span text:style-name="T114">go to </text:span><text:span text:style-name="T112">JWMConf (in Menu).</text:span></text:p>
      <text:p text:style-name="P105"><text:span text:style-name="T59">•</text:span><text:bookmark text:name="result_box4"/><text:span text:style-name="T59"> </text:span><text:span text:style-name="T35">To open </text:span><text:span text:style-name="T47">the default file manager, </text:span><text:span text:style-name="T35">PCManFM, </text:span><text:span text:style-name="T37">you can </text:span><text:span text:style-name="T41">go to</text:span><text:span text:style-name="T37"> </text:span><text:span text:style-name="T35">File </text:span><text:span text:style-name="T54">Manager</text:span><text:span text:style-name="T35"> (in Menu).</text:span></text:p>
      <text:p text:style-name="P106"><text:span text:style-name="T59">• </text:span><text:span text:style-name="T60">To open the default web browser, </text:span><text:span text:style-name="T35">Pale Moon </text:span><text:span text:style-name="T44">(Firefox </text:span><text:span text:style-name="T48">l</text:span><text:span text:style-name="T44">ightweight </text:span><text:span text:style-name="T48">f</text:span><text:span text:style-name="T44">ork)</text:span><text:span text:style-name="T35">, </text:span><text:span text:style-name="T37">you can </text:span><text:span text:style-name="T41">go to </text:span><text:span text:style-name="T54">Web </text:span><text:span text:style-name="T35">Browser (in Menu).</text:span></text:p>
      <text:p text:style-name="P103"><text:span text:style-name="T93">• </text:span><text:span text:style-name="T94">To t</text:span><text:span text:style-name="T93">ake a </text:span><text:span text:style-name="T94">screenshot</text:span><text:span text:style-name="T93">of your desktop, </text:span><text:span text:style-name="T94">you can go to </text:span><text:span text:style-name="T93">Screenshot </text:span><text:span text:style-name="T95">submenu</text:span><text:span text:style-name="T93"> and chose </text:span><text:span text:style-name="T94">one of the available </text:span><text:span text:style-name="T93">option</text:span><text:span text:style-name="T94">s</text:span><text:span text:style-name="T93"> </text:span><text:span text:style-name="T96">(in Menu). </text:span><text:span text:style-name="T98">Alternatively </text:span><text:span text:style-name="T97">simply press the Printscreen (PrtScr) key.</text:span></text:p>
      <text:p text:style-name="P103"><text:span text:style-name="T109">• </text:span><text:span text:style-name="T111">To </text:span><text:span text:style-name="T103">change the wallpaper, </text:span><text:span text:style-name="T104">you can go to Nitrogen Wall</text:span><text:span text:style-name="T106">paper</text:span><text:span text:style-name="T104"> </text:span><text:span text:style-name="T103">(in Menu -</text:span><text:span text:style-name="T105">&gt;</text:span><text:span text:style-name="T104"> Settings</text:span><text:span text:style-name="T103">).</text:span></text:p>
      <text:p text:style-name="P23"/>
      <text:p text:style-name="P23"/>
      <text:p text:style-name="P23"/>
      <text:h text:style-name="P241" text:outline-level="2"><text:soft-page-break/><text:span text:style-name="T388">3. </text:span><text:span text:style-name="T389">Notifications and Update</text:span></text:h>
      <text:p text:style-name="P162"/>
      <text:p text:style-name="P163">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68"><text:span text:style-name="T151"><text:line-break/></text:span><text:bookmark text:name="result_box7"/><text:span text:style-name="Emphasis"><text:span text:style-name="T147">updates currently available</text:span></text:span><text:span text:style-name="Emphasis"><text:span text:style-name="T148"> </text:span></text:span><text:span text:style-name="Emphasis"><text:span text:style-name="Strong_20_Emphasis"><text:span text:style-name="T350">15</text:span></text:span></text:span></text:p>
      <text:p text:style-name="P163"><text:line-break/>When there aren't any updates the notification in Conky is:</text:p>
      <text:p text:style-name="P168"><text:span text:style-name="T151"><text:line-break/></text:span><text:bookmark text:name="result_box12"/><text:span text:style-name="Emphasis"><text:span text:style-name="T147">updates currently available</text:span></text:span><text:span text:style-name="Emphasis"><text:span text:style-name="T148"> </text:span></text:span><text:span text:style-name="Strong_20_Emphasis"><text:span text:style-name="T350">0</text:span></text:span></text:p>
      <text:p text:style-name="P169"><text:span text:style-name="T151"><text:line-break/>To install these updates open the Pacli Package Manager in Menu and choose your first choice “Update System” by entering 1. </text:span><text:span text:style-name="T152">A</text:span><text:span text:style-name="T123">fter the conclusion your system is </text:span><text:bookmark text:name="result_box6"/><text:span text:style-name="T123">updated.</text:span></text:p>
      <text:p text:style-name="P166"/>
      <text:h text:style-name="P242" text:outline-level="2">3.1. <text:span text:style-name="T436">Assist </text:span>Notifications and Update with Update-Notifier</text:h>
      <text:p text:style-name="P167"/>
      <text:p text:style-name="P229"><text:span text:style-name="T267">T</text:span><text:span text:style-name="T265">o assist the </text:span><text:span text:style-name="T267">C</text:span><text:span text:style-name="T265">onky, Manjaro JWM Community Edition also uses the </text:span><text:span text:style-name="T267">a script </text:span><text:span text:style-name="T265">update-</text:span><text:span text:style-name="T267">notifier</text:span><text:span text:style-name="T265">. Manjaro JWM Community Edition </text:span><text:span text:style-name="T266">use </text:span><text:span text:style-name="T268">update-notifier </text:span><text:span text:style-name="T269">to check for pacman and yaourt updates and notify user about it. Can be called with conky, autostart script or cron. </text:span><text:span text:style-name="T123">This script will notify the user as soon as updates are available. It uses the "notify-send" command to do this. </text:span><text:span text:style-name="T126">The </text:span><text:span text:style-name="T268">update-notifier </text:span><text:span text:style-name="T126">is in crontab (/etc/</text:span><text:span text:style-name="T127">crontab</text:span><text:span text:style-name="T126">) and configured to </text:span><text:span text:style-name="T126">check for updates every three hours.</text:span></text:p>
      <text:p text:style-name="P226"/>
      <text:p text:style-name="P84"/>
      <text:p text:style-name="P184"><text:span text:style-name="T438">4. </text:span><text:span text:style-name="T439">Instal</text:span><text:span text:style-name="T421">l </text:span><text:span text:style-name="T422">Packages that </text:span><text:span text:style-name="T423">G</text:span><text:span text:style-name="T422">ive Acess to AUR</text:span></text:p>
      <text:p text:style-name="P185"/>
      <text:p text:style-name="P186"><text:span text:style-name="T153">B</text:span><text:span text:style-name="T151">y default the packages that give access to the </text:span><text:span text:style-name="T153">AUR </text:span><text:span text:style-name="T151">are not installed.<text:line-break/></text:span><text:span text:style-name="T153">T</text:span><text:span text:style-name="T151">he decision to remove was to leave the smallest </text:span><text:span text:style-name="T153">ISOs</text:span><text:span text:style-name="T151">. </text:span><text:span text:style-name="T154">T</text:span><text:span text:style-name="T272">he installation of the packages that give access to </text:span><text:span text:style-name="T273">AUR </text:span><text:span text:style-name="T272">is made by a script: </text:span><text:span text:style-name="T251">Menu -&gt; System -&gt; Script All -</text:span><text:span text:style-name="T252">&gt; </text:span><text:span text:style-name="T253">AUR</text:span><text:span text:style-name="T251">.</text:span></text:p>
      <text:p text:style-name="P166"/>
      <text:p text:style-name="P166"/>
      <text:p text:style-name="P143"><text:span text:style-name="T422">5</text:span><text:span text:style-name="T416">. C</text:span><text:span text:style-name="T417">areful </text:span><text:span text:style-name="T416">U</text:span><text:span text:style-name="T417">sing: C</text:span><text:span text:style-name="T418">onfigur</text:span><text:span text:style-name="T417">ation Tool for </text:span><text:span text:style-name="T419">JWM </text:span><text:span text:style-name="T416">and </text:span><text:span text:style-name="T420">Pacli Package Manager</text:span></text:p>
      <text:p text:style-name="P141"/>
      <text:p text:style-name="P144"><text:span text:style-name="T335">C</text:span><text:span text:style-name="T336">onfigur</text:span><text:span text:style-name="T335">ation Tool for </text:span><text:span text:style-name="T337">JWM <text:s/></text:span><text:span text:style-name="T338">(</text:span><text:span text:style-name="T316">JWMConf</text:span><text:span text:style-name="T317">)</text:span><text:span text:style-name="T316"> </text:span><text:span text:style-name="T312">and </text:span><text:span text:style-name="T318">Pacli Package Manager </text:span><text:span text:style-name="T317">(</text:span><text:span text:style-name="T316">Pacli</text:span><text:span text:style-name="T317">)</text:span><text:span text:style-name="T316"> </text:span><text:span text:style-name="T312">are essential tools to maintain the stability of Manjaro JWM </text:span><text:span text:style-name="T319">Community Edition</text:span><text:span text:style-name="T312">. </text:span><text:span text:style-name="T317">T</text:span><text:span text:style-name="T312">hese tools work with files that are essential and any incorrect change can affect system. <text:s/></text:span><text:span text:style-name="T317">S</text:span>o please be careful:</text:p>
      <text:p text:style-name="P140"/>
      <text:p text:style-name="P144"><text:span text:style-name="T342">• </text:span><text:span text:style-name="T316">JWMConf: </text:span><text:bookmark text:name="result_box21"/>the options <text:span text:style-name="T316">7, 8, 9, 10, 11, 12, 13, 14, 19, 20, 21, 22 and 23 can break your system. </text:span><text:span text:style-name="T317">T</text:span><text:span text:style-name="T316">hese options are separated by dashes </text:span><text:span text:style-name="T317">(–--------) </text:span><text:span text:style-name="T316">and comes with an asterisk </text:span><text:span text:style-name="T317">(*)</text:span><text:span text:style-name="T316">.</text:span></text:p>
      <text:p text:style-name="P144"><text:span text:style-name="T342"/></text:p>
      <text:p text:style-name="P144"><text:span text:style-name="T342"/></text:p>
      <text:p text:style-name="P144"><text:span text:style-name="T342"/></text:p>
      <text:p text:style-name="P144"><text:soft-page-break/><text:span text:style-name="T342">• </text:span><text:span text:style-name="T316">Pacli: the options 16, 17, 18 and 19 can break your system. </text:span><text:span text:style-name="T317">T</text:span><text:span text:style-name="T316">hese options are separated by dashes </text:span><text:span text:style-name="T317">(–--------) </text:span><text:span text:style-name="T316">and comes with an asterisk </text:span><text:span text:style-name="T317">(*)</text:span><text:span text:style-name="T316">. </text:span></text:p>
      <text:p text:style-name="P183"/>
      <text:p text:style-name="P183">WARNING! USE WITH CAUTION.</text:p>
      <text:p text:style-name="P84"/>
      <text:p text:style-name="P84"/>
      <text:h text:style-name="P231" text:outline-level="2"><text:span text:style-name="T395">6</text:span><text:span text:style-name="T388">. </text:span><text:span text:style-name="T387">Shortcuts</text:span></text:h>
      <text:p text:style-name="P7"/>
      <text:h text:style-name="P232" text:outline-level="2"><text:span text:style-name="T431">6</text:span>.1. Application Shortcuts</text:h>
      <text:p text:style-name="P38"/>
      <text:p text:style-name="P113"><text:span text:style-name="T59">• </text:span><text:span text:style-name="T61">To r</text:span><text:span text:style-name="T59">un </text:span><text:span text:style-name="T64">any </text:span><text:span text:style-name="T59">commands </text:span><text:span text:style-name="T64">and/or open an application </text:span><text:span text:style-name="T59">with </text:span><text:span text:style-name="T64">G</text:span><text:span text:style-name="T59">mrun = &lt; Mod4 + r&gt;.</text:span></text:p>
      <text:p text:style-name="P113"><text:span text:style-name="T59">• </text:span><text:span text:style-name="T61">To o</text:span><text:span text:style-name="T59">pen Sakura terminal = &lt; Mod4 + t&gt;.</text:span></text:p>
      <text:p text:style-name="P113"><text:span text:style-name="T59">• </text:span><text:span text:style-name="T61">To o</text:span><text:span text:style-name="T59">pen PCManFM </text:span><text:span text:style-name="T61">file manager </text:span><text:span text:style-name="T59">= &lt; Mod4 + e&gt;.</text:span></text:p>
      <text:p text:style-name="P107"><text:span text:style-name="T59">• </text:span><text:span text:style-name="T61">To </text:span><text:span text:style-name="T42">o</text:span><text:span text:style-name="T35">pen Pale Moon web browser = &lt;Mod4 + b&gt;.</text:span></text:p>
      <text:p text:style-name="P107"><text:span text:style-name="T99">• </text:span><text:span text:style-name="T100">To minimize all the </text:span><text:span text:style-name="T102">w</text:span><text:span text:style-name="T101">indows = &lt; Mod4 + d&gt;</text:span></text:p>
      <text:p text:style-name="P38"/>
      <text:h text:style-name="P232" text:outline-level="2"><text:span text:style-name="T431">6</text:span>.<text:span text:style-name="T200">2. Screen Lock </text:span>Shortcut</text:h>
      <text:p text:style-name="P38"/>
      <text:p text:style-name="P103"><text:span text:style-name="T59">• </text:span><text:span text:style-name="T61">To l</text:span><text:span text:style-name="T35">ock </text:span><text:span text:style-name="T36">the </text:span><text:span text:style-name="T35">screen with i3lock = &lt;Mod4 + l&gt;.</text:span></text:p>
      <text:p text:style-name="P38"/>
      <text:h text:style-name="Heading_20_2" text:outline-level="2"><text:span text:style-name="T402">6</text:span><text:span text:style-name="T399">.</text:span><text:span text:style-name="T400">3. </text:span><text:span text:style-name="T399">Reconfigure </text:span><text:span text:style-name="T401">(Restart) </text:span><text:span text:style-name="T399">JWM Shortcut</text:span></text:h>
      <text:p text:style-name="P38"/>
      <text:p text:style-name="P103"><text:span text:style-name="T59">•</text:span><text:bookmark text:name="result_box11"/><text:span text:style-name="T59"> </text:span><text:span text:style-name="T61">To r</text:span><text:span text:style-name="T35">econfigure </text:span><text:span text:style-name="T42">(restart) </text:span><text:span text:style-name="T35">JWM = &lt;Mod4 + u&gt;.</text:span></text:p>
      <text:p text:style-name="P146"/>
      <text:h text:style-name="P232" text:outline-level="2"><text:span text:style-name="T431">6</text:span>.<text:span text:style-name="T200">4. </text:span>Pacli <text:span text:style-name="T221">Package Manager Shortcut</text:span></text:h>
      <text:p text:style-name="P21"/>
      <text:p text:style-name="P40"><text:span text:style-name="T235">Pacli </text:span><text:span text:style-name="T234">is </text:span><text:span text:style-name="T233">a simple </text:span><text:span text:style-name="T236">CLI </text:span><text:span text:style-name="T233">(terminal) frontend for Pacman/Yaourt (AUR). Also is the application to update your system.</text:span></text:p>
      <text:p text:style-name="P22"/>
      <text:p text:style-name="P103"><text:span text:style-name="T59">•</text:span><text:bookmark text:name="result_box11110"/><text:span text:style-name="T59"> </text:span><text:span text:style-name="T61">To o</text:span><text:span text:style-name="T85">pen Pacli </text:span><text:span text:style-name="T35">= &lt;Mod4 + p&gt;.</text:span></text:p>
      <text:p text:style-name="P38"/>
      <text:h text:style-name="Heading_20_2" text:outline-level="2"><text:span text:style-name="T402">6</text:span><text:span text:style-name="T399">.</text:span><text:span text:style-name="T400">5. </text:span><text:span text:style-name="T286">JWMConf Configur</text:span><text:span text:style-name="T287">ation Tool Shortcut</text:span></text:h>
      <text:p text:style-name="P22"/>
      <text:p text:style-name="P40"><text:span text:style-name="T233">JWMConf <text:s/></text:span><text:span text:style-name="T234">is </text:span><text:span text:style-name="T233">a CLI (terminal) tool to manage JWM config files, like keys, themes, tray and more.</text:span></text:p>
      <text:p text:style-name="P24"/>
      <text:p text:style-name="P103"><text:span text:style-name="T59">•</text:span><text:bookmark text:name="result_box1111014"/><text:span text:style-name="T59"> </text:span><text:span text:style-name="T61">To o</text:span><text:span text:style-name="T85">pen JWMConf </text:span><text:span text:style-name="T35">= &lt;Mod4 + j&gt;.</text:span></text:p>
      <text:p text:style-name="P38"/>
      <text:h text:style-name="P232" text:outline-level="2"><text:span text:style-name="T431">6</text:span>.<text:span text:style-name="T200">6. </text:span>Audio Shortcuts</text:h>
      <text:p text:style-name="P38"/>
      <text:p text:style-name="P121"><text:span text:style-name="T59">Besides the “XF86Audio keys”, that some keyboard already brings to raise, lower or mute volume (some dedicated keys and/or some keys marked with blue icons), Manjaro JWM </text:span><text:span text:style-name="T78">Community </text:span><text:span text:style-name="T59">Edition also brings the following </text:span><text:span text:style-name="T64">shortcuts:</text:span></text:p>
      <text:p text:style-name="P24"/>
      <text:p text:style-name="P103"><text:span text:style-name="T59">• </text:span><text:span text:style-name="T61">To set volume up by 5% (</text:span><text:span text:style-name="T66">'</text:span><text:span text:style-name="T35">Amixer set Master 5%+</text:span><text:span text:style-name="T46">'</text:span><text:span text:style-name="T42">)</text:span><text:span text:style-name="T35"> = &lt;Mod4 + PgUp&gt;.</text:span></text:p>
      <text:p text:style-name="P107"><text:span text:style-name="T59">• </text:span><text:span text:style-name="T61">To set volume down by 5% (</text:span><text:span text:style-name="T66">'</text:span><text:span text:style-name="T35">Amixer set Master 5%-</text:span><text:span text:style-name="T46">'</text:span><text:span text:style-name="T42">)</text:span><text:span text:style-name="T35"> = &lt;Mod4 + PgDn&gt;.</text:span></text:p>
      <text:p text:style-name="P103"><text:soft-page-break/><text:span text:style-name="T59">• </text:span><text:span text:style-name="T61">To toggle (and untoggle) volume mute (</text:span><text:span text:style-name="T66">'</text:span><text:span text:style-name="T35">Amixer set Master toggle</text:span><text:span text:style-name="T46">'</text:span><text:span text:style-name="T42">)</text:span><text:span text:style-name="T35"> = &lt;Mod4 + 0&gt;.</text:span></text:p>
      <text:p text:style-name="P38"/>
      <text:p text:style-name="P47">Anyway, the XF86Audio keys remain doing its functions, this alternative shortcuts are mainly aimed to keyboards that don't bring these dedicated keys.</text:p>
      <text:p text:style-name="P38"/>
      <text:h text:style-name="Heading_20_2" text:outline-level="2"><text:span text:style-name="T402">6</text:span><text:span text:style-name="T399">.7. Screenshot Shortcut</text:span></text:h>
      <text:p text:style-name="P11"/>
      <text:p text:style-name="P13">Al<text:span text:style-name="T305">l</text:span> the screenshots you take in Manjaro JWM <text:span text:style-name="T425">Community </text:span>Edition will be placed in the Screenshots folder at your home directory (and a tiny notification will pop-up if everything went fine).</text:p>
      <text:p text:style-name="P11"/>
      <text:p text:style-name="P39"><text:span text:style-name="T231">• </text:span><text:span text:style-name="T232">To take a s</text:span><text:span text:style-name="T231">creenshot = &lt;Print&gt; </text:span><text:span text:style-name="T232">(PrtScr)</text:span><text:span text:style-name="T245">.</text:span></text:p>
      <text:p text:style-name="P39"><text:span text:style-name="T245"/></text:p>
      <text:h text:style-name="Heading_20_2" text:outline-level="2"><text:span text:style-name="T402">6</text:span><text:span text:style-name="T399">.</text:span><text:span text:style-name="T403">8. Windows </text:span><text:span text:style-name="T399">Shortcuts</text:span></text:h>
      <text:p text:style-name="P5"/>
      <text:h text:style-name="P232" text:outline-level="2"><text:span text:style-name="T431">6</text:span>.<text:span text:style-name="T223">8</text:span>.1. <text:span text:style-name="T221">Tiling</text:span></text:h>
      <text:p text:style-name="P10"/>
      <text:p text:style-name="P12"><text:span text:style-name="T203">The “a</text:span><text:span text:style-name="T202">erosnap” </text:span><text:span text:style-name="T203">effect</text:span><text:span text:style-name="T202">, to anchor the windows to the screen edges.</text:span></text:p>
      <text:p text:style-name="P19"/>
      <text:p text:style-name="P103"><text:span text:style-name="T59">• </text:span><text:span text:style-name="T62">To place </text:span><text:span text:style-name="T35">a window </text:span><text:span text:style-name="T38">in </text:span><text:span text:style-name="T35">the top half of the screen = &lt;Mod4 + Up&gt;.</text:span></text:p>
      <text:p text:style-name="P103"><text:span text:style-name="T59">• </text:span><text:span text:style-name="T62">To place </text:span><text:span text:style-name="T35">a window </text:span><text:span text:style-name="T38">in </text:span><text:span text:style-name="T35">the bottom half of the screen = &lt;Mod4 + Down&gt;.</text:span></text:p>
      <text:p text:style-name="P103"><text:span text:style-name="T59">• </text:span><text:span text:style-name="T62">To place </text:span><text:span text:style-name="T35">a window </text:span><text:span text:style-name="T38">in </text:span><text:span text:style-name="T35">the left half of the screen = &lt;Mod4 + Left&gt;.</text:span></text:p>
      <text:p text:style-name="P108"><text:span text:style-name="T59">• </text:span><text:span text:style-name="T62">To place </text:span><text:span text:style-name="T35">a window </text:span><text:span text:style-name="T38">in </text:span><text:span text:style-name="T35">the right half of the screen = &lt;Mod4 + Right&gt;.</text:span></text:p>
      <text:p text:style-name="P25"/>
      <text:p text:style-name="P108"><text:span text:style-name="T62">And to 'undock' a window from any position and bring it back to the previous position </text:span><text:span text:style-name="T77">just </text:span><text:span text:style-name="T62">press the same shortcut again.</text:span></text:p>
      <text:p text:style-name="P83"/>
      <text:h text:style-name="P233" text:outline-level="2"><text:span text:style-name="T83">6</text:span><text:span text:style-name="T62">.</text:span><text:span text:style-name="T64">8</text:span><text:span text:style-name="T59">.2. </text:span><text:span text:style-name="T270">Changing the </text:span><text:span text:style-name="T271">Virtual D</text:span><text:span text:style-name="T270">esktop</text:span></text:h>
      <text:h text:style-name="P234" text:outline-level="2"/>
      <text:p text:style-name="P121"><text:span text:style-name="T59">By default, </text:span><text:span text:style-name="T62">M</text:span><text:span text:style-name="T59">anjaro JWM</text:span><text:span text:style-name="T80"> </text:span><text:span text:style-name="T59">Community Edition comes with two virtual desktops, you can be see this at a little pager in Tray (the bottom panel). This can be changed in the file /home/username/.jwm/preferences , in the section:</text:span></text:p>
      <text:p text:style-name="P37"/>
      <text:p text:style-name="P187"><text:s/>&lt;!-- Virtual Desktops --&gt;</text:p>
      <text:p text:style-name="P193"><text:s/><text:tab/><text:tab/>&lt;!-- Desktop tags can be contained within Desktops for desktop names. --&gt;</text:p>
      <text:p text:style-name="P193"><text:s/><text:tab/><text:tab/>&lt;Desktops width="2"&gt;&lt;/Desktops&gt;</text:p>
      <text:p text:style-name="P30"/>
      <text:p text:style-name="P121"><text:span text:style-name="T62">W</text:span><text:span text:style-name="T59">here you can change this number '2 ' by any number you want.</text:span></text:p>
      <text:p text:style-name="P28"/>
      <text:p text:style-name="P110"><text:span text:style-name="T62">• To </text:span><text:span text:style-name="T66">change to the right virtual desktop</text:span><text:span text:style-name="T62"> = &lt;</text:span><text:span text:style-name="T77">Ctrl + </text:span><text:span text:style-name="T66">Alt </text:span><text:span text:style-name="T62">+ Right&gt;.</text:span></text:p>
      <text:p text:style-name="P111"><text:span text:style-name="T62">• To </text:span><text:span text:style-name="T66">change to the left virtual desktop</text:span><text:span text:style-name="T62"> = &lt;</text:span><text:span text:style-name="T77">Ctrl + </text:span><text:span text:style-name="T66">Alt </text:span><text:span text:style-name="T62">+ </text:span><text:span text:style-name="T66">Left</text:span><text:span text:style-name="T62">&gt;.</text:span></text:p>
      <text:p text:style-name="P103"/>
      <text:h text:style-name="P232" text:outline-level="2"/>
      <text:p text:style-name="P228"/>
      <text:p text:style-name="Text_20_body"/>
      <text:h text:style-name="P232" text:outline-level="2"><text:soft-page-break/><text:span text:style-name="T431">6</text:span>.<text:span text:style-name="T223">8</text:span>.3. Sending the <text:span text:style-name="T225">F</text:span>ocused <text:span text:style-name="T225">W</text:span>indow to a <text:span text:style-name="T225">C</text:span>ertain <text:span text:style-name="T225">V</text:span>irtual <text:span text:style-name="T225">D</text:span>esktop</text:h>
      <text:p text:style-name="P129"/>
      <text:p text:style-name="P130">These shortcuts are particularly useful when dealing with several application windows and you want to “clear the area”, but not yet close some program<text:span text:style-name="T300">s</text:span>. Example: to send a music player or an e-mail client to the next virtual desktop, but leaving <text:span text:style-name="T300">them</text:span> open.</text:p>
      <text:p text:style-name="P129"/>
      <text:p text:style-name="P112"><text:span text:style-name="T62">• To </text:span><text:span text:style-name="T67">send the focused window </text:span><text:span text:style-name="T66">to the right virtual desktop</text:span><text:span text:style-name="T62"> = &lt;</text:span><text:span text:style-name="T67">Shift + </text:span><text:span text:style-name="T66">Alt </text:span><text:span text:style-name="T62">+ Right&gt;.</text:span></text:p>
      <text:p text:style-name="P112"><text:span text:style-name="T62">• To </text:span><text:span text:style-name="T67">send the focused window </text:span><text:span text:style-name="T66">to the </text:span><text:span text:style-name="T67">left </text:span><text:span text:style-name="T66">virtual desktop</text:span><text:span text:style-name="T62"> = &lt;</text:span><text:span text:style-name="T67">Shift + </text:span><text:span text:style-name="T66">Alt </text:span><text:span text:style-name="T62">+ </text:span><text:span text:style-name="T67">Left</text:span><text:span text:style-name="T62">&gt;.</text:span></text:p>
      <text:p text:style-name="P131"/>
      <text:p text:style-name="P130">Note <text:span text:style-name="T30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30"/>
      <text:p text:style-name="P130"/>
      <text:p text:style-name="P145"><text:span text:style-name="T167">7</text:span><text:span text:style-name="T166">. </text:span><text:span text:style-name="T168">Key </text:span><text:span text:style-name="T169">Applications </text:span><text:span text:style-name="T170">Installed by Default in Manjaro JWM</text:span><text:span text:style-name="T172"> </text:span><text:span text:style-name="T171">Community </text:span><text:span text:style-name="T170">Edition</text:span></text:p>
      <text:p text:style-name="P38"/>
      <text:p text:style-name="P46">You can easily find all <text:span text:style-name="T225">default installed applications in Manjaro JWM Community Edition </text:span>in the Menu by right clicking the desktop or clicking the Menu button in Tray (the bottom panel). And <text:span text:style-name="T225">quick </text:span>a tip: it is also available with the shortcut 'Super + F1'. <text:span text:style-name="T225">Here they are:</text:span></text:p>
      <text:p text:style-name="P38"/>
      <text:p text:style-name="P41"><text:span text:style-name="Strong_20_Emphasis"><text:span text:style-name="T242">I</text:span></text:span><text:span text:style-name="Strong_20_Emphasis"><text:span text:style-name="T238">n Screenshot </text:span></text:span><text:span text:style-name="Strong_20_Emphasis"><text:span text:style-name="T242">(</text:span></text:span><text:span text:style-name="Strong_20_Emphasis"><text:span text:style-name="T238">Menu -&gt; Screenshot</text:span></text:span><text:span text:style-name="Strong_20_Emphasis"><text:span text:style-name="T242">):</text:span></text:span></text:p>
      <text:p text:style-name="P41"><text:span text:style-name="Strong_20_Emphasis"><text:span text:style-name="T241">There </text:span></text:span><text:span text:style-name="Strong_20_Emphasis"><text:span text:style-name="T242">are </text:span></text:span><text:span text:style-name="Strong_20_Emphasis"><text:span text:style-name="T241">four </text:span></text:span><text:span text:style-name="Strong_20_Emphasis"><text:span text:style-name="T242">preconfigured</text:span></text:span><text:span text:style-name="Strong_20_Emphasis"><text:span text:style-name="T241"> ways to take a screenshot of you screen in Manjaro JWM <text:s/></text:span></text:span><text:span text:style-name="Strong_20_Emphasis"><text:span text:style-name="T243">Community </text:span></text:span><text:span text:style-name="Strong_20_Emphasis"><text:span text:style-name="T241">Edition. All of them </text:span></text:span><text:span text:style-name="Strong_20_Emphasis"><text:span text:style-name="T242">use a tiny program called “scrot” and the titles </text:span></text:span><text:span text:style-name="Strong_20_Emphasis"><text:span text:style-name="T241">are self explained:</text:span></text:span></text:p>
      <text:p text:style-name="P93"><text:span text:style-name="Strong_20_Emphasis"><text:span text:style-name="T7">• </text:span></text:span><text:span text:style-name="Strong_20_Emphasis"><text:span text:style-name="T2">Active Window Delay.</text:span></text:span></text:p>
      <text:p text:style-name="P93"><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93"><text:span text:style-name="Strong_20_Emphasis"><text:span text:style-name="T7">• </text:span></text:span><text:span text:style-name="Strong_20_Emphasis"><text:span text:style-name="T2">Full Screen</text:span></text:span><text:span text:style-name="Strong_20_Emphasis"><text:span text:style-name="T7">.</text:span></text:span></text:p>
      <text:p text:style-name="P41"><text:span text:style-name="Strong_20_Emphasis"><text:span text:style-name="T231">• </text:span></text:span><text:span text:style-name="Strong_20_Emphasis"><text:span text:style-name="T238">Select Area</text:span></text:span><text:span text:style-name="Strong_20_Emphasis"><text:span text:style-name="T245">.</text:span></text:span></text:p>
      <text:p text:style-name="P38"/>
      <text:p text:style-name="P118"><text:span text:style-name="T79">In Accessories (Menu -&gt; </text:span><text:span text:style-name="T64">Accessories</text:span><text:span text:style-name="T79">):</text:span></text:p>
      <text:p text:style-name="P98"><text:span text:style-name="T18">• </text:span><text:span text:style-name="T25">City Temperatue</text:span><text:span text:style-name="T21">, </text:span><text:bookmark text:name="result_box17"/><text:span text:style-name="T21">information on temperature of your city </text:span><text:span text:style-name="T25">with wttr.in.</text:span></text:p>
      <text:p text:style-name="P94"><text:span text:style-name="T18">• </text:span><text:span text:style-name="T21">ImageWriter ISO/USB, </text:span><text:span text:style-name="T23">a graphical utility for writing raw disk images &amp; hybrid isos to USB keys.</text:span><text:span text:style-name="T21"> </text:span></text:p>
      <text:p text:style-name="P114"><text:span text:style-name="T59">• </text:span><text:span text:style-name="T64">Leafpad Editor, </text:span><text:span text:style-name="T70">the name says it all.</text:span></text:p>
      <text:p text:style-name="P114"><text:span text:style-name="T59">• </text:span><text:span text:style-name="T78">Medit</text:span><text:span text:style-name="T64"> Editor, </text:span><text:span text:style-name="T69">useful to edit JWM config files, </text:span><text:span text:style-name="T77">because</text:span><text:span text:style-name="T74"> </text:span><text:span text:style-name="T69">it </text:span><text:span text:style-name="T70">recognizes</text:span><text:span text:style-name="T69"> XML syntax.</text:span></text:p>
      <text:p text:style-name="P122"><text:span text:style-name="T64">• </text:span><text:span text:style-name="T59">Xarchiver Compressed</text:span><text:span text:style-name="T64">, </text:span><text:span text:style-name="T74">to </text:span><text:span text:style-name="T70">(un)compress files, </text:span><text:span text:style-name="T71">as</text:span><text:span text:style-name="T70"> zip, tar.gz, tar.b</text:span><text:span text:style-name="T71">z</text:span><text:span text:style-name="T70">2 and even rar (through a plugin).</text:span></text:p>
      <text:p text:style-name="P34"/>
      <text:p text:style-name="P122"><text:span text:style-name="T64">I</text:span><text:span text:style-name="T59">n Graphics (Menu -&gt; </text:span><text:span text:style-name="T64">Graphics</text:span><text:span text:style-name="T59">):</text:span></text:p>
      <text:p text:style-name="P116"><text:span text:style-name="T59">• Online Image Editor, </text:span><text:span text:style-name="T81">Online Image Editor lets you edit images online, </text:span><text:span text:style-name="T68">o</text:span><text:span text:style-name="T62">pen</text:span><text:span text:style-name="T72">ed</text:span><text:span text:style-name="T62"> </text:span><text:span text:style-name="T72">in </text:span><text:span text:style-name="T62">Pale Moon </text:span><text:span text:style-name="T72">(</text:span><text:a xlink:type="simple" xlink:href="http://www.online-image-editor.com/" text:style-name="Internet_20_link" text:visited-style-name="Visited_20_Internet_20_Link"><text:span text:style-name="T62">http://www.online-image-editor.com/</text:span></text:a><text:span text:style-name="T72">)</text:span><text:span text:style-name="T62">.</text:span></text:p>
      <text:p text:style-name="P26"/>
      <text:p text:style-name="P26"/>
      <text:p text:style-name="P26"/>
      <text:p text:style-name="P26"/>
      <text:p text:style-name="P35"><text:soft-page-break/>In Multimedia (Menu -&gt; Multimedia):</text:p>
      <text:p text:style-name="P106"><text:span text:style-name="T59">• </text:span><text:span text:style-name="T82">DeaDBeeF</text:span><text:span text:style-name="T92"> </text:span><text:span text:style-name="T35">Music</text:span><text:span text:style-name="T43">, </text:span><text:span text:style-name="T49">very light, yet does job fine.</text:span></text:p>
      <text:p text:style-name="P97"><text:span text:style-name="T18">• </text:span><text:span text:style-name="T30">S</text:span><text:span text:style-name="T8">MPlayer Video</text:span><text:span text:style-name="T12">, </text:span><text:span text:style-name="T13">very complete </text:span><text:span text:style-name="T14">y</text:span><text:span text:style-name="T49">ou can play all your multimedia (audio, video, CD, DVDs, and VCDs, streams etc. with full DVD and MKV chapter support)</text:span><text:span text:style-name="T13">.</text:span></text:p>
      <text:p text:style-name="P219"/>
      <text:p text:style-name="P123"><text:span text:style-name="T43">I</text:span><text:span text:style-name="T35">n Network (Menu -&gt; Network):</text:span></text:p>
      <text:p text:style-name="P99"><text:span text:style-name="T18">• HexC</text:span><text:span text:style-name="T17">hat </text:span><text:span text:style-name="T18">IRC, </text:span><text:span text:style-name="T26">powerful IRC communication tool, </text:span><text:span text:style-name="T27">and feel free to ask about Manjaro JWM </text:span><text:span text:style-name="T28">Community</text:span><text:span text:style-name="T27"> </text:span><text:span text:style-name="T29">Edition</text:span><text:span text:style-name="T27"> at the default channels #manjaro and #manjaro-br (in Brazilian Portuguese), or even to chitchat at #manjaro-talk .</text:span></text:p>
      <text:p text:style-name="P98"><text:span text:style-name="T27">• </text:span><text:bookmark text:name="firstHeading1"/><text:span text:style-name="T27">NetworkManager, a program for providing detection and configuration for systems to automatically connect to network. </text:span><text:span text:style-name="T24">Add NetworkManager in tray (nm-applet). </text:span><text:span text:style-name="T27"><text:s/></text:span></text:p>
      <text:p text:style-name="P115"><text:span text:style-name="T59">• </text:span><text:span text:style-name="T85">Pale Moon</text:span><text:span text:style-name="T89"> </text:span><text:span text:style-name="T59">Browser, </text:span><text:span text:style-name="T71">a lightweight Firefox fork.</text:span></text:p>
      <text:p text:style-name="P27"/>
      <text:p text:style-name="P36">In Office (Menu -&gt; Office):</text:p>
      <text:p text:style-name="P124"><text:span text:style-name="T59">• </text:span><text:span text:style-name="T35">AbidWord </text:span><text:span text:style-name="T44">Word </text:span><text:span text:style-name="T50">even more lightweight, yet very complete word processor.</text:span></text:p>
      <text:p text:style-name="P31">• ePDFView <text:span text:style-name="T308">PDF</text:span>, simple PDF viewer.</text:p>
      <text:p text:style-name="P92"><text:span text:style-name="T20">• Gnumeric </text:span><text:span text:style-name="T22">Calc</text:span><text:span text:style-name="T19">, </text:span><text:span text:style-name="T20">light spreadsheet program.</text:span></text:p>
      <text:p text:style-name="P100"><text:span text:style-name="T20">• </text:span><text:span text:style-name="T32">Online </text:span><text:span text:style-name="T33">Open365 </text:span><text:span text:style-name="T32">Tools, </text:span><text:span text:style-name="T33">is an open source alternative to Microsoft Office 365</text:span><text:span text:style-name="T32">, opened in Pale Moon (</text:span><text:a xlink:type="simple" xlink:href="https://open365.io/" text:style-name="Internet_20_link" text:visited-style-name="Visited_20_Internet_20_Link"><text:span text:style-name="T33">https://open365.io/</text:span></text:a><text:span text:style-name="T32">).</text:span></text:p>
      <text:p text:style-name="P92"><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92"><text:span text:style-name="T20">• </text:span><text:span text:style-name="T19">Simple Scan, </text:span><text:span text:style-name="T20">full-featured scanner application.</text:span></text:p>
      <text:p text:style-name="P31"/>
      <text:p text:style-name="P31">In Settings (Menu -&gt; Settings):</text:p>
      <text:p text:style-name="P33">• A<text:span text:style-name="T301">randR Screen Editor, </text:span>to <text:span text:style-name="T301">change screen resolution, rotate and manage multiple monitors</text:span>.</text:p>
      <text:p text:style-name="P31">• Blueman Adapters, to manage Bluetooth support.</text:p>
      <text:p text:style-name="P125"><text:span text:style-name="T59">• Blueman Manager, to manage </text:span><text:span text:style-name="T250">connected</text:span><text:span text:style-name="T59"> (or not yet) Bluetooth devices.</text:span></text:p>
      <text:p text:style-name="P128"><text:span text:style-name="T59">• </text:span><text:span text:style-name="T73">Configure Mouse/Keyboard (LXInput)</text:span><text:span text:style-name="T59">, </text:span><text:span text:style-name="T73">simple tool to configure (guess what?) keyboard and mouse.</text:span></text:p>
      <text:p text:style-name="P125"><text:span text:style-name="T59">• </text:span><text:span text:style-name="T35">Customize Look/</text:span><text:span text:style-name="T55">Feel</text:span><text:span text:style-name="T35"> </text:span><text:span text:style-name="T44">(LXAppearance), </text:span><text:span text:style-name="T35">to change icons, fonts, GTK+ theme and more.</text:span></text:p>
      <text:p text:style-name="P147"><text:span text:style-name="T20">• </text:span><text:span text:style-name="T25">LightDM Settings</text:span><text:span text:style-name="T15">, </text:span><text:span text:style-name="T16">s</text:span><text:span text:style-name="T35">ettings editor for the LightDM GTK+ Greeter</text:span><text:span text:style-name="T15">.</text:span></text:p>
      <text:p text:style-name="P126"><text:span text:style-name="T59">• Manjaro Settings </text:span><text:span text:style-name="T76">Manager</text:span><text:span text:style-name="T35">, simple </text:span><text:span text:style-name="T51">but </text:span><text:span text:style-name="T35">powerful tool to manage kernels, time (and timezone), keyboard layouts and more.</text:span></text:p>
      <text:p text:style-name="P127"><text:span text:style-name="T59">• </text:span><text:span text:style-name="T75">Nitrogen Wallpaper, a simple and light tool to set the wallpaper.</text:span></text:p>
      <text:p text:style-name="P32">• Printer Settings, <text:span text:style-name="T301">as the name says, to add and manage printers</text:span> <text:span text:style-name="T224">(it is activated after 'Printer' is installed in Menu -&gt; System -&gt; Script All).</text:span></text:p>
      <text:p text:style-name="P32"/>
      <text:p text:style-name="P50">In System (Menu -&gt; System):</text:p>
      <text:p text:style-name="P16"><text:span text:style-name="T201">• </text:span><text:span text:style-name="T207">Script </text:span><text:span text:style-name="T210">Install</text:span><text:span text:style-name="T207">, a small but very useful </text:span><text:span text:style-name="T285">collection</text:span><text:span text:style-name="T207"> of scripts to install support for, Firewall, <text:s/></text:span><text:span text:style-name="T214">Java, </text:span><text:span text:style-name="T207">Multimedia</text:span><text:span text:style-name="T214"> </text:span><text:span text:style-name="T207">and Print</text:span><text:span text:style-name="T213">er </text:span><text:span text:style-name="T207">(see the next item).</text:span></text:p>
      <text:p text:style-name="P17"><text:span text:style-name="T201">• G</text:span><text:span text:style-name="T205">ufw</text:span><text:span text:style-name="T201"> Firewall, </text:span><text:span text:style-name="T205">to set and manage firewalls </text:span><text:span text:style-name="T206">(it is activated after 'Firewall' is installed in Menu -&gt; System -&gt; Script All).</text:span></text:p>
      <text:p text:style-name="P88"><text:span text:style-name="T374">• </text:span><text:span text:style-name="T377">HardInfo</text:span><text:span text:style-name="T375">, very complete </text:span><text:span text:style-name="T376">hardware information and benchmark tool.</text:span></text:p>
      <text:p text:style-name="P17"><text:span text:style-name="T201">• HTop Process</text:span><text:span text:style-name="T209">es</text:span><text:span text:style-name="T201">, </text:span><text:span text:style-name="T205">to watch and manage (change the priority, stop or even kill) running applications and services.</text:span></text:p>
      <text:p text:style-name="P17"><text:span text:style-name="T201">• </text:span><text:span text:style-name="T204">JWMConf Configur</text:span><text:span text:style-name="T212">ation Tool</text:span><text:span text:style-name="T204">, a CLI (terminal) tool to manage JWM config files, like keys, themes, tray and more.</text:span></text:p>
      <text:p text:style-name="P18"><text:soft-page-break/><text:span text:style-name="T201">• </text:span><text:span text:style-name="T206">Memory Usage</text:span><text:span text:style-name="T207">, shows start up apps and memory usage</text:span><text:span text:style-name="T205">.</text:span></text:p>
      <text:p text:style-name="P14"><text:span text:style-name="T58">• Pacli </text:span><text:span text:style-name="T84">Pack</text:span><text:span text:style-name="T202">age</text:span><text:span text:style-name="T210"> </text:span><text:span text:style-name="T211">Manager</text:span><text:span text:style-name="T202">, </text:span><text:span text:style-name="T204">a simple </text:span><text:span text:style-name="T208">CLI </text:span><text:span text:style-name="T204">(terminal) frontend for Pacman/Yaourt (AUR). Also is the application to update your system.</text:span></text:p>
      <text:p text:style-name="P20">• Privilege Granting, to change super-user (root) privileges and settings (use it carefully).</text:p>
      <text:p text:style-name="P20"/>
      <text:p text:style-name="P20">• Root File Manager (PCManFM), to manage files with super-user (root) access (use it carefully).</text:p>
      <text:p text:style-name="P15"><text:span text:style-name="T201">• Root Terminal </text:span><text:span text:style-name="T205">(Sakura), super-user (root) terminal session (you know you have to use it carefully, right?)</text:span></text:p>
      <text:p text:style-name="P15"><text:span text:style-name="T201">• </text:span><text:span text:style-name="T205">T</text:span>emp<text:span text:style-name="T302">erature</text:span> Sensors <text:span text:style-name="T302">(Xsensors), small and simple tool to watch your hardware temperature.</text:span></text:p>
      <text:p text:style-name="P29"/>
      <text:p text:style-name="P29"/>
      <text:h text:style-name="P230" text:outline-level="2"><text:span text:style-name="T431">8. </text:span><text:span text:style-name="T304">Script All: S</text:span><text:span text:style-name="T303">cripts </text:span><text:span text:style-name="T304">to Install Additional Features</text:span></text:h>
      <text:p text:style-name="P38"/>
      <text:p text:style-name="P49">In the Script All sub-menu you can find simple scripts to add even <text:span text:style-name="T306">more </text:span>features to Manjaro JWM <text:span text:style-name="T425">Community </text:span>Edition. Just click them, follow the instructions in the terminal <text:span text:style-name="T278">that</text:span> will show up, <text:span text:style-name="T278">and all the installation process should be done fine. (Requires internet connection.):</text:span></text:p>
      <text:p text:style-name="P132"/>
      <text:p text:style-name="P102"><text:span text:style-name="T261">• </text:span><text:span text:style-name="T262">AUR</text:span><text:span text:style-name="T263">: </text:span><text:span text:style-name="T264">Support for </text:span><text:span text:style-name="T262">AUR</text:span><text:span text:style-name="T261">, </text:span><text:span text:style-name="T264">th</text:span><text:span text:style-name="T263">r</text:span><text:span text:style-name="T264">oug</text:span><text:span text:style-name="T262">h Arch User Repository </text:span><text:span text:style-name="T261">= in Menu -&gt; System -&gt; Script All -</text:span><text:span text:style-name="T264">&gt; </text:span><text:span text:style-name="T262">AUR</text:span><text:span text:style-name="T261">.</text:span></text:p>
      <text:p text:style-name="P85"><text:span text:style-name="T361">• </text:span><text:span text:style-name="T362">Firewall: </text:span><text:span text:style-name="T363">Support for </text:span><text:span text:style-name="T362">f</text:span><text:span text:style-name="T361">irewall, </text:span><text:span text:style-name="T363">th</text:span><text:span text:style-name="T362">r</text:span><text:span text:style-name="T363">ough Gufw Firewall application</text:span><text:span text:style-name="T361"> = in Menu -&gt; System -&gt; Script All -</text:span><text:span text:style-name="T363">&gt; Firewall</text:span><text:span text:style-name="T361">.</text:span></text:p>
      <text:p text:style-name="P86"><text:span text:style-name="T361">• </text:span><text:span text:style-name="T364">Java</text:span><text:span text:style-name="T366">: </text:span><text:span text:style-name="T363">Support for </text:span><text:span text:style-name="T364">Java</text:span><text:span text:style-name="T367"> (</text:span><text:span text:style-name="T363">OpenJDK</text:span><text:span text:style-name="T364">)</text:span><text:span text:style-name="T368">,</text:span><text:span text:style-name="T362"> free and open source implementation of Java </text:span><text:span text:style-name="T361">= in Menu -&gt; System -&gt; Script All -</text:span><text:span text:style-name="T363">&gt; </text:span><text:span text:style-name="T364">Java</text:span><text:span text:style-name="T361">.</text:span></text:p>
      <text:p text:style-name="P57"><text:span text:style-name="T215">• </text:span><text:span text:style-name="T216">Multimedia: </text:span><text:span text:style-name="T217">S</text:span><text:span text:style-name="T218">upport </text:span><text:span text:style-name="T216">f</text:span><text:span text:style-name="T218">o</text:span><text:span text:style-name="T216">r</text:span><text:span text:style-name="T218"> </text:span><text:span text:style-name="T219">additional</text:span><text:span text:style-name="T217"> </text:span><text:span text:style-name="T216">m</text:span><text:span text:style-name="T428">ultimedia </text:span><text:span text:style-name="T429">c</text:span><text:span text:style-name="T430">odecs</text:span><text:span text:style-name="T428"> = in Menu -&gt; System -&gt; Script All -</text:span><text:span text:style-name="T430">&gt; Multimedia</text:span><text:span text:style-name="T428">.</text:span></text:p>
      <text:p text:style-name="P87"><text:span text:style-name="T361">• </text:span><text:span text:style-name="T362">P</text:span><text:span text:style-name="T361">rint</text:span><text:span text:style-name="T365">er</text:span><text:span text:style-name="T361">: </text:span><text:span text:style-name="T363">Support for p</text:span><text:span text:style-name="T369">rinting </text:span><text:span text:style-name="T370">documents and install printers </text:span><text:span text:style-name="T369">= in Menu -&gt; System -&gt; Script All </text:span><text:span text:style-name="T370">-&gt; Print</text:span><text:span text:style-name="T371">er</text:span><text:span text:style-name="T369">.</text:span></text:p>
      <text:p text:style-name="P64"/>
      <text:p text:style-name="P109"><text:span text:style-name="T175">Obs</text:span><text:span text:style-name="T35">.: After installation, the script can be removed using the </text:span><text:span text:style-name="T45">'</text:span><text:span text:style-name="T35">Edit Menu </text:span><text:span text:style-name="T45">JWM'</text:span><text:span text:style-name="T35"> </text:span><text:span text:style-name="T39">option </text:span><text:span text:style-name="T45">(number 4)</text:span><text:span text:style-name="T35"> in Menu -&gt; JWMConf. </text:span><text:bookmark text:name="result_box15"/><text:span text:style-name="T35">For example, </text:span><text:span text:style-name="T45">after </text:span><text:span text:style-name="T57">AUR</text:span><text:span text:style-name="T56"> </text:span><text:span text:style-name="T40">is </text:span><text:span text:style-name="T35">installed, you can remove </text:span><text:span text:style-name="T45">the line</text:span><text:span text:style-name="T35">:</text:span></text:p>
      <text:p text:style-name="P82"/>
      <text:p text:style-name="P189"><text:span text:style-name="T407">&lt;Program label="</text:span><text:span text:style-name="T408">AUR</text:span><text:span text:style-name="T407">"&gt;gksu xterm ~/.scripts/</text:span><text:span text:style-name="T408">aur</text:span><text:span text:style-name="T407">.sh&lt;/Program&gt;</text:span></text:p>
      <text:p text:style-name="P45"/>
      <text:p text:style-name="P45">The menu entry System -&gt; Script All -&gt; <text:span text:style-name="T432">AUR </text:span>will <text:span text:style-name="T230">disappear (after you restart JWM).</text:span></text:p>
      <text:p text:style-name="P38"/>
      <text:p text:style-name="P182"/>
      <text:h text:style-name="Heading_20_2" text:outline-level="2"><text:span text:style-name="T395">9</text:span><text:span text:style-name="T390">. </text:span><text:span text:style-name="T397">How to Make a Bootable Live USB</text:span></text:h>
      <text:p text:style-name="P38"/>
      <text:p text:style-name="P149"><text:span text:style-name="Source_20_Text"><text:span text:style-name="T137">To w</text:span></text:span><text:span text:style-name="Source_20_Text"><text:span text:style-name="T116">rite </text:span></text:span><text:span text:style-name="Source_20_Text"><text:span text:style-name="T117">a </text:span></text:span><text:span text:style-name="Source_20_Text"><text:span text:style-name="T116">ISO </text:span></text:span><text:span text:style-name="Source_20_Text"><text:span text:style-name="T117">image (of some Linux distribution you download</text:span></text:span><text:span text:style-name="Source_20_Text"><text:span text:style-name="T118">ed</text:span></text:span><text:span text:style-name="Source_20_Text"><text:span text:style-name="T117">, for instance) to a USB stick, you can </text:span></text:span><text:span text:style-name="Source_20_Text"><text:span text:style-name="T121">use </text:span></text:span><text:span text:style-name="Source_20_Text"><text:span text:style-name="T138">ImageWriter ISO/USB, </text:span></text:span><text:span text:style-name="Source_20_Text"><text:span text:style-name="T139">a graphical utility for writing raw disk images &amp; hybrid isos to USB keys</text:span></text:span><text:span text:style-name="Source_20_Text"><text:span text:style-name="T140"> </text:span></text:span><text:span text:style-name="Source_20_Text"><text:span text:style-name="T141">(Menu -&gt; </text:span></text:span><text:span text:style-name="Source_20_Text"><text:span text:style-name="T142">Accessories</text:span></text:span><text:span text:style-name="Source_20_Text"><text:span text:style-name="T141">)</text:span></text:span><text:span text:style-name="Source_20_Text"><text:span text:style-name="T138">.</text:span></text:span></text:p>
      <text:p text:style-name="P4"/>
      <text:p text:style-name="Standard"><text:soft-page-break/><text:span text:style-name="T189">10</text:span><text:span text:style-name="T187">. </text:span><text:span text:style-name="T186">Menu</text:span><text:span text:style-name="T188">s in</text:span><text:span text:style-name="T186"> JWM</text:span></text:p>
      <text:p text:style-name="Standard"/>
      <text:p text:style-name="P152"><text:span text:style-name="T306">The </text:span>menu in JWM <text:span text:style-name="T306">is called “root menu” and can be a fast and easy way to </text:span>start <text:span text:style-name="T226">applications</text:span>. It also provides a way to restart or exit the <text:span text:style-name="T226">session</text:span> <text:span text:style-name="T226">(to restart or shutdown your computer)</text:span>. Note that multiple root menus are possible. <text:span text:style-name="T227">You can find more information about </text:span>the <text:span text:style-name="T226">'</text:span>onroot<text:span text:style-name="T226">'</text:span> attribute <text:span text:style-name="T227">and many more here: </text:span><text:a xlink:type="simple" xlink:href="http://joewing.net/projects/jwm/config.shtml#root" text:style-name="Internet_20_link" text:visited-style-name="Visited_20_Internet_20_Link"><text:span text:style-name="T227">http://joewing.net/projects/jwm/config.shtml#root</text:span></text:a><text:span text:style-name="T227"> </text:span>. </text:p>
      <text:p text:style-name="P151"/>
      <text:p text:style-name="P151"><text:span text:style-name="T230">Look at this </text:span>example, <text:span text:style-name="T227">t</text:span>he outer-most tag is <text:span text:style-name="T226">'</text:span>RootMenu<text:span text:style-name="T226">':</text:span></text:p>
      <text:p text:style-name="P150"/>
      <text:p text:style-name="P203">&lt;RootMenu onroot="3"&gt;</text:p>
      <text:p text:style-name="P200"><text:tab/><text:tab/>&lt;Program label="Execute"&gt;gmrun&lt;/Program&gt;</text:p>
      <text:p text:style-name="P200"><text:tab/><text:tab/>&lt;Program label="Terminal"&gt;sakura&lt;/Program&gt;</text:p>
      <text:p text:style-name="P200"><text:tab/><text:tab/>&lt;Program label="Explorer"&gt;pcmanfm&lt;/Program&gt;</text:p>
      <text:p text:style-name="P200"><text:tab/><text:tab/>&lt;Program label="Browser"&gt;palemoon&lt;/Program&gt;</text:p>
      <text:p text:style-name="P200"><text:tab/><text:tab/>&lt;Program label="Background"&gt;nitrogen&lt;/Program&gt;</text:p>
      <text:p text:style-name="P200"><text:tab/><text:tab/>&lt;Program label="Screenshot"&gt;gnome-screenshot&lt;/Program&gt;</text:p>
      <text:p text:style-name="P201"><text:span text:style-name="T174"><text:s/><text:tab/><text:tab/></text:span><text:span text:style-name="T173">&lt;Separator/&gt;</text:span></text:p>
      <text:p text:style-name="P201"><text:span text:style-name="T174"><text:s text:c="2"/></text:span><text:span text:style-name="T173">&lt;Menu label="Accesories"&gt;</text:span></text:p>
      <text:p text:style-name="P200"><text:tab/><text:tab/>&lt;Program label="Catfish Search"&gt;catfish&lt;/Program&gt;</text:p>
      <text:p text:style-name="P200"><text:tab/><text:tab/>&lt;Program label="ClipIt Manager"&gt;clipit&lt;/Program&gt;</text:p>
      <text:p text:style-name="P201"><text:span text:style-name="T174"><text:s text:c="13"/></text:span><text:span text:style-name="T173">&lt;Program label="Medit Editor"&gt;Medit&lt;/Program&gt;</text:span></text:p>
      <text:p text:style-name="P200"><text:tab/><text:tab/>&lt;Program label="Leafpad Editor"&gt;leafpad&lt;/Program&gt;</text:p>
      <text:p text:style-name="P200"><text:tab/><text:tab/>&lt;Program label="Xarchiver Compact"&gt;xarchiver&lt;/Program&gt;</text:p>
      <text:p text:style-name="P209"><text:span text:style-name="T174"><text:tab/></text:span><text:span text:style-name="T173">&lt;/Menu&gt;</text:span></text:p>
      <text:p text:style-name="P198"><text:span text:style-name="T310">&lt;/RootMenu&gt;</text:span><text:tab/></text:p>
      <text:p text:style-name="P151"><text:span text:style-name="Strong_20_Emphasis"><text:span text:style-name="T240"/></text:span></text:p>
      <text:p text:style-name="P151"><text:span text:style-name="Strong_20_Emphasis"><text:span text:style-name="T240">You can see that 'RootMenu' </text:span></text:span><text:span text:style-name="Strong_20_Emphasis"><text:span text:style-name="T239">is </text:span></text:span><text:span text:style-name="Strong_20_Emphasis"><text:span text:style-name="T240">combined </text:span></text:span><text:span text:style-name="Strong_20_Emphasis"><text:span text:style-name="T239">with the ' onroot=”3” ' attribute. </text:span></text:span><text:span text:style-name="Strong_20_Emphasis"><text:span text:style-name="T240">By default, JWM reads this number </text:span></text:span><text:span text:style-name="Strong_20_Emphasis"><text:span text:style-name="T239">'3' </text:span></text:span><text:span text:style-name="Strong_20_Emphasis"><text:span text:style-name="T240">as </text:span></text:span><text:span text:style-name="Strong_20_Emphasis"><text:span text:style-name="T239">the mouse desktop right click, </text:span></text:span><text:span text:style-name="Strong_20_Emphasis"><text:span text:style-name="T240">so this example menu would be shown when you right click any empty area of your desktop. Note that Manjaro JWM <text:s/></text:span></text:span><text:span text:style-name="Strong_20_Emphasis"><text:span text:style-name="T244">Community</text:span></text:span><text:span text:style-name="Strong_20_Emphasis"><text:span text:style-name="T240"> Edition brings the exactly the same menu if do a desktop right click or if you click “Menu” in the Tray (the bottom panel).</text:span></text:span></text:p>
      <text:p text:style-name="P151"><text:span text:style-name="Strong_20_Emphasis"><text:span text:style-name="T133"/></text:span></text:p>
      <text:p text:style-name="P91"><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span text:style-name="Strong_20_Emphasis"><text:span text:style-name="T424">.</text:span></text:span></text:p>
      <text:p text:style-name="P38"/>
      <text:p text:style-name="P91"><text:span text:style-name="Strong_20_Emphasis"><text:span text:style-name="T31">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31">. </text:span></text:span><text:span text:style-name="Strong_20_Emphasis"><text:span text:style-name="T132">More on this bellow.</text:span></text:span></text:p>
      <text:p text:style-name="P38"/>
      <text:p text:style-name="P38"/>
      <text:h text:style-name="Heading_20_2" text:outline-level="2"><text:span text:style-name="Strong_20_Emphasis"><text:span text:style-name="T180">1</text:span></text:span><text:span text:style-name="Strong_20_Emphasis"><text:span text:style-name="T181">1</text:span></text:span><text:span text:style-name="Strong_20_Emphasis"><text:span text:style-name="T178">. </text:span></text:span><text:span text:style-name="Strong_20_Emphasis"><text:span text:style-name="T179">How to </text:span></text:span><text:span text:style-name="Strong_20_Emphasis"><text:span text:style-name="T177">Reconfigure JWM </text:span></text:span><text:span text:style-name="Strong_20_Emphasis"><text:span text:style-name="T179">and Load Changes</text:span></text:span></text:h>
      <text:p text:style-name="P154"/>
      <text:p text:style-name="P225"><text:span text:style-name="Strong_20_Emphasis"><text:span text:style-name="T130">To </text:span></text:span><text:span text:style-name="Strong_20_Emphasis"><text:span text:style-name="T131">be able to </text:span></text:span><text:span text:style-name="Strong_20_Emphasis"><text:span text:style-name="T130">access </text:span></text:span><text:span text:style-name="Strong_20_Emphasis"><text:span text:style-name="T131">any change in </text:span></text:span><text:span text:style-name="Strong_20_Emphasis"><text:span text:style-name="T130">the menu</text:span></text:span><text:span text:style-name="Strong_20_Emphasis"><text:span text:style-name="T131">s (</text:span></text:span><text:span text:style-name="Strong_20_Emphasis"><text:span text:style-name="T135">as </text:span></text:span><text:span text:style-name="Strong_20_Emphasis"><text:span text:style-name="T131">theme</text:span></text:span><text:span text:style-name="Strong_20_Emphasis"><text:span text:style-name="T136">s</text:span></text:span><text:span text:style-name="Strong_20_Emphasis"><text:span text:style-name="T131">, shortcuts, </text:span></text:span><text:span text:style-name="Strong_20_Emphasis"><text:span text:style-name="T136">menu</text:span></text:span><text:span text:style-name="Strong_20_Emphasis"><text:span text:style-name="T131"> or any aspect of JWM), you </text:span></text:span><text:span text:style-name="Strong_20_Emphasis"><text:span text:style-name="T130">need to restart JWM. </text:span></text:span><text:span text:style-name="Strong_20_Emphasis"><text:span text:style-name="T131">To do this you can go to JWMConf -&gt; then choose the very first option, “Refresh Configuration JWM, by typing the number '1'. This will </text:span></text:span><text:span text:style-name="Strong_20_Emphasis"><text:span text:style-name="T134">refresh</text:span></text:span></text:p>
      <text:p text:style-name="P225"><text:span text:style-name="Strong_20_Emphasis"><text:span text:style-name="T134"/></text:span></text:p>
      <text:p text:style-name="P225"><text:span text:style-name="Strong_20_Emphasis"><text:span text:style-name="T134"/></text:span></text:p>
      <text:p text:style-name="P225"><text:span text:style-name="Strong_20_Emphasis"><text:span text:style-name="T134"/></text:span></text:p>
      <text:p text:style-name="P225"><text:soft-page-break/><text:span text:style-name="Strong_20_Emphasis"><text:span text:style-name="T134">only <text:s/></text:span></text:span><text:span text:style-name="Strong_20_Emphasis"><text:span text:style-name="T130">JWM <text:s/></text:span></text:span><text:span text:style-name="Strong_20_Emphasis"><text:span text:style-name="T134">(and its configuration</text:span></text:span><text:span text:style-name="Strong_20_Emphasis"><text:span text:style-name="T136">, of course</text:span></text:span><text:span text:style-name="Strong_20_Emphasis"><text:span text:style-name="T134">)</text:span></text:span><text:span text:style-name="Strong_20_Emphasis"><text:span text:style-name="T130">, <text:s/></text:span></text:span><text:span text:style-name="Strong_20_Emphasis"><text:span text:style-name="T131">all <text:s/>the <text:s/>applications <text:s/>you <text:s/></text:span></text:span><text:span text:style-name="Strong_20_Emphasis"><text:span text:style-name="T136">may <text:s/>be <text:s/></text:span></text:span><text:span text:style-name="Strong_20_Emphasis"><text:span text:style-name="T131">using will </text:span></text:span></text:p>
      <text:p text:style-name="P95"><text:span text:style-name="Strong_20_Emphasis"><text:span text:style-name="T131">remain opened. </text:span></text:span><text:span text:style-name="Strong_20_Emphasis"><text:span text:style-name="T134">T</text:span></text:span><text:span text:style-name="Strong_20_Emphasis"><text:span text:style-name="T131">here is no need to logout and login again (or to restart the computer).</text:span></text:span><text:span text:style-name="Strong_20_Emphasis"><text:span text:style-name="T130"> </text:span></text:span><text:span text:style-name="Strong_20_Emphasis"><text:span text:style-name="T134">Alternatively, </text:span></text:span><text:span text:style-name="Strong_20_Emphasis"><text:span text:style-name="T131">you can use the shortcut 'Super + u' (it is the same effect).</text:span></text:span></text:p>
      <text:p text:style-name="P42"/>
      <text:p text:style-name="P42"/>
      <text:h text:style-name="Heading_20_2" text:outline-level="2"><text:span text:style-name="Strong_20_Emphasis"><text:span text:style-name="T184">1</text:span></text:span><text:span text:style-name="Strong_20_Emphasis"><text:span text:style-name="T185">2</text:span></text:span><text:span text:style-name="Strong_20_Emphasis"><text:span text:style-name="T182">. </text:span></text:span><text:span text:style-name="Strong_20_Emphasis"><text:span text:style-name="T183">How to Enable and </text:span></text:span><text:span text:style-name="Strong_20_Emphasis"><text:span text:style-name="T182">Disabled </text:span></text:span><text:span text:style-name="Strong_20_Emphasis"><text:span text:style-name="T183">S</text:span></text:span><text:span text:style-name="Strong_20_Emphasis"><text:span text:style-name="T182">ervices</text:span></text:span></text:h>
      <text:p text:style-name="P155"/>
      <text:p text:style-name="P101"><text:bookmark text:name="result_box"/><text:span text:style-name="Strong_20_Emphasis"><text:span text:style-name="T143">The following services are disabled: Cbatticon (cbatticon -u 120 -i standard -c "systemctl suspend" -l 20 -r 5), Blue</text:span></text:span><text:span text:style-name="Strong_20_Emphasis"><text:span text:style-name="T144">m</text:span></text:span><text:span text:style-name="Strong_20_Emphasis"><text:span text:style-name="T143">an (blueman-applet), </text:span></text:span><text:span text:style-name="Strong_20_Emphasis"><text:span text:style-name="T145">NetworkManager (nm-applet) </text:span></text:span><text:span text:style-name="Strong_20_Emphasis"><text:span text:style-name="T146">and ClipIt (clipit)</text:span></text:span><text:span text:style-name="Strong_20_Emphasis"><text:span text:style-name="T143">. If you want to enable the services </text:span></text:span><text:span text:style-name="Strong_20_Emphasis"><text:span text:style-name="T144">you can </text:span></text:span><text:span text:style-name="Strong_20_Emphasis"><text:span text:style-name="T143">proceed as follows: </text:span></text:span><text:bookmark text:name="result_box8"/><text:span text:style-name="Strong_20_Emphasis"><text:span text:style-name="T144">go to </text:span></text:span><text:span text:style-name="Strong_20_Emphasis"><text:span text:style-name="T143">Menu -&gt; JWMConf, </text:span></text:span><text:span text:style-name="Strong_20_Emphasis"><text:span text:style-name="T144">choose the option “Edit Start JWM” (by typing the number '6')</text:span></text:span><text:span text:style-name="Strong_20_Emphasis"><text:span text:style-name="T143"> and add </text:span></text:span><text:span text:style-name="Strong_20_Emphasis"><text:span text:style-name="T144">the following lines</text:span></text:span><text:span text:style-name="Strong_20_Emphasis"><text:span text:style-name="T143">:</text:span></text:span></text:p>
      <text:p text:style-name="P38"/>
      <text:p text:style-name="P191"><text:span text:style-name="Strong_20_Emphasis"><text:span text:style-name="T190">&lt;StartupCommand&gt;</text:span></text:span><text:span text:style-name="Strong_20_Emphasis"><text:span text:style-name="T143">cbatticon -u 120 -i standard -c "systemctl suspend" -l 20 -r 5</text:span></text:span><text:span text:style-name="Strong_20_Emphasis"><text:span text:style-name="T190">&lt;StartupCommand&gt;</text:span></text:span></text:p>
      <text:p text:style-name="P197"><text:span text:style-name="Strong_20_Emphasis"><text:span text:style-name="T190"><text:tab/><text:tab/>&lt;StartupCommand&gt;blueman-applet&lt;/StartupCommand&gt;</text:span></text:span></text:p>
      <text:p text:style-name="P196"><text:span text:style-name="Strong_20_Emphasis"><text:span text:style-name="T404"><text:tab/><text:tab/>&lt;StartupCommand&gt;n</text:span></text:span><text:span text:style-name="Strong_20_Emphasis"><text:span text:style-name="T405">m</text:span></text:span><text:span text:style-name="Strong_20_Emphasis"><text:span text:style-name="T404">-applet&lt;/StartupCommand&gt;</text:span></text:span></text:p>
      <text:p text:style-name="P195"><text:span text:style-name="Strong_20_Emphasis"><text:span text:style-name="T404"><text:tab/><text:tab/>&lt;StartupCommand&gt;</text:span></text:span><text:span text:style-name="Strong_20_Emphasis"><text:span text:style-name="T406">clipit</text:span></text:span><text:span text:style-name="Strong_20_Emphasis"><text:span text:style-name="T404">&lt;/StartupCommand&gt;</text:span></text:span></text:p>
      <text:p text:style-name="P38"/>
      <text:p text:style-name="P58"><text:span text:style-name="T313">Alternatively, you can open the file /home/username/.jwm/start and edit it in a text editor (</text:span><text:span text:style-name="T314">Medit</text:span><text:span text:style-name="T313"> is recommended). </text:span><text:span text:style-name="T315">I</text:span>t is important to pay attention to the <text:span text:style-name="T245">sleep</text:span> parameter.</text:p>
      <text:p text:style-name="P155"/>
      <text:p text:style-name="P96"><text:span text:style-name="T8">After </text:span><text:span text:style-name="T11">a re</text:span><text:span text:style-name="T8">boot </text:span><text:span text:style-name="T11">the</text:span><text:span text:style-name="T8"> services </text:span><text:span text:style-name="T11">will be r</text:span><text:span text:style-name="T8">unning. </text:span></text:p>
      <text:p text:style-name="P79"/>
      <text:h text:style-name="P235" text:outline-level="2"><text:span text:style-name="T195">1</text:span><text:span text:style-name="T196">2</text:span><text:span text:style-name="T194">.1. </text:span><text:bookmark text:name="result_box1"/><text:span text:style-name="T195">Activate </text:span><text:span text:style-name="T197">Net</text:span><text:span text:style-name="T198">workManager (nm-applet) </text:span><text:span text:style-name="T197">in the </text:span><text:span text:style-name="T199">C</text:span><text:span text:style-name="T197">urrent </text:span><text:span text:style-name="T199">S</text:span><text:span text:style-name="T197">ession</text:span><text:span text:style-name="T198">s</text:span></text:h>
      <text:p text:style-name="P164"/>
      <text:p text:style-name="P173"><text:bookmark text:name="result_box2"/><text:span text:style-name="Strong_20_Emphasis"><text:span text:style-name="T145">NetworkManager (nm-applet) </text:span></text:span><text:span text:style-name="T122">consumes lots of memory </text:span><text:span text:style-name="T125">(RAM) </text:span><text:span text:style-name="T122">and was disabled his boot. However, you can enable </text:span><text:span text:style-name="Strong_20_Emphasis"><text:span text:style-name="T145">NetworkManager</text:span></text:span><text:span text:style-name="T122"> in their </text:span><text:span text:style-name="T124">currrent </text:span><text:span text:style-name="T122">sessions, for this click Menu -&gt; Network and select </text:span><text:span text:style-name="Strong_20_Emphasis"><text:span text:style-name="T145">NetworkManager, </text:span></text:span><text:bookmark text:name="result_box3"/><text:span text:style-name="Strong_20_Emphasis"><text:span text:style-name="T34">an icon will appear in your notification area</text:span></text:span><text:span text:style-name="T122">.</text:span></text:p>
      <text:p text:style-name="P161"/>
      <text:p text:style-name="P161"/>
      <text:h text:style-name="P243" text:outline-level="2">1<text:span text:style-name="T431">3</text:span>. Changing <text:span text:style-name="T228">the Weather (City and T</text:span>emperature<text:span text:style-name="T228">) in Conky</text:span></text:h>
      <text:p text:style-name="P170"/>
      <text:p text:style-name="P172"><text:span text:style-name="T119">To change the default city and weather in Conk</text:span><text:span text:style-name="T120">y</text:span><text:span text:style-name="T119">, </text:span><text:span text:style-name="T120">y</text:span><text:span text:style-name="T116">ou </text:span><text:span text:style-name="T120">should </text:span><text:span text:style-name="T116">go to </text:span><text:a xlink:type="simple" xlink:href="http://weather.noaa.gov/" office:target-frame-name="_blank" xlink:show="new" text:style-name="Internet_20_link" text:visited-style-name="Visited_20_Internet_20_Link"><text:span text:style-name="Internet_20_link"><text:span text:style-name="T116">http://weather.noaa.gov/</text:span></text:span></text:a><text:span text:style-name="T116"> and search for your country and then for the city </text:span><text:span text:style-name="T120">nearest</text:span><text:span text:style-name="T116">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6">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20">XXXX</text:span></text:span></text:a><text:a xlink:type="simple" xlink:href="http://weather.noaa.gov/weather/current/xxxx.html" office:target-frame-name="_blank" xlink:show="new" text:style-name="Internet_20_link" text:visited-style-name="Visited_20_Internet_20_Link"><text:span text:style-name="Internet_20_link"><text:span text:style-name="T116">.html</text:span></text:span></text:a><text:span text:style-name="T116"> where </text:span><text:span text:style-name="T120">this XXXX </text:span><text:span text:style-name="T116">is the four letter code for your city. The same four letters need to replace </text:span><text:span text:style-name="T348">S</text:span><text:span text:style-name="T349">BBR </text:span><text:span text:style-name="T116">in </text:span><text:span text:style-name="T149">line 24</text:span><text:span text:style-name="T116"> of the original </text:span><text:span text:style-name="T120">C</text:span><text:span text:style-name="T116">onky config. </text:span><text:bookmark text:name="result_box5"/><text:span text:style-name="T116">It is also necessary to change the city </text:span><text:span text:style-name="T120">name from</text:span><text:span text:style-name="T116"> </text:span><text:span text:style-name="T349">Brasília </text:span><text:span text:style-name="T348">(</text:span><text:span text:style-name="T349">BR</text:span><text:span text:style-name="T348">)</text:span><text:span text:style-name="T128"> </text:span><text:span text:style-name="T129">to wherever city you want</text:span><text:span text:style-name="T128">.</text:span></text:p>
      <text:p text:style-name="P171"/>
      <text:p text:style-name="P204"><text:span text:style-name="T173">${voffset 10}$alignr$color </text:span><text:span text:style-name="T352">Brasília</text:span><text:span text:style-name="T351"> (</text:span><text:span text:style-name="T352">BR</text:span><text:span text:style-name="T351">)</text:span><text:span text:style-name="T173"> ${weather</text:span></text:p>
      <text:p text:style-name="P202"><text:span text:style-name="T173">http://weather.noaa.gov/pub/data/observations/metar/stations/ </text:span><text:span text:style-name="T352">SBBR</text:span><text:span text:style-name="T173"> temperature temperature 15}°C</text:span></text:p>
      <text:p text:style-name="P63"/>
      <text:p text:style-name="P63"/>
      <text:p text:style-name="P103"><text:soft-page-break/><text:span text:style-name="T176">Obs</text:span><text:span text:style-name="T85">.: To access the </text:span><text:span text:style-name="T35">Conky </text:span><text:span text:style-name="T52">config you can go to Me</text:span><text:span text:style-name="T35">nu -&gt; JWMConf, </text:span><text:span text:style-name="T53">then choose the option “Edit Conky”, by typing the number '15'</text:span><text:span text:style-name="T35">.</text:span></text:p>
      <text:p text:style-name="P38"/>
      <text:p text:style-name="P38"/>
      <text:h text:style-name="P244" text:outline-level="2">1<text:span text:style-name="T431">4</text:span>. Changing <text:span text:style-name="T228">the Information of the Battery in Conky</text:span></text:h>
      <text:p text:style-name="P165"/>
      <text:p text:style-name="P177"><text:span text:style-name="T410">The battery in Conky comes as a </text:span><text:span text:style-name="T356">BAT1</text:span><text:span text:style-name="T410">. For you to identify your battery run the following command:</text:span></text:p>
      <text:p text:style-name="P175"/>
      <text:p text:style-name="P190">$ ls /sys/class/power_supply</text:p>
      <text:p text:style-name="P194">ADP1 <text:span text:style-name="T353">BAT1</text:span></text:p>
      <text:p text:style-name="P174"><text:span text:style-name="T415"><text:line-break/>See my example: my battery is </text:span><text:span text:style-name="T355">BAT1 </text:span><text:span text:style-name="T415">and if yours is BAT2, you need only replace </text:span><text:span text:style-name="T355">BAT1</text:span><text:span text:style-name="T415"> by BAT2 in Conky. </text:span><text:bookmark text:name="result_box14"/>see where changing the encoding of the conky:</text:p>
      <text:p text:style-name="P176"/>
      <text:p text:style-name="P205">${voffset 10}${goto 30}BATT$alignr${battery_percent <text:span text:style-name="T354">BAT1</text:span>}% </text:p>
      <text:p text:style-name="P199">${goto 30}${battery_bar <text:span text:style-name="T354">BAT1</text:span>}</text:p>
      <text:p text:style-name="P199"/>
      <text:p text:style-name="P180"><text:span text:style-name="T386">Obs</text:span><text:span text:style-name="T366">.: To access the </text:span><text:span text:style-name="T369">Conky </text:span><text:span text:style-name="T372">config you can go to Me</text:span><text:span text:style-name="T369">nu -&gt; JWMConf, </text:span><text:span text:style-name="T373">then choose the option “Edit Conky”, by typing the number '15'</text:span><text:span text:style-name="T369">.</text:span></text:p>
      <text:p text:style-name="P178"/>
      <text:p text:style-name="P178"/>
      <text:h text:style-name="Heading_20_2" text:outline-level="2"><text:span text:style-name="T387">1</text:span><text:span text:style-name="T394">5</text:span><text:span text:style-name="T387">. </text:span><text:span text:style-name="T391">How to </text:span><text:span text:style-name="T387">Edit Pacli and JWMConf</text:span></text:h>
      <text:p text:style-name="P8"/>
      <text:p text:style-name="P38"><text:span text:style-name="T231">If you want to edit </text:span><text:span text:style-name="T237">some of the features of P</text:span><text:span text:style-name="T231">acli </text:span><text:span text:style-name="T237">Package Manager </text:span><text:span text:style-name="T231">and/</text:span><text:span text:style-name="T237">or</text:span><text:span text:style-name="T231"> </text:span><text:span text:style-name="T237">JWMConf</text:span><text:span text:style-name="T231"> </text:span><text:span text:style-name="T237">Configuration Tool, you can find both programs (that actually are shell scripts) at the folder bin in </text:span><text:span text:style-name="T321">/</text:span><text:span text:style-name="T322">urs</text:span><text:span text:style-name="T323">/</text:span><text:span text:style-name="T322">bin</text:span><text:span text:style-name="T323">/</text:span><text:span text:style-name="T321">. </text:span><text:span text:style-name="T229">Then you </text:span>can <text:span text:style-name="T229">open and </text:span>edit <text:span text:style-name="T222">these files in a text editor (Medit is recommended)</text:span>.</text:p>
      <text:p text:style-name="P38"/>
      <text:p text:style-name="P44"><text:bookmark text:name="result_box13"/><text:span text:style-name="T334">Obs</text:span><text:span text:style-name="T332">.: </text:span><text:span text:style-name="T333">M</text:span>ake the changes as root.</text:p>
      <text:p text:style-name="P38"/>
      <text:p text:style-name="P38"/>
      <text:h text:style-name="P236" text:outline-level="2"><text:span text:style-name="T387">1</text:span><text:span text:style-name="T394">6</text:span><text:span text:style-name="T387">. </text:span><text:span text:style-name="T274">Cancel the </text:span><text:span text:style-name="T275">A</text:span><text:span text:style-name="T274">ction of </text:span><text:span text:style-name="T276">the </text:span><text:span text:style-name="T274">Oblogout</text:span></text:h>
      <text:p text:style-name="P134"/>
      <text:p text:style-name="P59"><text:span text:style-name="T281">T</text:span><text:span text:style-name="T279">he </text:span><text:span text:style-name="T281">O</text:span><text:span text:style-name="T279">blogout the Manjaro </text:span><text:span text:style-name="T281">JWM Community Edition </text:span><text:span text:style-name="T279">not have to cancel option, but this function is only press the Esc key. </text:span><text:span text:style-name="T281">I</text:span><text:span text:style-name="T279">s action will cancel </text:span><text:span text:style-name="T281">O</text:span><text:span text:style-name="T279">blogout and back to their normality.</text:span></text:p>
      <text:p text:style-name="P134"/>
      <text:p text:style-name="Standard"/>
      <text:h text:style-name="P237" text:outline-level="2"><text:span text:style-name="T387">1</text:span><text:span text:style-name="T394">7</text:span><text:span text:style-name="T387">. </text:span><text:span text:style-name="T392">D</text:span><text:span text:style-name="T398">unst Adjust with Your Screen</text:span></text:h>
      <text:p text:style-name="P135"/>
      <text:p text:style-name="P60"><text:span text:style-name="T282">B</text:span><text:span text:style-name="T279">y default the notification of Manjaro </text:span><text:span text:style-name="T281">JWM Community Edition</text:span><text:span text:style-name="T279"> is made by </text:span><text:span text:style-name="T282">D</text:span><text:span text:style-name="T279">unst. </text:span><text:span text:style-name="T282">T</text:span><text:span text:style-name="T279">he measure is by default:</text:span></text:p>
      <text:p text:style-name="P135"/>
      <text:p text:style-name="P188">geometry = "0x0-1000-27"</text:p>
      <text:p text:style-name="P135"/>
      <text:p text:style-name="P117"><text:soft-page-break/><text:span text:style-name="T254">T</text:span><text:span text:style-name="T255">o change and adjust with your monitor, change this measure in dunstrc file </text:span><text:bookmark text:name="result_box19"/><text:span text:style-name="T255">and check</text:span><text:span text:style-name="T256"> “</text:span><text:span text:style-name="T259">The geometry of the window”</text:span><text:span text:style-name="T260">.</text:span></text:p>
      <text:p text:style-name="P135"/>
      <text:p text:style-name="P135"/>
      <text:p text:style-name="P179"><text:span text:style-name="T295">Obs</text:span><text:span text:style-name="T293">.: To access the </text:span><text:span text:style-name="T294">Dunst</text:span><text:span text:style-name="T290"> </text:span><text:span text:style-name="T288">config you can go to Me</text:span><text:span text:style-name="T279">nu -&gt; JWMConf, </text:span><text:span text:style-name="T289">then choose the option “Edit </text:span><text:span text:style-name="T292">Dunst</text:span><text:span text:style-name="T289">”, by typing the number '1</text:span><text:span text:style-name="T291">6</text:span><text:span text:style-name="T289">'</text:span><text:span text:style-name="T279">.</text:span></text:p>
      <text:p text:style-name="P135"/>
      <text:p text:style-name="P135"/>
      <text:p text:style-name="P139"><text:bookmark text:name="result_box20"/><text:span text:style-name="T387">1</text:span><text:span text:style-name="T394">8</text:span><text:span text:style-name="T387">. </text:span><text:span text:style-name="T393">Remove Popup Welcome</text:span></text:p>
      <text:p text:style-name="P142"/>
      <text:p text:style-name="P61"><text:span text:style-name="T284">A</text:span><text:span text:style-name="T279">fter boot Manjaro JWM h</text:span><text:span text:style-name="T284">Community Edition </text:span><text:bookmark text:name="result_box18"/>shows a popup welcome, see:</text:p>
      <text:p text:style-name="P137"/>
      <table:table table:name="Tabela4" table:style-name="Tabela4">
        <table:table-column table:style-name="Tabela4.A"/>
        <table:table-row table:style-name="Tabela4.1">
          <table:table-cell table:style-name="Tabela4.A1" office:value-type="string">
            <text:p text:style-name="P158"><draw:frame draw:style-name="fr1" draw:name="Figura7" text:anchor-type="paragraph" svg:width="7.874cm" svg:height="1.118cm" draw:z-index="4"><draw:image xlink:href="Pictures/10000201000001360000002C997B1BBF5DE16DA1.png" xlink:type="simple" xlink:show="embed" xlink:actuate="onLoad"/></draw:frame></text:p>
            <text:p text:style-name="P160"/>
          </table:table-cell>
        </table:table-row>
      </table:table>
      <text:p text:style-name="P137"><text:line-break/><text:span text:style-name="T427">I</text:span>f you want to remove this pop<text:span text:style-name="T426">up</text:span> you need to edit the file st<text:span text:style-name="T427">ar</text:span>t.</text:p>
      <text:p text:style-name="P214"/>
      <text:p text:style-name="P181"><text:span text:style-name="T411">Obs</text:span><text:span text:style-name="T412">.: To access the </text:span><text:span text:style-name="T413">start file </text:span><text:span text:style-name="T414">you can go to Me</text:span>nu -&gt; JWMConf, <text:span text:style-name="T307">then choose the option “Edit Start JWM”, by typing the number '8'</text:span>.</text:p>
      <text:p text:style-name="P135"/>
      <text:p text:style-name="P135"/>
      <text:p text:style-name="P43"><text:span text:style-name="Strong_20_Emphasis"><text:span text:style-name="T297">1</text:span></text:span><text:span text:style-name="Strong_20_Emphasis"><text:span text:style-name="T299">9</text:span></text:span><text:span text:style-name="Strong_20_Emphasis"><text:span text:style-name="T297">. </text:span></text:span><text:span text:style-name="Strong_20_Emphasis"><text:span text:style-name="T296">Changing the Window Buttons </text:span></text:span><text:span text:style-name="Strong_20_Emphasis"><text:span text:style-name="T298">JWM</text:span></text:span></text:p>
      <text:p text:style-name="P148"><text:span text:style-name="T8"><text:line-break/></text:span><text:span text:style-name="T1">In JWM it is possible change the window buttons. By default the buttons are these:</text:span></text:p>
      <text:p text:style-name="P48"/>
      <table:table table:name="Tabela2" table:style-name="Tabela2">
        <table:table-column table:style-name="Tabela2.A"/>
        <table:table-row table:style-name="Tabela2.1">
          <table:table-cell table:style-name="Tabela2.A1" office:value-type="string">
            <text:p text:style-name="P157"><draw:frame draw:style-name="fr2" draw:name="Figura5" text:anchor-type="paragraph" svg:width="1.402cm" svg:height="0.82cm" draw:z-index="2"><draw:image xlink:href="Pictures/10000000000000350000001F7D0A8E03089A92D3.png" xlink:type="simple" xlink:show="embed" xlink:actuate="onLoad"/></draw:frame></text:p>
            <text:p text:style-name="P159"/>
          </table:table-cell>
        </table:table-row>
      </table:table>
      <text:p text:style-name="P67"/>
      <text:p text:style-name="P67">In this edition buttons are these:</text:p>
      <text:p text:style-name="P67"/>
      <table:table table:name="Tabela3" table:style-name="Tabela3">
        <table:table-column table:style-name="Tabela3.A"/>
        <table:table-row>
          <table:table-cell table:style-name="Tabela3.A1" office:value-type="string">
            <text:p text:style-name="P157"><draw:frame draw:style-name="fr2" draw:name="Figura6" text:anchor-type="paragraph" svg:width="1.346cm" svg:height="0.787cm" draw:z-index="3"><draw:image xlink:href="Pictures/10000201000000350000001F264C959C3C861C7C.png" xlink:type="simple" xlink:show="embed" xlink:actuate="onLoad"/></draw:frame></text:p>
            <text:p text:style-name="P159"/>
          </table:table-cell>
        </table:table-row>
      </table:table>
      <text:p text:style-name="P67"/>
      <text:p text:style-name="P207">To maintain the standard JWM model you remove the parameters below the theme file /home/username/.jwm/theme</text:p>
      <text:p text:style-name="P208"/>
      <text:p text:style-name="P192"><text:span text:style-name="Emphasis"><text:span text:style-name="T191">&lt;!-- Visual Style Window B</text:span></text:span><text:span text:style-name="Emphasis"><text:span text:style-name="T192">uttons. --</text:span></text:span><text:span text:style-name="Emphasis"><text:span text:style-name="T193">&gt;</text:span></text:span></text:p>
      <text:p text:style-name="P206"><text:span text:style-name="Emphasis"><text:span text:style-name="T277"><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55"><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text:span><text:soft-page-break/><text:span text:style-name="T255">“Refresh Configuration JWM” by entering 1. </text:span><text:span text:style-name="T257">T</text:span><text:span text:style-name="T255">he following link you download a package with multiple Puppy </text:span><text:span text:style-name="T258">Linux </text:span><text:span text:style-name="T255">buttons: </text:span><text:a xlink:type="simple" xlink:href="http://www.murga-linux.com/puppy/viewtopic.php?mode=attach&amp;id=87495" text:style-name="Internet_20_link" text:visited-style-name="Visited_20_Internet_20_Link"><text:span text:style-name="T1">http://www.murga-linux.com/puppy/viewtopic.php?mode=attach&amp;id=87495</text:span></text:a><text:span text:style-name="T257">.</text:span></text:p>
      <text:p text:style-name="P136"/>
      <text:p text:style-name="P136"/>
      <text:h text:style-name="Heading_20_2" text:outline-level="2"><text:span text:style-name="T394">20</text:span><text:span text:style-name="T387">. </text:span><text:span text:style-name="T391">How to Exit and L</text:span><text:span text:style-name="T387">ock </text:span><text:span text:style-name="T391">the S</text:span><text:span text:style-name="T387">creen</text:span></text:h>
      <text:p text:style-name="P133"/>
      <text:p text:style-name="P62"><text:span text:style-name="T279">After 20 minutes of screen idleness (no mouse and/or keyboard movement) Manjaro JWM </text:span><text:span text:style-name="T280">Community</text:span><text:span text:style-name="T279"> </text:span><text:span text:style-name="T283">E</text:span><text:span text:style-name="T279">dition locks the screen with a tool called i3lock (for security). To unlock your screen you must enter your user password. </text:span><text:span text:style-name="T280">S</text:span>ome images of i3<text:span text:style-name="T309">lock</text:span> running:</text:p>
      <text:p text:style-name="P62"/>
      <table:table table:name="Tabela1" table:style-name="Tabela1">
        <table:table-column table:style-name="Tabela1.A"/>
        <table:table-column table:style-name="Tabela1.B"/>
        <table:table-row>
          <table:table-cell table:style-name="Tabela1.A1" office:value-type="string">
            <text:p text:style-name="P156"><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65"><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359">In</text:span><text:span text:style-name="T357"> process</text:span></text:p>
          </table:table-cell>
        </table:table-row>
      </table:table>
      <text:p text:style-name="P68"/>
      <table:table table:name="Tabela5" table:style-name="Tabela5">
        <table:table-column table:style-name="Tabela5.A"/>
        <table:table-column table:style-name="Tabela5.B"/>
        <table:table-row>
          <table:table-cell table:style-name="Tabela5.A1" office:value-type="string">
            <text:p text:style-name="P66"><draw:frame draw:style-name="fr3" draw:name="Figura10" text:anchor-type="paragraph" svg:width="7.62cm" svg:height="5.436cm" draw:z-index="5"><draw:image xlink:href="Pictures/100002010000012C000000D67DA55071CC8ED321.png" xlink:type="simple" xlink:show="embed" xlink:actuate="onLoad"/></draw:frame><text:span text:style-name="T357">Checking </text:span><text:span text:style-name="T360">p</text:span><text:span text:style-name="T357">assword</text:span></text:p>
          </table:table-cell>
          <table:table-cell table:style-name="Tabela5.A1" office:value-type="string">
            <text:p text:style-name="P66"><draw:frame draw:style-name="fr3" draw:name="Figura11" text:anchor-type="paragraph" svg:width="7.62cm" svg:height="5.436cm" draw:z-index="6"><draw:image xlink:href="Pictures/100002010000012C000000D626E5765F4DDB5FD1.png" xlink:type="simple" xlink:show="embed" xlink:actuate="onLoad"/></draw:frame><text:span text:style-name="T358">W</text:span><text:span text:style-name="T357">rong password</text:span></text:p>
          </table:table-cell>
        </table:table-row>
      </table:table>
      <text:p text:style-name="P153"/>
      <text:p text:style-name="P153"/>
      <text:h text:style-name="P238" text:outline-level="2"><text:span text:style-name="T434">21</text:span>. <text:span text:style-name="T433">Importants Sites</text:span></text:h>
      <text:p text:style-name="P138"/>
      <text:p text:style-name="P70"><text:bookmark text:name="result_box22"/>Some important<text:span text:style-name="T433">s</text:span> sites that may contribute to the topic of JWM:</text:p>
      <text:p text:style-name="P70"/>
      <text:p text:style-name="P72"><text:span text:style-name="T220">• </text:span>Manjaro Forum <text:span text:style-name="T435">(old)</text:span>: <text:a xlink:type="simple" xlink:href="https://old.forum.manjaro.org/index.php?board=61.0" text:style-name="Internet_20_link" text:visited-style-name="Visited_20_Internet_20_Link"><text:span text:style-name="T435">https://old.forum.manjaro.org/index.php?board=61.0</text:span></text:a><text:span text:style-name="T435">.</text:span></text:p>
      <text:p text:style-name="P51"><text:span text:style-name="T158">• </text:span><text:span text:style-name="T150">JWM: </text:span><text:a xlink:type="simple" xlink:href="http://joewing.net/projects/jwm/index.shtml" text:style-name="Internet_20_link" text:visited-style-name="Visited_20_Internet_20_Link"><text:span text:style-name="T150">http://joewing.net/projects/jwm/index.shtml</text:span></text:a><text:span text:style-name="T150">.</text:span></text:p>
      <text:p text:style-name="P53"><text:span text:style-name="T158">• </text:span><text:span text:style-name="T150">JWM Configuration: </text:span><text:a xlink:type="simple" xlink:href="http://joewing.net/projects/jwm/config.shtml" text:style-name="Internet_20_link" text:visited-style-name="Visited_20_Internet_20_Link"><text:span text:style-name="T150">http://joewing.net/projects/jwm/config.shtml</text:span></text:a><text:span text:style-name="T150">.</text:span></text:p>
      <text:p text:style-name="P51"><text:span text:style-name="T343">• </text:span><text:span text:style-name="T320">JWM Wiki ArchLinux: </text:span><text:a xlink:type="simple" xlink:href="https://wiki.archlinux.org/index.php/JWM" text:style-name="Internet_20_link" text:visited-style-name="Visited_20_Internet_20_Link"><text:span text:style-name="T320">https://wiki.archlinux.org/index.php/JWM</text:span></text:a><text:span text:style-name="T320">.</text:span></text:p>
      <text:p text:style-name="P52"><text:span text:style-name="T343">• </text:span><text:span text:style-name="T345">Archlinux Wiki: </text:span><text:a xlink:type="simple" xlink:href="https://wiki.archlinux.org/" text:style-name="Internet_20_link" text:visited-style-name="Visited_20_Internet_20_Link"><text:span text:style-name="T345">https://wiki.archlinux.org/</text:span></text:a><text:span text:style-name="T345">.</text:span></text:p>
      <text:p text:style-name="P56"><text:soft-page-break/><text:span text:style-name="T343">• </text:span><text:span text:style-name="T344">Manual JWM: </text:span><text:a xlink:type="simple" xlink:href="http://polr.me/xbi" text:style-name="Internet_20_link" text:visited-style-name="Visited_20_Internet_20_Link"><text:span text:style-name="T320">http://polr.me/xbi</text:span></text:a><text:span text:style-name="T320">.</text:span></text:p>
      <text:p text:style-name="P120"><text:span text:style-name="T160">• </text:span><text:span text:style-name="T161">Manual JWM (</text:span><text:bookmark text:name="result_box25"/><text:span text:style-name="T159">Italian</text:span><text:span text:style-name="T161">): </text:span><text:a xlink:type="simple" xlink:href="http://polr.me/wyx" text:style-name="Internet_20_link" text:visited-style-name="Visited_20_Internet_20_Link"><text:span text:style-name="T161">http://polr.me/wyx</text:span></text:a><text:span text:style-name="T161">.</text:span></text:p>
      <text:p text:style-name="P119"><text:span text:style-name="T160">• </text:span><text:span text:style-name="T157">Manual JWM (</text:span><text:bookmark text:name="result_box23"/><text:span text:style-name="T150">Spanish</text:span><text:span text:style-name="T157">): </text:span><text:a xlink:type="simple" xlink:href="http://manualinux.eu/jwm.html" text:style-name="Internet_20_link" text:visited-style-name="Visited_20_Internet_20_Link"><text:span text:style-name="T157">http://manualinux.eu/jwm.html</text:span></text:a><text:span text:style-name="T157">.</text:span></text:p>
      <text:p text:style-name="P119"><text:span text:style-name="T160">• </text:span><text:span text:style-name="T157">Holmes</text:span><text:bookmark text:name="result_box24"/><text:span text:style-name="T157"> (</text:span><text:span text:style-name="T156">Portuguese</text:span><text:span text:style-name="T157">): </text:span><text:a xlink:type="simple" xlink:href="http://holmeslinux.github.io/" text:style-name="Internet_20_link" text:visited-style-name="Visited_20_Internet_20_Link"><text:span text:style-name="T157">http://holmeslinux.github.io/</text:span></text:a><text:span text:style-name="T157">.</text:span></text:p>
      <text:p text:style-name="P51"/>
      <text:p text:style-name="P51"><text:s/></text:p>
      <text:h text:style-name="P239" text:outline-level="2"><text:span text:style-name="T394">22</text:span><text:span text:style-name="T387">. </text:span><text:span text:style-name="T396">Support</text:span></text:h>
      <text:p text:style-name="P70"/>
      <text:p text:style-name="P71"><text:span text:style-name="T435">F</text:span>or doubt is only access the options below:</text:p>
      <text:p text:style-name="P71"/>
      <text:p text:style-name="P73">Manjaro and JWM</text:p>
      <text:p text:style-name="P71"/>
      <text:p text:style-name="P54"><text:span text:style-name="T158">• </text:span><text:span text:style-name="T150">Manjaro Forum: </text:span><text:a xlink:type="simple" xlink:href="https://forum.manjaro.org/" text:style-name="Internet_20_link" text:visited-style-name="Visited_20_Internet_20_Link"><text:span text:style-name="T155">https://forum.manjaro.org/</text:span></text:a><text:span text:style-name="T155">.</text:span></text:p>
      <text:p text:style-name="P54"><text:span text:style-name="T339">• </text:span><text:span text:style-name="T340">Manjaro Brasil: </text:span><text:a xlink:type="simple" xlink:href="http://www.manjaro-linux.com.br/" text:style-name="Internet_20_link" text:visited-style-name="Visited_20_Internet_20_Link"><text:span text:style-name="T341">http://www.manjaro-linux.com.br/</text:span></text:a><text:span text:style-name="T341">.</text:span></text:p>
      <text:p text:style-name="P55"><text:span text:style-name="T324">• </text:span><text:span text:style-name="T326">Manjaro </text:span><text:span text:style-name="T325">JWM GitHub: </text:span><text:a xlink:type="simple" xlink:href="https://github.com/holmeslinux/Manjaro-JWM/issues" text:style-name="Internet_20_link" text:visited-style-name="Visited_20_Internet_20_Link"><text:span text:style-name="T326">https://github.com/holmeslinux/Manjaro-JWM/issues</text:span></text:a><text:span text:style-name="T327">.</text:span></text:p>
      <text:p text:style-name="P54"><text:span text:style-name="Strong_20_Emphasis"><text:span text:style-name="T162">• </text:span></text:span><text:span text:style-name="Strong_20_Emphasis"><text:span text:style-name="T163">IRC Channel Manjaro: </text:span></text:span><text:span text:style-name="Strong_20_Emphasis"><text:span text:style-name="T164">#manjaro.</text:span></text:span></text:p>
      <text:p text:style-name="P54"><text:span text:style-name="Strong_20_Emphasis"><text:span text:style-name="T162">• </text:span></text:span><text:span text:style-name="Strong_20_Emphasis"><text:span text:style-name="T163">IRC Channel Manjaro Brasil: </text:span></text:span><text:span text:style-name="Strong_20_Emphasis"><text:span text:style-name="T164">#manjaro-</text:span></text:span><text:span text:style-name="Strong_20_Emphasis"><text:span text:style-name="T165">br</text:span></text:span><text:span text:style-name="Strong_20_Emphasis"><text:span text:style-name="T164">.</text:span></text:span></text:p>
      <text:p text:style-name="P54"><text:span text:style-name="Strong_20_Emphasis"><text:span text:style-name="T155"/></text:span></text:p>
      <text:p text:style-name="P74">JWM</text:p>
      <text:p text:style-name="P72"/>
      <text:p text:style-name="P55"><text:span text:style-name="T329">• </text:span><text:span text:style-name="T328">JWM GitHub: </text:span><text:a xlink:type="simple" xlink:href="https://github.com/joewing/jwm/issues" text:style-name="Internet_20_link" text:visited-style-name="Visited_20_Internet_20_Link"><text:span text:style-name="T330">https://github.com/joewing/jwm/issues</text:span></text:a><text:span text:style-name="T331">.</text:span></text:p>
      <text:p text:style-name="P89"><text:span text:style-name="T346">• </text:span><text:span text:style-name="T347">Email JWM: </text:span><text:span text:style-name="T311">joewing@joewing.net</text:span><text:span text:style-name="T347">.</text:span></text:p>
      <text:p text:style-name="P71"/>
      <text:p text:style-name="P69">------</text:p>
      <text:p text:style-name="P69"/>
      <text:p text:style-name="P153">Thank you for using this edition and enjoy the simplicity and lightness of Manjaro JWM <text:span text:style-name="T309">Community</text:span> Edition.</text:p>
      <text:p text:style-name="P150"/>
      <text:p text:style-name="P75">Regards,</text:p>
      <text:p text:style-name="P75"/>
      <text:p text:style-name="P77">Holmes, Manjaro JWM <text:span text:style-name="T409">Community </text:span>Edition <text:span text:style-name="T246">M</text:span><text:span text:style-name="T245">aintainer </text:span><text:span text:style-name="T247">and </text:span><text:span text:style-name="T246">D</text:span><text:span text:style-name="T248">ocumentation</text:span>.</text:p>
      <text:p text:style-name="P81"><text:span text:style-name="T378">Beto, Manjaro JWM </text:span><text:span text:style-name="T379">Community Edition </text:span><text:span text:style-name="T380">A</text:span><text:span text:style-name="T378">rt</text:span><text:span text:style-name="T381">work</text:span><text:span text:style-name="T378">.</text:span></text:p>
      <text:p text:style-name="P80"><text:span text:style-name="T382">blconde, Manjaro JWM</text:span><text:span text:style-name="T383"> </text:span><text:span text:style-name="T384">Community Edition </text:span><text:span text:style-name="T385">D</text:span><text:span text:style-name="T249">ocumentation</text:span><text:span text:style-name="T378">.</text:span></text:p>
      <text:p text:style-name="P78"/>
      <text:p text:style-name="P76">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12T19:03:11.334730939</dc:date>
    <meta:editing-cycles>314</meta:editing-cycles>
    <meta:editing-duration>P3DT12H39M12S</meta:editing-duration>
    <meta:generator>LibreOffice/5.0.6.3$Linux_X86_64 LibreOffice_project/00m0$Build-3</meta:generator>
    <meta:document-statistic meta:table-count="5" meta:image-count="7" meta:object-count="0" meta:page-count="13" meta:paragraph-count="248" meta:word-count="3607" meta:character-count="22658" meta:non-whitespace-character-count="19203"/>
  </office:meta>
</office:document-meta>
</file>